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ie_5f_Vokale" style:display-name="Die_Vokale" style:family="table">
      <style:table-properties style:width="7.4333in" fo:margin-left="0in" table:align="left"/>
    </style:style>
    <style:style style:name="Die_5f_Vokale.A" style:display-name="Die_Vokale.A" style:family="table-column">
      <style:table-column-properties style:column-width="2.5042in"/>
    </style:style>
    <style:style style:name="Die_5f_Vokale.B" style:display-name="Die_Vokale.B" style:family="table-column">
      <style:table-column-properties style:column-width="0.4958in"/>
    </style:style>
    <style:style style:name="Die_5f_Vokale.C" style:display-name="Die_Vokale.C" style:family="table-column">
      <style:table-column-properties style:column-width="1.3153in"/>
    </style:style>
    <style:style style:name="Die_5f_Vokale.D" style:display-name="Die_Vokale.D" style:family="table-column">
      <style:table-column-properties style:column-width="0.6215in"/>
    </style:style>
    <style:style style:name="Die_5f_Vokale.E" style:display-name="Die_Vokale.E" style:family="table-column">
      <style:table-column-properties style:column-width="0.8743in"/>
    </style:style>
    <style:style style:name="Die_5f_Vokale.F" style:display-name="Die_Vokale.F" style:family="table-column">
      <style:table-column-properties style:column-width="1.6222in"/>
    </style:style>
    <style:style style:name="Die_5f_Vokale.A1" style:display-name="Die_Vokal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Vokale.F1" style:display-name="Die_Vokale.F1" style:family="table-cell">
      <style:table-cell-properties fo:padding="0.0382in" fo:border="0.05pt solid #000000"/>
    </style:style>
    <style:style style:name="Die_5f_Vokale.A2" style:display-name="Die_Vokale.A2" style:family="table-cell">
      <style:table-cell-properties fo:padding="0.0382in" fo:border-left="0.05pt solid #000000" fo:border-right="none" fo:border-top="none" fo:border-bottom="0.05pt solid #000000"/>
    </style:style>
    <style:style style:name="Die_5f_Vokale.F2" style:display-name="Die_Vokale.F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Diphtonge" style:display-name="Die_Diphtonge" style:family="table">
      <style:table-properties style:width="5.1979in" table:align="left"/>
    </style:style>
    <style:style style:name="Die_5f_Diphtonge.A" style:display-name="Die_Diphtonge.A" style:family="table-column">
      <style:table-column-properties style:column-width="3.3458in"/>
    </style:style>
    <style:style style:name="Die_5f_Diphtonge.B" style:display-name="Die_Diphtonge.B" style:family="table-column">
      <style:table-column-properties style:column-width="1.8521in"/>
    </style:style>
    <style:style style:name="Die_5f_Diphtonge.A1" style:display-name="Die_Diphtong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iphtonge.B1" style:display-name="Die_Diphtonge.B1" style:family="table-cell">
      <style:table-cell-properties fo:padding="0.0382in" fo:border="0.05pt solid #000000"/>
    </style:style>
    <style:style style:name="Die_5f_Diphtonge.A2" style:display-name="Die_Diphtonge.A2" style:family="table-cell">
      <style:table-cell-properties fo:padding="0.0382in" fo:border-left="0.05pt solid #000000" fo:border-right="none" fo:border-top="none" fo:border-bottom="0.05pt solid #000000"/>
    </style:style>
    <style:style style:name="Die_5f_Konsonanten" style:display-name="Die_Konsonanten" style:family="table">
      <style:table-properties style:width="6.6979in" fo:margin-left="0in" table:align="left"/>
    </style:style>
    <style:style style:name="Die_5f_Konsonanten.A" style:display-name="Die_Konsonanten.A" style:family="table-column">
      <style:table-column-properties style:column-width="0.3771in"/>
    </style:style>
    <style:style style:name="Die_5f_Konsonanten.B" style:display-name="Die_Konsonanten.B" style:family="table-column">
      <style:table-column-properties style:column-width="0.2444in"/>
    </style:style>
    <style:style style:name="Die_5f_Konsonanten.C" style:display-name="Die_Konsonanten.C" style:family="table-column">
      <style:table-column-properties style:column-width="0.3146in"/>
    </style:style>
    <style:style style:name="Die_5f_Konsonanten.D" style:display-name="Die_Konsonanten.D" style:family="table-column">
      <style:table-column-properties style:column-width="2.5639in"/>
    </style:style>
    <style:style style:name="Die_5f_Konsonanten.E" style:display-name="Die_Konsonanten.E" style:family="table-column">
      <style:table-column-properties style:column-width="3.1979in"/>
    </style:style>
    <style:style style:name="Die_5f_Konsonanten.A1" style:display-name="Die_Konsonante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Konsonanten.E1" style:display-name="Die_Konsonanten.E1" style:family="table-cell">
      <style:table-cell-properties fo:padding="0.0382in" fo:border="0.05pt solid #000000"/>
    </style:style>
    <style:style style:name="Die_5f_Konsonanten.2" style:display-name="Die_Konsonanten.2" style:family="table-row">
      <style:table-row-properties style:min-row-height="0.0854in"/>
    </style:style>
    <style:style style:name="Die_5f_Konsonanten.A2" style:display-name="Die_Konsonanten.A2" style:family="table-cell">
      <style:table-cell-properties fo:padding="0.0382in" fo:border-left="0.05pt solid #000000" fo:border-right="none" fo:border-top="none" fo:border-bottom="0.05pt solid #000000"/>
    </style:style>
    <style:style style:name="Die_5f_Konsonanten.E4" style:display-name="Die_Konsonanten.E4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" style:family="table">
      <style:table-properties style:width="7.3507in" table:align="margins"/>
    </style:style>
    <style:style style:name="Artikel2.A" style:family="table-column">
      <style:table-column-properties style:column-width="0.9188in" style:rel-column-width="8191*"/>
    </style:style>
    <style:style style:name="Artikel2.H" style:family="table-column">
      <style:table-column-properties style:column-width="0.9194in" style:rel-column-width="8198*"/>
    </style:style>
    <style:style style:name="Artikel2.A1" style:family="table-cell">
      <style:table-cell-properties fo:padding="0.0382in" fo:border-left="0.05pt solid #000000" fo:border-right="none" fo:border-top="0.05pt solid #000000" fo:border-bottom="0.05pt solid #000000"/>
    </style:style>
    <style:style style:name="Artikel2.F1" style:family="table-cell">
      <style:table-cell-properties fo:padding="0.0382in" fo:border="0.05pt solid #000000"/>
    </style:style>
    <style:style style:name="Artikel2.B2" style:family="table-cell">
      <style:table-cell-properties fo:padding="0.0382in" fo:border-left="0.05pt solid #000000" fo:border-right="none" fo:border-top="none" fo:border-bottom="0.05pt solid #000000"/>
    </style:style>
    <style:style style:name="Artikel2.F2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Artikel2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Artikel2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Artikel2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Artikel2.F6" style:family="table-cell">
      <style:table-cell-properties fo:background-color="#c99c00" fo:padding="0.0382in" fo:border="0.05pt solid #000000">
        <style:background-image/>
      </style:table-cell-properties>
    </style:style>
    <style:style style:name="Artikel2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Artikel2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Artikel2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Artikel2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" style:display-name="Der_unbestimmte_Artikel" style:family="table">
      <style:table-properties style:width="7.3507in" table:align="margins"/>
    </style:style>
    <style:style style:name="Der_5f_unbestimmte_5f_Artikel.A" style:display-name="Der_unbestimmte_Artikel.A" style:family="table-column">
      <style:table-column-properties style:column-width="0.9188in" style:rel-column-width="8191*"/>
    </style:style>
    <style:style style:name="Der_5f_unbestimmte_5f_Artikel.H" style:display-name="Der_unbestimmte_Artikel.H" style:family="table-column">
      <style:table-column-properties style:column-width="0.9194in" style:rel-column-width="8198*"/>
    </style:style>
    <style:style style:name="Der_5f_unbestimmte_5f_Artikel.A1" style:display-name="Der_unbestimmte_Artik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er_5f_unbestimmte_5f_Artikel.F1" style:display-name="Der_unbestimmte_Artikel.F1" style:family="table-cell">
      <style:table-cell-properties fo:padding="0.0382in" fo:border="0.05pt solid #000000"/>
    </style:style>
    <style:style style:name="Der_5f_unbestimmte_5f_Artikel.B2" style:display-name="Der_unbestimmte_Artikel.B2" style:family="table-cell">
      <style:table-cell-properties fo:padding="0.0382in" fo:border-left="0.05pt solid #000000" fo:border-right="none" fo:border-top="none" fo:border-bottom="0.05pt solid #000000"/>
    </style:style>
    <style:style style:name="Der_5f_unbestimmte_5f_Artikel.F2" style:display-name="Der_unbestimmte_Artikel.F2" style:family="table-cell">
      <style:table-cell-properties fo:padding="0.0382in" fo:border-left="0.05pt solid #000000" fo:border-right="0.05pt solid #000000" fo:border-top="none" fo:border-bottom="0.05pt solid #000000"/>
    </style:style>
    <style:style style:name="Der_5f_unbestimmte_5f_Artikel.B5" style:display-name="Der_unbestimmte_Artikel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C5" style:display-name="Der_unbestimmte_Artikel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D5" style:display-name="Der_unbestimmte_Artikel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H5" style:display-name="Der_unbestimmte_Artikel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6" style:display-name="Der_unbestimmte_Artikel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6" style:display-name="Der_unbestimmte_Artikel.F6" style:family="table-cell">
      <style:table-cell-properties fo:background-color="#c99c00" fo:padding="0.0382in" fo:border="0.05pt solid #000000">
        <style:background-image/>
      </style:table-cell-properties>
    </style:style>
    <style:style style:name="Der_5f_unbestimmte_5f_Artikel.B7" style:display-name="Der_unbestimmte_Artikel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7" style:display-name="Der_unbestimmte_Artikel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H7" style:display-name="Der_unbestimmte_Artikel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8" style:display-name="Der_unbestimmte_Artikel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8" style:display-name="Der_unbestimmte_Artikel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Plural" style:family="table">
      <style:table-properties style:width="6.6979in" fo:margin-left="0in" table:align="left"/>
    </style:style>
    <style:style style:name="Plural.A" style:family="table-column">
      <style:table-column-properties style:column-width="0.5104in"/>
    </style:style>
    <style:style style:name="Plural.B" style:family="table-column">
      <style:table-column-properties style:column-width="2.3229in"/>
    </style:style>
    <style:style style:name="Plural.C" style:family="table-column">
      <style:table-column-properties style:column-width="1.9271in"/>
    </style:style>
    <style:style style:name="Plural.D" style:family="table-column">
      <style:table-column-properties style:column-width="1.9375in"/>
    </style:style>
    <style:style style:name="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Plural.D1" style:family="table-cell">
      <style:table-cell-properties fo:padding="0.0382in" fo:border="0.05pt solid #000000"/>
    </style:style>
    <style:style style:name="Plural.A2" style:family="table-cell">
      <style:table-cell-properties fo:padding="0.0382in" fo:border-left="0.05pt solid #000000" fo:border-right="none" fo:border-top="none" fo:border-bottom="0.05pt solid #000000"/>
    </style:style>
    <style:style style:name="Plural.D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starke_5f_Deklination" style:display-name="Die_starke_Deklination" style:family="table">
      <style:table-properties style:width="6.6979in" fo:margin-left="0in" table:align="left"/>
    </style:style>
    <style:style style:name="Die_5f_starke_5f_Deklination.A" style:display-name="Die_starke_Deklination.A" style:family="table-column">
      <style:table-column-properties style:column-width="1.3382in"/>
    </style:style>
    <style:style style:name="Die_5f_starke_5f_Deklination.B" style:display-name="Die_starke_Deklination.B" style:family="table-column">
      <style:table-column-properties style:column-width="1.3389in"/>
    </style:style>
    <style:style style:name="Die_5f_starke_5f_Deklination.D" style:display-name="Die_starke_Deklination.D" style:family="table-column">
      <style:table-column-properties style:column-width="1.3806in"/>
    </style:style>
    <style:style style:name="Die_5f_starke_5f_Deklination.E" style:display-name="Die_starke_Deklination.E" style:family="table-column">
      <style:table-column-properties style:column-width="1.3021in"/>
    </style:style>
    <style:style style:name="Die_5f_starke_5f_Deklination.A1" style:display-name="Die_stark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tarke_5f_Deklination.E1" style:display-name="Die_starke_Deklination.E1" style:family="table-cell">
      <style:table-cell-properties fo:padding="0.0382in" fo:border="0.05pt solid #000000"/>
    </style:style>
    <style:style style:name="Die_5f_schwache_5f_Deklination" style:display-name="Die_schwache_Deklination" style:family="table">
      <style:table-properties style:width="7.3507in" table:align="margins"/>
    </style:style>
    <style:style style:name="Die_5f_schwache_5f_Deklination.A" style:display-name="Die_schwache_Deklination.A" style:family="table-column">
      <style:table-column-properties style:column-width="1.4701in" style:rel-column-width="13107*"/>
    </style:style>
    <style:style style:name="Die_5f_schwache_5f_Deklination.A1" style:display-name="Die_schwa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.E1" style:display-name="Die_schwache_Deklination.E1" style:family="table-cell">
      <style:table-cell-properties fo:padding="0.0382in" fo:border="0.05pt solid #000000"/>
    </style:style>
    <style:style style:name="Die_5f_schwache_5f_Deklination2" style:display-name="Die_schwache_Deklination2" style:family="table">
      <style:table-properties style:width="2.3229in" table:align="left"/>
    </style:style>
    <style:style style:name="Die_5f_schwache_5f_Deklination2.A" style:display-name="Die_schwache_Deklination2.A" style:family="table-column">
      <style:table-column-properties style:column-width="0.8229in"/>
    </style:style>
    <style:style style:name="Die_5f_schwache_5f_Deklination2.B" style:display-name="Die_schwache_Deklination2.B" style:family="table-column">
      <style:table-column-properties style:column-width="1.5in"/>
    </style:style>
    <style:style style:name="Die_5f_schwache_5f_Deklination2.A1" style:display-name="Die_schwache_Deklination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2.B1" style:display-name="Die_schwache_Deklination2.B1" style:family="table-cell">
      <style:table-cell-properties fo:padding="0.0382in" fo:border="0.05pt solid #000000"/>
    </style:style>
    <style:style style:name="Die_5f_weibliche_5f_Deklination" style:display-name="Die_weibliche_Deklination" style:family="table">
      <style:table-properties style:width="1.4167in" table:align="left"/>
    </style:style>
    <style:style style:name="Die_5f_weibliche_5f_Deklination.A" style:display-name="Die_weibliche_Deklination.A" style:family="table-column">
      <style:table-column-properties style:column-width="0.8229in"/>
    </style:style>
    <style:style style:name="Die_5f_weibliche_5f_Deklination.B" style:display-name="Die_weibliche_Deklination.B" style:family="table-column">
      <style:table-column-properties style:column-width="0.5938in"/>
    </style:style>
    <style:style style:name="Die_5f_weibliche_5f_Deklination.A1" style:display-name="Die_weibli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weibliche_5f_Deklination.B1" style:display-name="Die_weibliche_Deklination.B1" style:family="table-cell">
      <style:table-cell-properties fo:padding="0.0382in" fo:border="0.05pt solid #000000"/>
    </style:style>
    <style:style style:name="Die_5f_gemischte_5f_Deklination" style:display-name="Die_gemischte_Deklination" style:family="table">
      <style:table-properties style:width="1.7708in" table:align="left"/>
    </style:style>
    <style:style style:name="Die_5f_gemischte_5f_Deklination.A" style:display-name="Die_gemischte_Deklination.A" style:family="table-column">
      <style:table-column-properties style:column-width="0.8229in"/>
    </style:style>
    <style:style style:name="Die_5f_gemischte_5f_Deklination.B" style:display-name="Die_gemischte_Deklination.B" style:family="table-column">
      <style:table-column-properties style:column-width="0.9479in"/>
    </style:style>
    <style:style style:name="Die_5f_gemischte_5f_Deklination.A1" style:display-name="Die_gemischt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gemischte_5f_Deklination.B1" style:display-name="Die_gemischte_Deklination.B1" style:family="table-cell">
      <style:table-cell-properties fo:padding="0.0382in" fo:border="0.05pt solid #000000"/>
    </style:style>
    <style:style style:name="Die_5f_Deklinationder_5f_Substantiveim_5f_Plural" style:display-name="Die_Deklinationder_Substantiveim_Plural" style:family="table">
      <style:table-properties style:width="6.6979in" fo:margin-left="0in" table:align="left"/>
    </style:style>
    <style:style style:name="Die_5f_Deklinationder_5f_Substantiveim_5f_Plural.A" style:display-name="Die_Deklinationder_Substantiveim_Plural.A" style:family="table-column">
      <style:table-column-properties style:column-width="0.8229in"/>
    </style:style>
    <style:style style:name="Die_5f_Deklinationder_5f_Substantiveim_5f_Plural.B" style:display-name="Die_Deklinationder_Substantiveim_Plural.B" style:family="table-column">
      <style:table-column-properties style:column-width="0.9479in"/>
    </style:style>
    <style:style style:name="Die_5f_Deklinationder_5f_Substantiveim_5f_Plural.C" style:display-name="Die_Deklinationder_Substantiveim_Plural.C" style:family="table-column">
      <style:table-column-properties style:column-width="1.0972in"/>
    </style:style>
    <style:style style:name="Die_5f_Deklinationder_5f_Substantiveim_5f_Plural.D" style:display-name="Die_Deklinationder_Substantiveim_Plural.D" style:family="table-column">
      <style:table-column-properties style:column-width="0.9563in"/>
    </style:style>
    <style:style style:name="Die_5f_Deklinationder_5f_Substantiveim_5f_Plural.G" style:display-name="Die_Deklinationder_Substantiveim_Plural.G" style:family="table-column">
      <style:table-column-properties style:column-width="0.9611in"/>
    </style:style>
    <style:style style:name="Die_5f_Deklinationder_5f_Substantiveim_5f_Plural.A1" style:display-name="Die_Deklinationder_Substantiveim_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.G1" style:display-name="Die_Deklinationder_Substantiveim_Plural.G1" style:family="table-cell">
      <style:table-cell-properties fo:padding="0.0382in" fo:border="0.05pt solid #000000"/>
    </style:style>
    <style:style style:name="Die_5f_Deklinationder_5f_Substantiveim_5f_Plural2" style:display-name="Die_Deklinationder_Substantiveim_Plural2" style:family="table">
      <style:table-properties style:width="5.4375in" table:align="left"/>
    </style:style>
    <style:style style:name="Die_5f_Deklinationder_5f_Substantiveim_5f_Plural2.A" style:display-name="Die_Deklinationder_Substantiveim_Plural2.A" style:family="table-column">
      <style:table-column-properties style:column-width="0.3125in"/>
    </style:style>
    <style:style style:name="Die_5f_Deklinationder_5f_Substantiveim_5f_Plural2.B" style:display-name="Die_Deklinationder_Substantiveim_Plural2.B" style:family="table-column">
      <style:table-column-properties style:column-width="0.4375in"/>
    </style:style>
    <style:style style:name="Die_5f_Deklinationder_5f_Substantiveim_5f_Plural2.C" style:display-name="Die_Deklinationder_Substantiveim_Plural2.C" style:family="table-column">
      <style:table-column-properties style:column-width="0.4688in"/>
    </style:style>
    <style:style style:name="Die_5f_Deklinationder_5f_Substantiveim_5f_Plural2.E" style:display-name="Die_Deklinationder_Substantiveim_Plural2.E" style:family="table-column">
      <style:table-column-properties style:column-width="2.4375in"/>
    </style:style>
    <style:style style:name="Die_5f_Deklinationder_5f_Substantiveim_5f_Plural2.F" style:display-name="Die_Deklinationder_Substantiveim_Plural2.F" style:family="table-column">
      <style:table-column-properties style:column-width="0.6354in"/>
    </style:style>
    <style:style style:name="Die_5f_Deklinationder_5f_Substantiveim_5f_Plural2.G" style:display-name="Die_Deklinationder_Substantiveim_Plural2.G" style:family="table-column">
      <style:table-column-properties style:column-width="0.7083in"/>
    </style:style>
    <style:style style:name="Die_5f_Deklinationder_5f_Substantiveim_5f_Plural2.A1" style:display-name="Die_Deklinationder_Substantiveim_Plural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2.G1" style:display-name="Die_Deklinationder_Substantiveim_Plural2.G1" style:family="table-cell">
      <style:table-cell-properties fo:padding="0.0382in" fo:border="0.05pt solid #000000"/>
    </style:style>
    <style:style style:name="Die_5f_Deklinationder_5f_Substantiveim_5f_Plural2.A2" style:display-name="Die_Deklinationder_Substantiveim_Plural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der_5f_Substantiveim_5f_Plural2.G2" style:display-name="Die_Deklinationder_Substantiveim_Plural2.G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" style:display-name="Bedeutung_und_Funktionen_der_Fälle" style:family="table">
      <style:table-properties style:width="6.1458in" table:align="left"/>
    </style:style>
    <style:style style:name="Bedeutung_5f_und_5f_Funktionen_5f_der_5f_Fälle.A" style:display-name="Bedeutung_und_Funktionen_der_Fälle.A" style:family="table-column">
      <style:table-column-properties style:column-width="0.8229in"/>
    </style:style>
    <style:style style:name="Bedeutung_5f_und_5f_Funktionen_5f_der_5f_Fälle.B" style:display-name="Bedeutung_und_Funktionen_der_Fälle.B" style:family="table-column">
      <style:table-column-properties style:column-width="0.6771in"/>
    </style:style>
    <style:style style:name="Bedeutung_5f_und_5f_Funktionen_5f_der_5f_Fälle.C" style:display-name="Bedeutung_und_Funktionen_der_Fälle.C" style:family="table-column">
      <style:table-column-properties style:column-width="0.6667in"/>
    </style:style>
    <style:style style:name="Bedeutung_5f_und_5f_Funktionen_5f_der_5f_Fälle.D" style:display-name="Bedeutung_und_Funktionen_der_Fälle.D" style:family="table-column">
      <style:table-column-properties style:column-width="0.6507in"/>
    </style:style>
    <style:style style:name="Bedeutung_5f_und_5f_Funktionen_5f_der_5f_Fälle.E" style:display-name="Bedeutung_und_Funktionen_der_Fälle.E" style:family="table-column">
      <style:table-column-properties style:column-width="0.7042in"/>
    </style:style>
    <style:style style:name="Bedeutung_5f_und_5f_Funktionen_5f_der_5f_Fälle.F" style:display-name="Bedeutung_und_Funktionen_der_Fälle.F" style:family="table-column">
      <style:table-column-properties style:column-width="0.6556in"/>
    </style:style>
    <style:style style:name="Bedeutung_5f_und_5f_Funktionen_5f_der_5f_Fälle.G" style:display-name="Bedeutung_und_Funktionen_der_Fälle.G" style:family="table-column">
      <style:table-column-properties style:column-width="0.625in"/>
    </style:style>
    <style:style style:name="Bedeutung_5f_und_5f_Funktionen_5f_der_5f_Fälle.H" style:display-name="Bedeutung_und_Funktionen_der_Fälle.H" style:family="table-column">
      <style:table-column-properties style:column-width="0.7083in"/>
    </style:style>
    <style:style style:name="Bedeutung_5f_und_5f_Funktionen_5f_der_5f_Fälle.I" style:display-name="Bedeutung_und_Funktionen_der_Fälle.I" style:family="table-column">
      <style:table-column-properties style:column-width="0.6354in"/>
    </style:style>
    <style:style style:name="Bedeutung_5f_und_5f_Funktionen_5f_der_5f_Fälle.A1" style:display-name="Bedeutung_und_Funktionen_der_Fälle.A1" style:family="table-cell">
      <style:table-cell-properties fo:padding="0.0382in" fo:border-left="0.05pt solid #000000" fo:border-right="none" fo:border-top="0.05pt solid #000000" fo:border-bottom="0.05pt solid #000000"/>
    </style:style>
    <style:style style:name="Bedeutung_5f_und_5f_Funktionen_5f_der_5f_Fälle.I1" style:display-name="Bedeutung_und_Funktionen_der_Fälle.I1" style:family="table-cell">
      <style:table-cell-properties fo:padding="0.0382in" fo:border="0.05pt solid #000000"/>
    </style:style>
    <style:style style:name="Bedeutung_5f_und_5f_Funktionen_5f_der_5f_Fälle.B2" style:display-name="Bedeutung_und_Funktionen_der_Fälle.B2" style:family="table-cell">
      <style:table-cell-properties fo:padding="0.0382in" fo:border-left="0.05pt solid #000000" fo:border-right="none" fo:border-top="none" fo:border-bottom="0.05pt solid #000000"/>
    </style:style>
    <style:style style:name="Bedeutung_5f_und_5f_Funktionen_5f_der_5f_Fälle.I2" style:display-name="Bedeutung_und_Funktionen_der_Fälle.I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.B5" style:display-name="Bedeutung_und_Funktionen_der_Fälle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C5" style:display-name="Bedeutung_und_Funktionen_der_Fälle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D5" style:display-name="Bedeutung_und_Funktionen_der_Fälle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5" style:display-name="Bedeutung_und_Funktionen_der_Fälle.H5" style:family="table-cell">
      <style:table-cell-properties fo:background-color="#fc5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I5" style:display-name="Bedeutung_und_Funktionen_der_Fälle.I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deutung_5f_und_5f_Funktionen_5f_der_5f_Fälle.B6" style:display-name="Bedeutung_und_Funktionen_der_Fälle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6" style:display-name="Bedeutung_und_Funktionen_der_Fälle.F6" style:family="table-cell">
      <style:table-cell-properties fo:background-color="#c99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7" style:display-name="Bedeutung_und_Funktionen_der_Fälle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7" style:display-name="Bedeutung_und_Funktionen_der_Fälle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7" style:display-name="Bedeutung_und_Funktionen_der_Fälle.H7" style:family="table-cell">
      <style:table-cell-properties fo:background-color="#00a0f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8" style:display-name="Bedeutung_und_Funktionen_der_Fälle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8" style:display-name="Bedeutung_und_Funktionen_der_Fälle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ie_5f_Deklination_5f_der_5f_Adjektive" style:display-name="Die_Deklination_der_Adjektive" style:family="table">
      <style:table-properties style:width="7.3507in" fo:break-before="auto" fo:break-after="auto" table:align="margins" fo:keep-with-next="auto" style:may-break-between-rows="true" table:border-model="collapsing"/>
    </style:style>
    <style:style style:name="Die_5f_Deklination_5f_der_5f_Adjektive.A" style:display-name="Die_Deklination_der_Adjektive.A" style:family="table-column">
      <style:table-column-properties style:column-width="0.309in" style:rel-column-width="2756*"/>
    </style:style>
    <style:style style:name="Die_5f_Deklination_5f_der_5f_Adjektive.B" style:display-name="Die_Deklination_der_Adjektive.B" style:family="table-column">
      <style:table-column-properties style:column-width="2.6306in" style:rel-column-width="23453*"/>
    </style:style>
    <style:style style:name="Die_5f_Deklination_5f_der_5f_Adjektive.C" style:display-name="Die_Deklination_der_Adjektive.C" style:family="table-column">
      <style:table-column-properties style:column-width="1.4701in" style:rel-column-width="13108*"/>
    </style:style>
    <style:style style:name="Die_5f_Deklination_5f_der_5f_Adjektive.E" style:display-name="Die_Deklination_der_Adjektive.E" style:family="table-column">
      <style:table-column-properties style:column-width="1.4701in" style:rel-column-width="13110*"/>
    </style:style>
    <style:style style:name="Die_5f_Deklination_5f_der_5f_Adjektive.1" style:display-name="Die_Deklination_der_Adjektive.1" style:family="table-row">
      <style:table-row-properties fo:keep-together="auto"/>
    </style:style>
    <style:style style:name="Die_5f_Deklination_5f_der_5f_Adjektive.A1" style:display-name="Die_Deklination_der_Adjektiv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e_5f_Deklination_5f_der_5f_Adjektive.E1" style:display-name="Die_Deklination_der_Adjektive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Die_5f_Deklination_5f_der_5f_Adjektive.A2" style:display-name="Die_Deklination_der_Adjektiv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.E2" style:display-name="Die_Deklination_der_Adjektive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ie_5f_Deklination_5f_der_5f_Adjektive2" style:display-name="Die_Deklination_der_Adjektive2" style:family="table">
      <style:table-properties style:width="7.3507in" table:align="margins"/>
    </style:style>
    <style:style style:name="Die_5f_Deklination_5f_der_5f_Adjektive2.A" style:display-name="Die_Deklination_der_Adjektive2.A" style:family="table-column">
      <style:table-column-properties style:column-width="0.8847in" style:rel-column-width="7888*"/>
    </style:style>
    <style:style style:name="Die_5f_Deklination_5f_der_5f_Adjektive2.B" style:display-name="Die_Deklination_der_Adjektive2.B" style:family="table-column">
      <style:table-column-properties style:column-width="3.3632in" style:rel-column-width="29984*"/>
    </style:style>
    <style:style style:name="Die_5f_Deklination_5f_der_5f_Adjektive2.C" style:display-name="Die_Deklination_der_Adjektive2.C" style:family="table-column">
      <style:table-column-properties style:column-width="3.1028in" style:rel-column-width="27663*"/>
    </style:style>
    <style:style style:name="Die_5f_Deklination_5f_der_5f_Adjektive2.A1" style:display-name="Die_Deklination_der_Adjektive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_5f_der_5f_Adjektive2.C1" style:display-name="Die_Deklination_der_Adjektive2.C1" style:family="table-cell">
      <style:table-cell-properties fo:padding="0.0382in" fo:border="0.05pt solid #000000"/>
    </style:style>
    <style:style style:name="Die_5f_Deklination_5f_der_5f_Adjektive2.A2" style:display-name="Die_Deklination_der_Adjektive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.C2" style:display-name="Die_Deklination_der_Adjektiv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0271in" table:align="margins" style:shadow="none"/>
    </style:style>
    <style:style style:name="Table8.A" style:family="table-column">
      <style:table-column-properties style:column-width="1.5139in" style:rel-column-width="32767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3.2861in" table:align="margins" style:shadow="none"/>
    </style:style>
    <style:style style:name="Table9.A" style:family="table-column">
      <style:table-column-properties style:column-width="3.2861in" style:rel-column-width="65535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3.0271in" table:align="margins" style:shadow="none"/>
    </style:style>
    <style:style style:name="Table1.A" style:family="table-column">
      <style:table-column-properties style:column-width="3.0271in" style:rel-column-width="6553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3.2861in" table:align="margins" style:shadow="none"/>
    </style:style>
    <style:style style:name="Table2.A" style:family="table-column">
      <style:table-column-properties style:column-width="3.2861in" style:rel-column-width="65535*"/>
    </style:style>
    <style:style style:name="Table2.A1" style:family="table-cell">
      <style:table-cell-properties fo:padding="0.0382in" fo:border="none"/>
    </style:style>
    <style:style style:name="Table6" style:family="table">
      <style:table-properties style:width="3.2861in" table:align="margins" style:shadow="none"/>
    </style:style>
    <style:style style:name="Table6.A" style:family="table-column">
      <style:table-column-properties style:column-width="1.0951in" style:rel-column-width="21845*"/>
    </style:style>
    <style:style style:name="Table6.B" style:family="table-column">
      <style:table-column-properties style:column-width="2.191in" style:rel-column-width="43690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0271in" table:align="margins" style:shadow="none"/>
    </style:style>
    <style:style style:name="Table7.A" style:family="table-column">
      <style:table-column-properties style:column-width="1.009in" style:rel-column-width="21845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0.8083in" table:align="margins" style:shadow="none"/>
    </style:style>
    <style:style style:name="Table3.A" style:family="table-column">
      <style:table-column-properties style:column-width="0.8083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2.2243in" fo:margin-left="1.9667in" table:align="left"/>
    </style:style>
    <style:style style:name="Table4.A" style:family="table-column">
      <style:table-column-properties style:column-width="0.4868in"/>
    </style:style>
    <style:style style:name="Table4.B" style:family="table-column">
      <style:table-column-properties style:column-width="0.984in"/>
    </style:style>
    <style:style style:name="Table4.C" style:family="table-column">
      <style:table-column-properties style:column-width="0.753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1.6271in" table:align="left"/>
    </style:style>
    <style:style style:name="Table5.A" style:family="table-column">
      <style:table-column-properties style:column-width="0.809in"/>
    </style:style>
    <style:style style:name="Table5.B" style:family="table-column">
      <style:table-column-properties style:column-width="0.81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language="de" fo:country="DE" officeooo:rsid="004a2de1" officeooo:paragraph-rsid="000d6a18" style:font-size-asian="11pt" style:font-size-complex="11pt"/>
    </style:style>
    <style:style style:name="P2" style:family="paragraph" style:parent-style-name="Standard">
      <style:text-properties fo:font-size="11pt" fo:language="de" fo:country="DE" officeooo:rsid="004a2de1" officeooo:paragraph-rsid="000f5b65" style:font-size-asian="11pt" style:font-size-complex="11pt"/>
    </style:style>
    <style:style style:name="P3" style:family="paragraph" style:parent-style-name="Standard">
      <style:text-properties fo:font-size="11pt" fo:language="de" fo:country="DE" officeooo:rsid="004a2de1" officeooo:paragraph-rsid="0012811f" style:font-size-asian="11pt" style:font-size-complex="11pt"/>
    </style:style>
    <style:style style:name="P4" style:family="paragraph" style:parent-style-name="Standard">
      <style:text-properties fo:font-size="11pt" fo:language="de" fo:country="DE" officeooo:rsid="003df349" officeooo:paragraph-rsid="000d6a18" style:font-size-asian="11pt" style:font-size-complex="11pt"/>
    </style:style>
    <style:style style:name="P5" style:family="paragraph" style:parent-style-name="Standard">
      <style:text-properties fo:font-size="11pt" fo:language="de" fo:country="DE" officeooo:paragraph-rsid="000d6a18" style:font-size-asian="11pt" style:font-size-complex="11pt"/>
    </style:style>
    <style:style style:name="P6" style:family="paragraph" style:parent-style-name="Standard">
      <style:text-properties fo:font-size="11pt" fo:language="de" fo:country="DE" officeooo:rsid="0076868c" officeooo:paragraph-rsid="000d6a18" style:font-size-asian="11pt" style:font-size-complex="11pt"/>
    </style:style>
    <style:style style:name="P7" style:family="paragraph" style:parent-style-name="Standard">
      <style:text-properties fo:font-size="11pt" fo:language="de" fo:country="DE" officeooo:rsid="0076868c" officeooo:paragraph-rsid="000f5b65" style:font-size-asian="11pt" style:font-size-complex="11pt"/>
    </style:style>
    <style:style style:name="P8" style:family="paragraph" style:parent-style-name="Standard">
      <style:text-properties fo:font-size="11pt" fo:language="de" fo:country="DE" officeooo:rsid="003fc732" officeooo:paragraph-rsid="000d6a18" style:font-size-asian="11pt" style:font-size-complex="11pt"/>
    </style:style>
    <style:style style:name="P9" style:family="paragraph" style:parent-style-name="Standard">
      <style:text-properties fo:font-size="11pt" fo:language="de" fo:country="DE" officeooo:rsid="003fc732" officeooo:paragraph-rsid="000f5b65" style:font-size-asian="11pt" style:font-size-complex="11pt"/>
    </style:style>
    <style:style style:name="P10" style:family="paragraph" style:parent-style-name="Standard">
      <style:text-properties fo:font-size="11pt" fo:language="de" fo:country="DE" officeooo:paragraph-rsid="0010eec5" style:font-size-asian="11pt" style:font-size-complex="11pt"/>
    </style:style>
    <style:style style:name="P11" style:family="paragraph" style:parent-style-name="Standard">
      <style:text-properties fo:font-size="11pt" fo:language="de" fo:country="DE" officeooo:rsid="007115da" officeooo:paragraph-rsid="0010eec5" style:font-size-asian="11pt" style:font-size-complex="11pt"/>
    </style:style>
    <style:style style:name="P12" style:family="paragraph" style:parent-style-name="Standard">
      <style:text-properties fo:font-size="11pt" fo:language="de" fo:country="DE" officeooo:rsid="0073e946" officeooo:paragraph-rsid="0010eec5" style:font-size-asian="11pt" style:font-size-complex="11pt"/>
    </style:style>
    <style:style style:name="P13" style:family="paragraph" style:parent-style-name="Standard">
      <style:text-properties fo:font-size="11pt" fo:language="de" fo:country="DE" officeooo:rsid="0073e946" officeooo:paragraph-rsid="0012811f" style:font-size-asian="11pt" style:font-size-complex="11pt"/>
    </style:style>
    <style:style style:name="P14" style:family="paragraph" style:parent-style-name="Standard">
      <style:text-properties fo:font-size="11pt" fo:language="de" fo:country="DE" officeooo:rsid="007b46f0" officeooo:paragraph-rsid="0012811f" style:font-size-asian="11pt" style:font-size-complex="11pt"/>
    </style:style>
    <style:style style:name="P15" style:family="paragraph" style:parent-style-name="Standard">
      <style:text-properties fo:font-size="11pt" fo:language="de" fo:country="DE" officeooo:rsid="007cb4aa" officeooo:paragraph-rsid="0012811f" style:font-size-asian="11pt" style:font-size-complex="11pt"/>
    </style:style>
    <style:style style:name="P16" style:family="paragraph" style:parent-style-name="Standard">
      <style:text-properties fo:font-size="11pt" fo:language="de" fo:country="DE" officeooo:rsid="007cd337" officeooo:paragraph-rsid="0012811f" style:font-size-asian="11pt" style:font-size-complex="11pt"/>
    </style:style>
    <style:style style:name="P17" style:family="paragraph" style:parent-style-name="Standard">
      <style:text-properties fo:font-size="11pt" fo:language="de" fo:country="DE" officeooo:rsid="007d7efa" officeooo:paragraph-rsid="0012811f" style:font-size-asian="11pt" style:font-size-complex="11pt"/>
    </style:style>
    <style:style style:name="P18" style:family="paragraph" style:parent-style-name="Standard">
      <style:text-properties fo:font-size="11pt" fo:language="de" fo:country="DE" officeooo:rsid="007dc01f" officeooo:paragraph-rsid="0012811f" style:font-size-asian="11pt" style:font-size-complex="11pt"/>
    </style:style>
    <style:style style:name="P19" style:family="paragraph" style:parent-style-name="Standard">
      <style:text-properties fo:font-size="11pt" fo:language="de" fo:country="DE" officeooo:rsid="00820d7c" officeooo:paragraph-rsid="0012811f" style:font-size-asian="11pt" style:font-size-complex="11pt"/>
    </style:style>
    <style:style style:name="P20" style:family="paragraph" style:parent-style-name="Standard">
      <style:text-properties fo:font-size="11pt" fo:language="de" fo:country="DE" officeooo:rsid="00880f31" officeooo:paragraph-rsid="00144589" style:font-size-asian="11pt" style:font-size-complex="11pt"/>
    </style:style>
    <style:style style:name="P21" style:family="paragraph" style:parent-style-name="Standard">
      <style:text-properties fo:font-size="11pt" fo:language="de" fo:country="DE" officeooo:rsid="008906b1" officeooo:paragraph-rsid="00144589" style:font-size-asian="11pt" style:font-size-complex="11pt"/>
    </style:style>
    <style:style style:name="P22" style:family="paragraph" style:parent-style-name="Standard">
      <style:text-properties fo:font-size="11pt" fo:language="de" fo:country="DE" officeooo:rsid="008f5fa8" officeooo:paragraph-rsid="00144589" style:font-size-asian="11pt" style:font-size-complex="11pt"/>
    </style:style>
    <style:style style:name="P23" style:family="paragraph" style:parent-style-name="Standard">
      <style:text-properties fo:font-size="11pt" fo:language="de" fo:country="DE" officeooo:rsid="0090c748" officeooo:paragraph-rsid="00144589" style:font-size-asian="11pt" style:font-size-complex="11pt"/>
    </style:style>
    <style:style style:name="P24" style:family="paragraph" style:parent-style-name="Standard">
      <style:text-properties fo:font-size="11pt" fo:language="de" fo:country="DE" officeooo:rsid="009163a7" officeooo:paragraph-rsid="00144589" style:font-size-asian="11pt" style:font-size-complex="11pt"/>
    </style:style>
    <style:style style:name="P25" style:family="paragraph" style:parent-style-name="Standard">
      <style:text-properties fo:font-size="11pt" fo:language="de" fo:country="DE" officeooo:rsid="0091a9ef" officeooo:paragraph-rsid="00144589" style:font-size-asian="11pt" style:font-size-complex="11pt"/>
    </style:style>
    <style:style style:name="P26" style:family="paragraph" style:parent-style-name="Standard">
      <style:text-properties fo:font-size="11pt" fo:language="de" fo:country="DE" officeooo:rsid="0091a9ef" officeooo:paragraph-rsid="001456fe" style:font-size-asian="11pt" style:font-size-complex="11pt"/>
    </style:style>
    <style:style style:name="P27" style:family="paragraph" style:parent-style-name="Standard">
      <style:text-properties fo:font-size="11pt" fo:language="de" fo:country="DE" officeooo:rsid="00926bd9" officeooo:paragraph-rsid="001456fe" style:font-size-asian="11pt" style:font-size-complex="11pt"/>
    </style:style>
    <style:style style:name="P28" style:family="paragraph" style:parent-style-name="Standard">
      <style:text-properties fo:font-size="11pt" fo:language="de" fo:country="DE" officeooo:rsid="00934290" officeooo:paragraph-rsid="001456fe" style:font-size-asian="11pt" style:font-size-complex="11pt"/>
    </style:style>
    <style:style style:name="P29" style:family="paragraph" style:parent-style-name="Standard">
      <style:text-properties fo:font-size="11pt" fo:language="de" fo:country="DE" officeooo:rsid="00934832" officeooo:paragraph-rsid="001456fe" style:font-size-asian="11pt" style:font-size-complex="11pt"/>
    </style:style>
    <style:style style:name="P30" style:family="paragraph" style:parent-style-name="Standard">
      <style:text-properties fo:font-size="11pt" fo:language="de" fo:country="DE" officeooo:rsid="0093fb45" officeooo:paragraph-rsid="001456fe" style:font-size-asian="11pt" style:font-size-complex="11pt"/>
    </style:style>
    <style:style style:name="P31" style:family="paragraph" style:parent-style-name="Standard">
      <style:text-properties fo:font-size="11pt" fo:language="de" fo:country="DE" officeooo:rsid="009423b4" officeooo:paragraph-rsid="001456fe" style:font-size-asian="11pt" style:font-size-complex="11pt"/>
    </style:style>
    <style:style style:name="P32" style:family="paragraph" style:parent-style-name="Standard">
      <style:text-properties fo:font-size="11pt" fo:language="de" fo:country="DE" officeooo:rsid="00156bb4" officeooo:paragraph-rsid="00156bb4" style:font-size-asian="11pt" style:font-size-complex="11pt"/>
    </style:style>
    <style:style style:name="P33" style:family="paragraph" style:parent-style-name="Standard">
      <style:text-properties fo:font-size="11pt" fo:language="de" fo:country="DE" officeooo:rsid="00156bb4" officeooo:paragraph-rsid="001a7ff0" style:font-size-asian="11pt" style:font-size-complex="11pt"/>
    </style:style>
    <style:style style:name="P34" style:family="paragraph" style:parent-style-name="Standard">
      <style:text-properties fo:font-size="11pt" fo:language="de" fo:country="DE" officeooo:rsid="0014e46e" officeooo:paragraph-rsid="0014e46e" style:font-size-asian="11pt" style:font-size-complex="11pt"/>
    </style:style>
    <style:style style:name="P35" style:family="paragraph" style:parent-style-name="Standard">
      <style:text-properties fo:font-size="11pt" fo:language="de" fo:country="DE" style:text-underline-style="none" officeooo:rsid="004c5533" officeooo:paragraph-rsid="000d6a18" style:font-size-asian="11pt" style:font-size-complex="11pt"/>
    </style:style>
    <style:style style:name="P36" style:family="paragraph" style:parent-style-name="Standard">
      <style:text-properties fo:font-size="11pt" fo:language="de" fo:country="DE" style:text-underline-style="none" officeooo:rsid="004d5d0d" officeooo:paragraph-rsid="000d6a18" style:font-size-asian="11pt" style:font-size-complex="11pt"/>
    </style:style>
    <style:style style:name="P37" style:family="paragraph" style:parent-style-name="Standard">
      <style:text-properties fo:font-size="11pt" fo:language="de" fo:country="DE" style:text-underline-style="none" officeooo:rsid="004d5d0d" officeooo:paragraph-rsid="000f5b65" style:font-size-asian="11pt" style:font-size-complex="11pt"/>
    </style:style>
    <style:style style:name="P38" style:family="paragraph" style:parent-style-name="Standard">
      <style:text-properties fo:font-size="11pt" fo:language="de" fo:country="DE" style:text-underline-style="none" officeooo:rsid="004d9ca5" officeooo:paragraph-rsid="000d6a18" style:font-size-asian="11pt" style:font-size-complex="11pt"/>
    </style:style>
    <style:style style:name="P39" style:family="paragraph" style:parent-style-name="Standard">
      <style:text-properties fo:font-size="11pt" fo:language="de" fo:country="DE" style:text-underline-style="none" officeooo:rsid="004d9ca5" officeooo:paragraph-rsid="000f5b65" style:font-size-asian="11pt" style:font-size-complex="11pt"/>
    </style:style>
    <style:style style:name="P40" style:family="paragraph" style:parent-style-name="Standard">
      <style:text-properties fo:font-size="11pt" fo:language="de" fo:country="DE" style:text-underline-style="none" officeooo:rsid="004f9c23" officeooo:paragraph-rsid="000d6a18" style:font-size-asian="11pt" style:font-size-complex="11pt"/>
    </style:style>
    <style:style style:name="P41" style:family="paragraph" style:parent-style-name="Standard">
      <style:text-properties fo:font-size="11pt" fo:language="de" fo:country="DE" style:text-underline-style="none" officeooo:rsid="004f9c23" officeooo:paragraph-rsid="000f5b65" style:font-size-asian="11pt" style:font-size-complex="11pt"/>
    </style:style>
    <style:style style:name="P42" style:family="paragraph" style:parent-style-name="Standard">
      <style:text-properties fo:font-size="11pt" fo:language="de" fo:country="DE" style:text-underline-style="none" officeooo:rsid="004fba73" officeooo:paragraph-rsid="000d6a18" style:font-size-asian="11pt" style:font-size-complex="11pt"/>
    </style:style>
    <style:style style:name="P43" style:family="paragraph" style:parent-style-name="Standard">
      <style:text-properties fo:font-size="11pt" fo:language="de" fo:country="DE" style:text-underline-style="none" officeooo:rsid="004fba73" officeooo:paragraph-rsid="000f5b65" style:font-size-asian="11pt" style:font-size-complex="11pt"/>
    </style:style>
    <style:style style:name="P44" style:family="paragraph" style:parent-style-name="Standard">
      <style:text-properties fo:font-size="11pt" fo:language="de" fo:country="DE" style:text-underline-style="none" officeooo:rsid="0051afe1" officeooo:paragraph-rsid="000d6a18" style:font-size-asian="11pt" style:font-size-complex="11pt"/>
    </style:style>
    <style:style style:name="P45" style:family="paragraph" style:parent-style-name="Standard">
      <style:text-properties fo:font-size="11pt" fo:language="de" fo:country="DE" style:text-underline-style="none" officeooo:rsid="0051afe1" officeooo:paragraph-rsid="000f5b65" style:font-size-asian="11pt" style:font-size-complex="11pt"/>
    </style:style>
    <style:style style:name="P46" style:family="paragraph" style:parent-style-name="Standard">
      <style:text-properties fo:font-size="11pt" fo:language="de" fo:country="DE" style:text-underline-style="none" officeooo:rsid="004bd700" officeooo:paragraph-rsid="000d6a18" style:font-size-asian="11pt" style:font-size-complex="11pt"/>
    </style:style>
    <style:style style:name="P47" style:family="paragraph" style:parent-style-name="Standard">
      <style:text-properties fo:font-size="11pt" fo:language="de" fo:country="DE" style:text-underline-style="none" officeooo:rsid="004faa21" officeooo:paragraph-rsid="000d6a18" style:font-size-asian="11pt" style:font-size-complex="11pt"/>
    </style:style>
    <style:style style:name="P48" style:family="paragraph" style:parent-style-name="Standard">
      <style:text-properties fo:font-size="11pt" fo:language="de" fo:country="DE" style:text-underline-style="none" officeooo:rsid="004faa21" officeooo:paragraph-rsid="000f5b65" style:font-size-asian="11pt" style:font-size-complex="11pt"/>
    </style:style>
    <style:style style:name="P49" style:family="paragraph" style:parent-style-name="Standard">
      <style:text-properties fo:font-size="11pt" fo:language="de" fo:country="DE" style:text-underline-style="none" officeooo:rsid="0051c4d9" officeooo:paragraph-rsid="000d6a18" style:font-size-asian="11pt" style:font-size-complex="11pt"/>
    </style:style>
    <style:style style:name="P50" style:family="paragraph" style:parent-style-name="Standard">
      <style:text-properties fo:font-size="11pt" fo:language="de" fo:country="DE" style:text-underline-style="none" officeooo:rsid="0051c4d9" officeooo:paragraph-rsid="000f5b65" style:font-size-asian="11pt" style:font-size-complex="11pt"/>
    </style:style>
    <style:style style:name="P51" style:family="paragraph" style:parent-style-name="Standard">
      <style:text-properties fo:font-size="11pt" fo:language="de" fo:country="DE" style:text-underline-style="none" officeooo:rsid="0053c45b" officeooo:paragraph-rsid="000f5b65" style:font-size-asian="11pt" style:font-size-complex="11pt"/>
    </style:style>
    <style:style style:name="P52" style:family="paragraph" style:parent-style-name="Standard">
      <style:text-properties fo:font-size="11pt" fo:language="de" fo:country="DE" style:text-underline-style="none" officeooo:rsid="0055a63f" officeooo:paragraph-rsid="000f5b65" style:font-size-asian="11pt" style:font-size-complex="11pt"/>
    </style:style>
    <style:style style:name="P53" style:family="paragraph" style:parent-style-name="Standard">
      <style:text-properties fo:font-size="11pt" fo:language="de" fo:country="DE" style:text-underline-style="none" officeooo:rsid="0056d439" officeooo:paragraph-rsid="000f5b65" style:font-size-asian="11pt" style:font-size-complex="11pt"/>
    </style:style>
    <style:style style:name="P54" style:family="paragraph" style:parent-style-name="Standard">
      <style:text-properties fo:font-size="11pt" fo:language="de" fo:country="DE" style:text-underline-style="none" officeooo:rsid="00584acb" officeooo:paragraph-rsid="000f5b65" style:font-size-asian="11pt" style:font-size-complex="11pt"/>
    </style:style>
    <style:style style:name="P55" style:family="paragraph" style:parent-style-name="Standard">
      <style:text-properties fo:font-size="11pt" fo:language="de" fo:country="DE" style:text-underline-style="none" officeooo:rsid="0059dd99" officeooo:paragraph-rsid="000f5b65" style:font-size-asian="11pt" style:font-size-complex="11pt"/>
    </style:style>
    <style:style style:name="P56" style:family="paragraph" style:parent-style-name="Standard">
      <style:text-properties fo:font-size="11pt" fo:language="de" fo:country="DE" style:text-underline-style="none" officeooo:rsid="005af362" officeooo:paragraph-rsid="000f5b65" style:font-size-asian="11pt" style:font-size-complex="11pt"/>
    </style:style>
    <style:style style:name="P57" style:family="paragraph" style:parent-style-name="Standard">
      <style:text-properties fo:font-size="11pt" fo:language="de" fo:country="DE" style:text-underline-style="none" officeooo:rsid="005cf1ae" officeooo:paragraph-rsid="000f5b65" style:font-size-asian="11pt" style:font-size-complex="11pt"/>
    </style:style>
    <style:style style:name="P58" style:family="paragraph" style:parent-style-name="Standard">
      <style:text-properties fo:font-size="11pt" fo:language="de" fo:country="DE" style:text-underline-style="none" officeooo:rsid="00880f31" officeooo:paragraph-rsid="00144589" fo:background-color="#fff200" style:font-size-asian="11pt" style:font-size-complex="11pt"/>
    </style:style>
    <style:style style:name="P59" style:family="paragraph" style:parent-style-name="Standard">
      <style:text-properties fo:font-size="11pt" fo:language="de" fo:country="DE" style:text-underline-style="solid" style:text-underline-width="auto" style:text-underline-color="font-color" officeooo:rsid="00749af3" officeooo:paragraph-rsid="000d6a18" fo:background-color="#00ff7f" style:font-size-asian="11pt" style:font-size-complex="11pt"/>
    </style:style>
    <style:style style:name="P60" style:family="paragraph" style:parent-style-name="Standard">
      <style:text-properties fo:font-size="11pt" fo:language="de" fo:country="DE" style:text-underline-style="solid" style:text-underline-width="auto" style:text-underline-color="font-color" officeooo:rsid="004bd700" officeooo:paragraph-rsid="000d6a18" fo:background-color="#00ff7f" style:font-size-asian="11pt" style:font-size-complex="11pt"/>
    </style:style>
    <style:style style:name="P61" style:family="paragraph" style:parent-style-name="Standard">
      <style:text-properties fo:font-size="11pt" fo:language="de" fo:country="DE" style:text-underline-style="solid" style:text-underline-width="auto" style:text-underline-color="font-color" officeooo:rsid="004bd700" officeooo:paragraph-rsid="000f5b65" fo:background-color="#00ff7f" style:font-size-asian="11pt" style:font-size-complex="11pt"/>
    </style:style>
    <style:style style:name="P62" style:family="paragraph" style:parent-style-name="Standard">
      <style:text-properties fo:font-size="11pt" fo:language="de" fo:country="DE" style:text-underline-style="solid" style:text-underline-width="auto" style:text-underline-color="font-color" officeooo:rsid="004f9c23" officeooo:paragraph-rsid="000d6a18" fo:background-color="#00ff7f" style:font-size-asian="11pt" style:font-size-complex="11pt"/>
    </style:style>
    <style:style style:name="P63" style:family="paragraph" style:parent-style-name="Standard">
      <style:text-properties fo:font-size="11pt" fo:language="de" fo:country="DE" style:text-underline-style="solid" style:text-underline-width="auto" style:text-underline-color="font-color" officeooo:rsid="004f9c23" officeooo:paragraph-rsid="000f5b65" fo:background-color="#00ff7f" style:font-size-asian="11pt" style:font-size-complex="11pt"/>
    </style:style>
    <style:style style:name="P64" style:family="paragraph" style:parent-style-name="Standard">
      <style:text-properties fo:font-size="11pt" fo:language="de" fo:country="DE" style:text-underline-style="solid" style:text-underline-width="auto" style:text-underline-color="font-color" officeooo:rsid="0056d439" officeooo:paragraph-rsid="000f5b65" fo:background-color="#00ff7f" style:font-size-asian="11pt" style:font-size-complex="11pt"/>
    </style:style>
    <style:style style:name="P65" style:family="paragraph" style:parent-style-name="Standard">
      <style:text-properties fo:font-size="11pt" fo:language="de" fo:country="DE" style:text-underline-style="solid" style:text-underline-width="auto" style:text-underline-color="font-color" officeooo:rsid="0073e946" officeooo:paragraph-rsid="0010eec5" fo:background-color="#00ff7f" style:font-size-asian="11pt" style:font-size-complex="11pt"/>
    </style:style>
    <style:style style:name="P66" style:family="paragraph" style:parent-style-name="Standard">
      <style:text-properties fo:font-size="11pt" fo:language="de" fo:country="DE" style:text-underline-style="solid" style:text-underline-width="auto" style:text-underline-color="font-color" officeooo:rsid="00880f31" officeooo:paragraph-rsid="00144589" fo:background-color="#00ff7f" style:font-size-asian="11pt" style:font-size-complex="11pt"/>
    </style:style>
    <style:style style:name="P67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b051e" officeooo:paragraph-rsid="0010eec5" fo:background-color="#00ff7f" style:font-size-asian="11pt" style:font-style-asian="normal" style:font-size-complex="11pt" style:font-style-complex="normal"/>
    </style:style>
    <style:style style:name="P68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fa870" officeooo:paragraph-rsid="0010eec5" fo:background-color="#00ff7f" style:font-size-asian="11pt" style:font-style-asian="normal" style:font-size-complex="11pt" style:font-style-complex="normal"/>
    </style:style>
    <style:style style:name="P69" style:family="paragraph" style:parent-style-name="Standard">
      <style:text-properties fo:font-size="11pt" fo:language="de" fo:country="DE" fo:font-style="normal" style:text-underline-style="none" officeooo:rsid="005e59bc" officeooo:paragraph-rsid="0010eec5" style:font-size-asian="11pt" style:font-style-asian="normal" style:font-size-complex="11pt" style:font-style-complex="normal"/>
    </style:style>
    <style:style style:name="P70" style:family="paragraph" style:parent-style-name="Standard">
      <style:text-properties fo:font-size="11pt" fo:language="de" fo:country="DE" fo:font-style="normal" style:text-underline-style="none" officeooo:rsid="005cf1ae" officeooo:paragraph-rsid="0010eec5" style:font-size-asian="11pt" style:font-style-asian="normal" style:font-size-complex="11pt" style:font-style-complex="normal"/>
    </style:style>
    <style:style style:name="P71" style:family="paragraph" style:parent-style-name="Standard">
      <style:text-properties fo:font-size="11pt" fo:language="de" fo:country="DE" fo:font-style="normal" style:text-underline-style="none" officeooo:rsid="0068d409" officeooo:paragraph-rsid="0010eec5" style:font-size-asian="11pt" style:font-style-asian="normal" style:font-size-complex="11pt" style:font-style-complex="normal"/>
    </style:style>
    <style:style style:name="P72" style:family="paragraph" style:parent-style-name="Standard">
      <style:text-properties fo:font-size="11pt" fo:language="de" fo:country="DE" fo:font-style="normal" style:text-underline-style="none" officeooo:rsid="006ab3d3" officeooo:paragraph-rsid="0010eec5" style:font-size-asian="11pt" style:font-style-asian="normal" style:font-size-complex="11pt" style:font-style-complex="normal"/>
    </style:style>
    <style:style style:name="P73" style:family="paragraph" style:parent-style-name="Standard">
      <style:text-properties fo:font-size="11pt" fo:language="de" fo:country="DE" fo:font-style="normal" style:text-underline-style="none" officeooo:rsid="006b051e" officeooo:paragraph-rsid="0010eec5" style:font-size-asian="11pt" style:font-style-asian="normal" style:font-size-complex="11pt" style:font-style-complex="normal"/>
    </style:style>
    <style:style style:name="P74" style:family="paragraph" style:parent-style-name="Standard">
      <style:text-properties fo:font-size="11pt" fo:language="de" fo:country="DE" fo:font-style="normal" style:text-underline-style="none" officeooo:rsid="006cf1a2" officeooo:paragraph-rsid="0010eec5" style:font-size-asian="11pt" style:font-style-asian="normal" style:font-size-complex="11pt" style:font-style-complex="normal"/>
    </style:style>
    <style:style style:name="P75" style:family="paragraph" style:parent-style-name="Standard">
      <style:text-properties fo:font-size="11pt" fo:language="de" fo:country="DE" fo:font-style="normal" style:text-underline-style="none" officeooo:rsid="006df7bd" officeooo:paragraph-rsid="0010eec5" style:font-size-asian="11pt" style:font-style-asian="normal" style:font-size-complex="11pt" style:font-style-complex="normal"/>
    </style:style>
    <style:style style:name="P76" style:family="paragraph" style:parent-style-name="Standard">
      <style:text-properties fo:font-size="11pt" fo:language="de" fo:country="DE" fo:font-style="normal" style:text-underline-style="none" officeooo:rsid="006e6aeb" officeooo:paragraph-rsid="0010eec5" style:font-size-asian="11pt" style:font-style-asian="normal" style:font-size-complex="11pt" style:font-style-complex="normal"/>
    </style:style>
    <style:style style:name="P77" style:family="paragraph" style:parent-style-name="Standard">
      <style:text-properties fo:font-size="11pt" fo:language="de" fo:country="DE" fo:font-style="normal" style:text-underline-style="none" officeooo:rsid="006e8d4b" officeooo:paragraph-rsid="0010eec5" style:font-size-asian="11pt" style:font-style-asian="normal" style:font-size-complex="11pt" style:font-style-complex="normal"/>
    </style:style>
    <style:style style:name="P78" style:family="paragraph" style:parent-style-name="Standard">
      <style:text-properties fo:font-size="11pt" fo:language="de" fo:country="DE" fo:font-style="normal" style:text-underline-style="none" officeooo:rsid="006fa870" officeooo:paragraph-rsid="0010eec5" fo:background-color="transparent" style:font-size-asian="11pt" style:font-style-asian="normal" style:font-size-complex="11pt" style:font-style-complex="normal"/>
    </style:style>
    <style:style style:name="P79" style:family="paragraph" style:parent-style-name="Standard">
      <style:text-properties fo:font-size="11pt" fo:language="de" fo:country="DE" fo:font-style="normal" style:text-underline-style="none" officeooo:rsid="007115da" officeooo:paragraph-rsid="0010eec5" fo:background-color="transparent" style:font-size-asian="11pt" style:font-style-asian="normal" style:font-size-complex="11pt" style:font-style-complex="normal"/>
    </style:style>
    <style:style style:name="P80" style:family="paragraph" style:parent-style-name="Standard">
      <style:text-properties fo:font-size="11pt" fo:language="de" fo:country="DE" fo:font-style="italic" style:text-underline-style="none" officeooo:rsid="00584acb" officeooo:paragraph-rsid="000f5b65" style:font-size-asian="11pt" style:font-style-asian="italic" style:font-size-complex="11pt" style:font-style-complex="italic"/>
    </style:style>
    <style:style style:name="P81" style:family="paragraph" style:parent-style-name="Standard">
      <style:text-properties fo:font-size="11pt" fo:language="de" fo:country="DE" fo:font-style="italic" style:text-underline-style="none" officeooo:rsid="005af362" officeooo:paragraph-rsid="000f5b65" style:font-size-asian="11pt" style:font-style-asian="italic" style:font-size-complex="11pt" style:font-style-complex="italic"/>
    </style:style>
    <style:style style:name="P82" style:family="paragraph" style:parent-style-name="Standard">
      <style:text-properties fo:font-size="11pt" fo:language="de" fo:country="DE" fo:font-style="italic" style:text-underline-style="none" officeooo:rsid="005cf1ae" officeooo:paragraph-rsid="000f5b65" style:font-size-asian="11pt" style:font-style-asian="italic" style:font-size-complex="11pt" style:font-style-complex="italic"/>
    </style:style>
    <style:style style:name="P83" style:family="paragraph" style:parent-style-name="Standard">
      <style:text-properties fo:font-size="11pt" fo:language="de" fo:country="DE" fo:font-style="italic" style:text-underline-style="none" officeooo:rsid="005e59bc" officeooo:paragraph-rsid="0010eec5" style:font-size-asian="11pt" style:font-style-asian="italic" style:font-size-complex="11pt" style:font-style-complex="italic"/>
    </style:style>
    <style:style style:name="P84" style:family="paragraph" style:parent-style-name="Standard">
      <style:text-properties fo:font-size="11pt" fo:language="de" fo:country="DE" officeooo:rsid="00880f31" officeooo:paragraph-rsid="00144589" fo:background-color="#fff200" style:font-size-asian="11pt" style:font-size-complex="11pt"/>
    </style:style>
    <style:style style:name="P85" style:family="paragraph" style:parent-style-name="Standard">
      <style:text-properties fo:language="de" fo:country="DE"/>
    </style:style>
    <style:style style:name="P86" style:family="paragraph" style:parent-style-name="Standard">
      <style:text-properties fo:language="de" fo:country="DE" officeooo:paragraph-rsid="0010eec5"/>
    </style:style>
    <style:style style:name="P87" style:family="paragraph" style:parent-style-name="Standard">
      <style:text-properties fo:language="de" fo:country="DE" officeooo:rsid="0014e46e" officeooo:paragraph-rsid="0014e46e"/>
    </style:style>
    <style:style style:name="P88" style:family="paragraph" style:parent-style-name="Standard">
      <style:text-properties fo:language="de" fo:country="DE" officeooo:paragraph-rsid="00172908"/>
    </style:style>
    <style:style style:name="P89" style:family="paragraph" style:parent-style-name="Standard">
      <style:text-properties fo:language="de" fo:country="DE" officeooo:rsid="00172908" officeooo:paragraph-rsid="00172908"/>
    </style:style>
    <style:style style:name="P90" style:family="paragraph" style:parent-style-name="Standard">
      <style:text-properties fo:language="de" fo:country="DE" officeooo:rsid="00156bb4" officeooo:paragraph-rsid="00172908"/>
    </style:style>
    <style:style style:name="P91" style:family="paragraph" style:parent-style-name="Standard">
      <style:text-properties fo:language="de" fo:country="DE" officeooo:rsid="00159a66" officeooo:paragraph-rsid="00159a66"/>
    </style:style>
    <style:style style:name="P92" style:family="paragraph" style:parent-style-name="Standard">
      <style:text-properties fo:language="de" fo:country="DE" officeooo:rsid="0014a509" officeooo:paragraph-rsid="0014a509"/>
    </style:style>
    <style:style style:name="P93" style:family="paragraph" style:parent-style-name="Standard">
      <style:text-properties fo:language="de" fo:country="DE" officeooo:rsid="0018a74c" officeooo:paragraph-rsid="0018a74c"/>
    </style:style>
    <style:style style:name="P94" style:family="paragraph" style:parent-style-name="Standard">
      <style:text-properties fo:language="de" fo:country="DE" officeooo:rsid="0018e8ce" officeooo:paragraph-rsid="0018e8ce"/>
    </style:style>
    <style:style style:name="P95" style:family="paragraph" style:parent-style-name="Standard">
      <style:text-properties fo:font-size="13pt" fo:language="de" fo:country="DE" fo:font-weight="bold" officeooo:rsid="00749af3" officeooo:paragraph-rsid="000d6a18" style:font-size-asian="13pt" style:font-weight-asian="bold" style:font-size-complex="13pt" style:font-weight-complex="bold"/>
    </style:style>
    <style:style style:name="P96" style:family="paragraph" style:parent-style-name="Standard">
      <style:text-properties fo:font-size="13pt" fo:language="de" fo:country="DE" fo:font-weight="bold" officeooo:rsid="0076868c" officeooo:paragraph-rsid="0012811f" style:font-size-asian="13pt" style:font-weight-asian="bold" style:font-size-complex="13pt" style:font-weight-complex="bold"/>
    </style:style>
    <style:style style:name="P97" style:family="paragraph" style:parent-style-name="Standard">
      <style:text-properties fo:font-size="13pt" fo:language="de" fo:country="DE" style:text-underline-style="none" fo:font-weight="bold" officeooo:rsid="0051c4d9" officeooo:paragraph-rsid="000d6a18" style:font-size-asian="13pt" style:font-weight-asian="bold" style:font-size-complex="13pt" style:font-weight-complex="bold"/>
    </style:style>
    <style:style style:name="P98" style:family="paragraph" style:parent-style-name="Standard">
      <style:text-properties fo:font-size="13pt" fo:language="de" fo:country="DE" fo:font-style="normal" style:text-underline-style="none" fo:font-weight="bold" officeooo:rsid="005cf1ae" officeooo:paragraph-rsid="0010eec5" style:font-size-asian="13pt" style:font-style-asian="normal" style:font-weight-asian="bold" style:font-size-complex="13pt" style:font-style-complex="normal" style:font-weight-complex="bold"/>
    </style:style>
    <style:style style:name="P99" style:family="paragraph" style:parent-style-name="Standard">
      <style:text-properties fo:font-size="12pt" fo:language="de" fo:country="DE" officeooo:rsid="00214c12" officeooo:paragraph-rsid="000d6a18" style:font-size-asian="12pt" style:font-size-complex="12pt"/>
    </style:style>
    <style:style style:name="P100" style:family="paragraph" style:parent-style-name="Standard">
      <style:text-properties fo:font-size="10pt" fo:language="de" fo:country="DE" officeooo:rsid="00214c12" officeooo:paragraph-rsid="000d6a18" style:font-size-asian="10pt" style:font-size-complex="10pt"/>
    </style:style>
    <style:style style:name="P101" style:family="paragraph" style:parent-style-name="Standard">
      <style:text-properties fo:font-size="10pt" fo:language="de" fo:country="DE" officeooo:rsid="0077bd04" officeooo:paragraph-rsid="0010eec5" style:font-size-asian="10pt" style:font-size-complex="10pt"/>
    </style:style>
    <style:style style:name="P102" style:family="paragraph" style:parent-style-name="Standard">
      <style:text-properties fo:font-size="10pt" fo:language="de" fo:country="DE" officeooo:rsid="0012811f" officeooo:paragraph-rsid="0012811f" style:font-size-asian="10pt" style:font-size-complex="10pt"/>
    </style:style>
    <style:style style:name="P103" style:family="paragraph" style:parent-style-name="Standard">
      <style:text-properties fo:font-size="10pt" fo:language="de" fo:country="DE" fo:font-style="normal" style:text-underline-style="none" officeooo:rsid="006b051e" officeooo:paragraph-rsid="0010eec5" style:font-size-asian="10pt" style:font-style-asian="normal" style:font-size-complex="10pt" style:font-style-complex="normal"/>
    </style:style>
    <style:style style:name="P104" style:family="paragraph" style:parent-style-name="Standard">
      <style:text-properties fo:font-size="10pt" fo:language="de" fo:country="DE" fo:font-style="normal" style:text-underline-style="none" officeooo:rsid="007115da" officeooo:paragraph-rsid="0010eec5" fo:background-color="transparent" style:font-size-asian="10pt" style:font-style-asian="normal" style:font-size-complex="10pt" style:font-style-complex="normal"/>
    </style:style>
    <style:style style:name="P105" style:family="paragraph" style:parent-style-name="Standard">
      <style:text-properties fo:color="#000040" fo:font-size="11pt" fo:language="de" fo:country="DE" fo:font-style="normal" style:text-underline-style="solid" style:text-underline-width="auto" style:text-underline-color="font-color" officeooo:rsid="006ab3d3" officeooo:paragraph-rsid="0010eec5" fo:background-color="#00ff7f" style:font-size-asian="11pt" style:font-style-asian="normal" style:font-size-complex="11pt" style:font-style-complex="normal"/>
    </style:style>
    <style:style style:name="P106" style:family="paragraph" style:parent-style-name="Standard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107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40" fo:font-size="11pt" fo:language="de" fo:country="DE" officeooo:rsid="00440946" officeooo:paragraph-rsid="0012811f" fo:background-color="transparent" style:font-size-asian="11pt" style:font-size-complex="11pt"/>
    </style:style>
    <style:style style:name="P108" style:family="paragraph" style:parent-style-name="Standard">
      <style:text-properties fo:color="#ed1c24" fo:font-size="11pt" fo:language="de" fo:country="DE" officeooo:rsid="00926bd9" officeooo:paragraph-rsid="001456fe" style:font-size-asian="11pt" style:font-size-complex="11pt"/>
    </style:style>
    <style:style style:name="P109" style:family="paragraph" style:parent-style-name="Standard">
      <style:text-properties fo:color="#ed1c24" fo:font-size="11pt" fo:language="de" fo:country="DE" officeooo:rsid="0093fb45" officeooo:paragraph-rsid="001456fe" style:font-size-asian="11pt" style:font-size-complex="11pt"/>
    </style:style>
    <style:style style:name="P110" style:family="paragraph" style:parent-style-name="Standard">
      <style:text-properties fo:color="#ed1c24" fo:font-size="11pt" fo:language="de" fo:country="DE" officeooo:rsid="009423b4" officeooo:paragraph-rsid="001456fe" style:font-size-asian="11pt" style:font-size-complex="11pt"/>
    </style:style>
    <style:style style:name="P111" style:family="paragraph" style:parent-style-name="Standard">
      <style:text-properties fo:color="#000000" fo:font-size="11pt" fo:language="de" fo:country="DE" officeooo:rsid="0014e46e" officeooo:paragraph-rsid="0014e46e" style:font-size-asian="11pt" style:font-size-complex="11pt"/>
    </style:style>
    <style:style style:name="P112" style:family="paragraph" style:parent-style-name="Table_20_Contents">
      <style:text-properties fo:font-size="10pt" fo:language="de" fo:country="DE" officeooo:rsid="003869b4" officeooo:paragraph-rsid="000d6a18" style:font-size-asian="10pt" style:font-size-complex="10pt"/>
    </style:style>
    <style:style style:name="P113" style:family="paragraph" style:parent-style-name="Table_20_Contents">
      <style:text-properties fo:font-size="10pt" fo:language="de" fo:country="DE" officeooo:paragraph-rsid="000d6a18" style:font-size-asian="10pt" style:font-size-complex="10pt"/>
    </style:style>
    <style:style style:name="P114" style:family="paragraph" style:parent-style-name="Table_20_Contents">
      <style:text-properties fo:font-size="10pt" fo:language="de" fo:country="DE" officeooo:rsid="00250cb1" officeooo:paragraph-rsid="000d6a18" style:font-size-asian="10pt" style:font-size-complex="10pt"/>
    </style:style>
    <style:style style:name="P115" style:family="paragraph" style:parent-style-name="Table_20_Contents">
      <style:text-properties fo:font-size="10pt" fo:language="de" fo:country="DE" officeooo:rsid="00253880" officeooo:paragraph-rsid="000d6a18" style:font-size-asian="10pt" style:font-size-complex="10pt"/>
    </style:style>
    <style:style style:name="P116" style:family="paragraph" style:parent-style-name="Table_20_Contents">
      <style:text-properties fo:font-size="10pt" fo:language="de" fo:country="DE" officeooo:rsid="00255a84" officeooo:paragraph-rsid="000d6a18" style:font-size-asian="10pt" style:font-size-complex="10pt"/>
    </style:style>
    <style:style style:name="P117" style:family="paragraph" style:parent-style-name="Table_20_Contents">
      <style:text-properties fo:font-size="10pt" fo:language="de" fo:country="DE" officeooo:rsid="00214c12" officeooo:paragraph-rsid="000d6a18" style:font-size-asian="10pt" style:font-size-complex="10pt"/>
    </style:style>
    <style:style style:name="P118" style:family="paragraph" style:parent-style-name="Table_20_Contents">
      <style:text-properties fo:font-size="10pt" fo:language="de" fo:country="DE" officeooo:rsid="0022556c" officeooo:paragraph-rsid="000d6a18" style:font-size-asian="10pt" style:font-size-complex="10pt"/>
    </style:style>
    <style:style style:name="P119" style:family="paragraph" style:parent-style-name="Table_20_Contents">
      <style:text-properties fo:font-size="10pt" fo:language="de" fo:country="DE" officeooo:rsid="002503e6" officeooo:paragraph-rsid="000d6a18" style:font-size-asian="10pt" style:font-size-complex="10pt"/>
    </style:style>
    <style:style style:name="P120" style:family="paragraph" style:parent-style-name="Table_20_Contents">
      <style:text-properties fo:font-size="10pt" fo:language="de" fo:country="DE" officeooo:rsid="00273213" officeooo:paragraph-rsid="000d6a18" style:font-size-asian="10pt" style:font-size-complex="10pt"/>
    </style:style>
    <style:style style:name="P121" style:family="paragraph" style:parent-style-name="Table_20_Contents">
      <style:text-properties fo:font-size="10pt" fo:language="de" fo:country="DE" officeooo:rsid="0029c6da" officeooo:paragraph-rsid="000d6a18" style:font-size-asian="10pt" style:font-size-complex="10pt"/>
    </style:style>
    <style:style style:name="P122" style:family="paragraph" style:parent-style-name="Table_20_Contents">
      <style:text-properties fo:font-size="10pt" fo:language="de" fo:country="DE" officeooo:rsid="0030b5f0" officeooo:paragraph-rsid="000d6a18" style:font-size-asian="10pt" style:font-size-complex="10pt"/>
    </style:style>
    <style:style style:name="P123" style:family="paragraph" style:parent-style-name="Table_20_Contents">
      <style:text-properties fo:font-size="10pt" fo:language="de" fo:country="DE" officeooo:rsid="00316905" officeooo:paragraph-rsid="000d6a18" style:font-size-asian="10pt" style:font-size-complex="10pt"/>
    </style:style>
    <style:style style:name="P124" style:family="paragraph" style:parent-style-name="Table_20_Contents">
      <style:text-properties fo:font-size="10pt" fo:language="de" fo:country="DE" officeooo:rsid="006729e9" officeooo:paragraph-rsid="0010eec5" style:font-size-asian="10pt" style:font-size-complex="10pt"/>
    </style:style>
    <style:style style:name="P125" style:family="paragraph" style:parent-style-name="Table_20_Contents">
      <style:text-properties fo:font-size="10pt" fo:language="de" fo:country="DE" officeooo:rsid="00610ab0" officeooo:paragraph-rsid="0010eec5" style:font-size-asian="10pt" style:font-size-complex="10pt"/>
    </style:style>
    <style:style style:name="P126" style:family="paragraph" style:parent-style-name="Table_20_Contents">
      <style:text-properties fo:font-size="10pt" fo:language="de" fo:country="DE" officeooo:rsid="00600e6e" officeooo:paragraph-rsid="0010eec5" style:font-size-asian="10pt" style:font-size-complex="10pt"/>
    </style:style>
    <style:style style:name="P127" style:family="paragraph" style:parent-style-name="Table_20_Contents">
      <style:text-properties fo:font-size="10pt" fo:language="de" fo:country="DE" officeooo:rsid="006898ef" officeooo:paragraph-rsid="0010eec5" style:font-size-asian="10pt" style:font-size-complex="10pt"/>
    </style:style>
    <style:style style:name="P128" style:family="paragraph" style:parent-style-name="Table_20_Contents">
      <style:text-properties fo:font-size="10pt" fo:language="de" fo:country="DE" officeooo:rsid="00624cbc" officeooo:paragraph-rsid="0010eec5" style:font-size-asian="10pt" style:font-size-complex="10pt"/>
    </style:style>
    <style:style style:name="P129" style:family="paragraph" style:parent-style-name="Table_20_Contents">
      <style:text-properties fo:font-size="10pt" fo:language="de" fo:country="DE" officeooo:rsid="0065b915" officeooo:paragraph-rsid="0010eec5" style:font-size-asian="10pt" style:font-size-complex="10pt"/>
    </style:style>
    <style:style style:name="P130" style:family="paragraph" style:parent-style-name="Table_20_Contents">
      <style:text-properties fo:font-size="10pt" fo:language="de" fo:country="DE" officeooo:rsid="0077bd04" officeooo:paragraph-rsid="0010eec5" style:font-size-asian="10pt" style:font-size-complex="10pt"/>
    </style:style>
    <style:style style:name="P131" style:family="paragraph" style:parent-style-name="Table_20_Contents">
      <style:text-properties fo:font-size="10pt" fo:language="de" fo:country="DE" officeooo:rsid="00796ae3" officeooo:paragraph-rsid="0010eec5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fo:font-size="10pt" fo:language="de" fo:country="DE" fo:font-weight="normal" officeooo:rsid="001f081e" officeooo:paragraph-rsid="000d6a18" style:font-size-asian="10pt" style:font-weight-asian="normal" style:font-size-complex="10pt" style:font-weight-complex="normal"/>
    </style:style>
    <style:style style:name="P133" style:family="paragraph" style:parent-style-name="Table_20_Contents">
      <style:text-properties fo:color="#f39c1f" fo:font-size="12pt" fo:language="de" fo:country="DE" fo:font-style="italic" officeooo:rsid="00273213" officeooo:paragraph-rsid="000d6a18" style:font-size-asian="12pt" style:font-style-asian="italic" style:font-size-complex="12pt" style:font-style-complex="italic"/>
    </style:style>
    <style:style style:name="P134" style:family="paragraph" style:parent-style-name="Table_20_Contents">
      <style:text-properties fo:color="#f39c1f" fo:font-size="12pt" fo:language="de" fo:country="DE" fo:font-style="italic" officeooo:rsid="00283eef" officeooo:paragraph-rsid="000d6a18" style:font-size-asian="12pt" style:font-style-asian="italic" style:font-size-complex="12pt" style:font-style-complex="italic"/>
    </style:style>
    <style:style style:name="P135" style:family="paragraph" style:parent-style-name="Table_20_Contents">
      <style:text-properties fo:color="#f39c1f" fo:font-size="12pt" fo:language="de" fo:country="DE" fo:font-style="italic" officeooo:rsid="00214c12" officeooo:paragraph-rsid="000d6a18" style:font-size-asian="12pt" style:font-style-asian="italic" style:font-size-complex="12pt" style:font-style-complex="italic"/>
    </style:style>
    <style:style style:name="P136" style:family="paragraph" style:parent-style-name="Table_20_Contents">
      <style:text-properties fo:color="#f39c1f" fo:font-size="12pt" fo:language="de" fo:country="DE" fo:font-style="italic" officeooo:rsid="00250cb1" officeooo:paragraph-rsid="000d6a18" style:font-size-asian="12pt" style:font-style-asian="italic" style:font-size-complex="12pt" style:font-style-complex="italic"/>
    </style:style>
    <style:style style:name="P137" style:family="paragraph" style:parent-style-name="Table_20_Contents">
      <style:text-properties fo:color="#f39c1f" fo:font-size="12pt" fo:language="de" fo:country="DE" fo:font-style="italic" officeooo:rsid="0025cc0e" officeooo:paragraph-rsid="000d6a18" style:font-size-asian="12pt" style:font-style-asian="italic" style:font-size-complex="12pt" style:font-style-complex="italic"/>
    </style:style>
    <style:style style:name="P138" style:family="paragraph" style:parent-style-name="Table_20_Contents">
      <style:text-properties fo:color="#f39c1f" fo:font-size="12pt" fo:language="de" fo:country="DE" fo:font-style="italic" officeooo:rsid="001f081e" officeooo:paragraph-rsid="000d6a18" style:font-size-asian="12pt" style:font-style-asian="italic" style:font-size-complex="12pt" style:font-style-complex="italic"/>
    </style:style>
    <style:style style:name="P139" style:family="paragraph" style:parent-style-name="Table_20_Contents">
      <style:text-properties fo:color="#f39c1f" fo:font-size="12pt" fo:language="de" fo:country="DE" officeooo:rsid="00283eef" officeooo:paragraph-rsid="000d6a18" style:font-size-asian="12pt" style:font-size-complex="12pt"/>
    </style:style>
    <style:style style:name="P140" style:family="paragraph" style:parent-style-name="Table_20_Contents">
      <style:text-properties fo:color="#f39c1f" fo:font-size="11pt" fo:language="de" fo:country="DE" officeooo:rsid="00316905" officeooo:paragraph-rsid="000d6a18" style:font-size-asian="11pt" style:font-size-complex="11pt"/>
    </style:style>
    <style:style style:name="P141" style:family="paragraph" style:parent-style-name="Table_20_Contents">
      <style:text-properties fo:color="#f39c1f" fo:font-size="11pt" fo:language="de" fo:country="DE" officeooo:rsid="0032440f" officeooo:paragraph-rsid="000d6a18" style:font-size-asian="11pt" style:font-size-complex="11pt"/>
    </style:style>
    <style:style style:name="P142" style:family="paragraph" style:parent-style-name="Table_20_Contents">
      <style:text-properties fo:color="#f39c1f" fo:font-size="11pt" fo:language="de" fo:country="DE" officeooo:rsid="0032a565" officeooo:paragraph-rsid="000d6a18" style:font-size-asian="11pt" style:font-size-complex="11pt"/>
    </style:style>
    <style:style style:name="P143" style:family="paragraph" style:parent-style-name="Table_20_Contents">
      <style:text-properties fo:font-size="12pt" fo:language="de" fo:country="DE" officeooo:rsid="00273213" officeooo:paragraph-rsid="000d6a18" style:font-size-asian="12pt" style:font-size-complex="12pt"/>
    </style:style>
    <style:style style:name="P144" style:family="paragraph" style:parent-style-name="Table_20_Contents">
      <style:text-properties fo:font-size="12pt" fo:language="de" fo:country="DE" officeooo:rsid="00283eef" officeooo:paragraph-rsid="000d6a18" style:font-size-asian="12pt" style:font-size-complex="12pt"/>
    </style:style>
    <style:style style:name="P145" style:family="paragraph" style:parent-style-name="Table_20_Contents">
      <style:text-properties fo:font-size="12pt" fo:language="de" fo:country="DE" officeooo:rsid="00214c12" officeooo:paragraph-rsid="000d6a18" style:font-size-asian="12pt" style:font-size-complex="12pt"/>
    </style:style>
    <style:style style:name="P146" style:family="paragraph" style:parent-style-name="Table_20_Contents">
      <style:text-properties fo:font-size="12pt" fo:language="de" fo:country="DE" officeooo:paragraph-rsid="000d6a18" style:font-size-asian="12pt" style:font-size-complex="12pt"/>
    </style:style>
    <style:style style:name="P147" style:family="paragraph" style:parent-style-name="Table_20_Contents">
      <style:text-properties fo:font-size="12pt" fo:language="de" fo:country="DE" officeooo:rsid="001f081e" officeooo:paragraph-rsid="000d6a18" style:font-size-asian="12pt" style:font-size-complex="12pt"/>
    </style:style>
    <style:style style:name="P148" style:family="paragraph" style:parent-style-name="Table_20_Contents">
      <style:text-properties fo:font-size="12pt" fo:language="de" fo:country="DE" officeooo:rsid="00250cb1" officeooo:paragraph-rsid="000d6a18" style:font-size-asian="12pt" style:font-size-complex="12pt"/>
    </style:style>
    <style:style style:name="P149" style:family="paragraph" style:parent-style-name="Table_20_Contents">
      <style:text-properties fo:font-size="12pt" fo:language="de" fo:country="DE" officeooo:rsid="00253880" officeooo:paragraph-rsid="000d6a18" style:font-size-asian="12pt" style:font-size-complex="12pt"/>
    </style:style>
    <style:style style:name="P150" style:family="paragraph" style:parent-style-name="Table_20_Contents">
      <style:text-properties fo:font-size="12pt" fo:language="de" fo:country="DE" officeooo:rsid="00204ec2" officeooo:paragraph-rsid="000d6a18" style:font-size-asian="12pt" style:font-size-complex="12pt"/>
    </style:style>
    <style:style style:name="P151" style:family="paragraph" style:parent-style-name="Table_20_Contents">
      <style:text-properties fo:font-size="12pt" fo:language="de" fo:country="DE" officeooo:rsid="002fa462" officeooo:paragraph-rsid="000d6a18" style:font-size-asian="12pt" style:font-size-complex="12pt"/>
    </style:style>
    <style:style style:name="P152" style:family="paragraph" style:parent-style-name="Table_20_Contents">
      <style:text-properties fo:font-size="8pt" fo:language="de" fo:country="DE" officeooo:rsid="00283eef" officeooo:paragraph-rsid="000d6a18" style:font-size-asian="8pt" style:font-size-complex="8pt"/>
    </style:style>
    <style:style style:name="P153" style:family="paragraph" style:parent-style-name="Table_20_Contents">
      <style:text-properties fo:font-size="8pt" fo:language="de" fo:country="DE" officeooo:rsid="00214c12" officeooo:paragraph-rsid="000d6a18" style:font-size-asian="8pt" style:font-size-complex="8pt"/>
    </style:style>
    <style:style style:name="P154" style:family="paragraph" style:parent-style-name="Table_20_Contents">
      <style:text-properties fo:font-size="8pt" fo:language="de" fo:country="DE" officeooo:rsid="00250cb1" officeooo:paragraph-rsid="000d6a18" style:font-size-asian="8pt" style:font-size-complex="8pt"/>
    </style:style>
    <style:style style:name="P155" style:family="paragraph" style:parent-style-name="Table_20_Contents">
      <style:text-properties fo:font-size="8pt" fo:language="de" fo:country="DE" officeooo:rsid="00253880" officeooo:paragraph-rsid="000d6a18" style:font-size-asian="8pt" style:font-size-complex="8pt"/>
    </style:style>
    <style:style style:name="P156" style:family="paragraph" style:parent-style-name="Table_20_Contents">
      <style:text-properties fo:font-size="8pt" fo:language="de" fo:country="DE" officeooo:rsid="00273213" officeooo:paragraph-rsid="000d6a18" style:font-size-asian="8pt" style:font-size-complex="8pt"/>
    </style:style>
    <style:style style:name="P157" style:family="paragraph" style:parent-style-name="Table_20_Contents">
      <style:text-properties fo:font-size="8pt" fo:language="de" fo:country="DE" officeooo:rsid="0025cc0e" officeooo:paragraph-rsid="000d6a18" style:font-size-asian="8pt" style:font-size-complex="8pt"/>
    </style:style>
    <style:style style:name="P158" style:family="paragraph" style:parent-style-name="Table_20_Contents">
      <style:text-properties fo:font-size="11pt" fo:language="de" fo:country="DE" officeooo:rsid="0048c52c" officeooo:paragraph-rsid="000d6a18" style:font-size-asian="11pt" style:font-size-complex="11pt"/>
    </style:style>
    <style:style style:name="P159" style:family="paragraph" style:parent-style-name="Table_20_Contents">
      <style:text-properties fo:font-size="11pt" fo:language="de" fo:country="DE" officeooo:rsid="0048c52c" officeooo:paragraph-rsid="000f5b65" style:font-size-asian="11pt" style:font-size-complex="11pt"/>
    </style:style>
    <style:style style:name="P160" style:family="paragraph" style:parent-style-name="Table_20_Contents">
      <style:text-properties fo:font-size="11pt" fo:language="de" fo:country="DE" officeooo:rsid="0048c52c" officeooo:paragraph-rsid="0012811f" style:font-size-asian="11pt" style:font-size-complex="11pt"/>
    </style:style>
    <style:style style:name="P161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0d6a18" style:font-size-asian="11pt" style:font-size-complex="11pt"/>
    </style:style>
    <style:style style:name="P162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0f5b65" style:font-size-asian="11pt" style:font-size-complex="11pt"/>
    </style:style>
    <style:style style:name="P163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12811f" style:font-size-asian="11pt" style:font-size-complex="11pt"/>
    </style:style>
    <style:style style:name="P164" style:family="paragraph" style:parent-style-name="Table_20_Contents">
      <style:text-properties fo:font-size="11pt" fo:language="de" fo:country="DE" officeooo:rsid="004bd700" officeooo:paragraph-rsid="000d6a18" style:font-size-asian="11pt" style:font-size-complex="11pt"/>
    </style:style>
    <style:style style:name="P165" style:family="paragraph" style:parent-style-name="Table_20_Contents">
      <style:text-properties fo:font-size="11pt" fo:language="de" fo:country="DE" officeooo:rsid="004bd700" officeooo:paragraph-rsid="000f5b65" style:font-size-asian="11pt" style:font-size-complex="11pt"/>
    </style:style>
    <style:style style:name="P166" style:family="paragraph" style:parent-style-name="Table_20_Contents">
      <style:text-properties fo:font-size="11pt" fo:language="de" fo:country="DE" officeooo:rsid="004bd700" officeooo:paragraph-rsid="0012811f" style:font-size-asian="11pt" style:font-size-complex="11pt"/>
    </style:style>
    <style:style style:name="P167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0d6a18" style:font-size-asian="11pt" style:font-size-complex="11pt"/>
    </style:style>
    <style:style style:name="P168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0f5b65" style:font-size-asian="11pt" style:font-size-complex="11pt"/>
    </style:style>
    <style:style style:name="P169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12811f" style:font-size-asian="11pt" style:font-size-complex="11pt"/>
    </style:style>
    <style:style style:name="P170" style:family="paragraph" style:parent-style-name="Table_20_Contents">
      <style:text-properties fo:font-size="11pt" fo:language="de" fo:country="DE" officeooo:rsid="004030e3" officeooo:paragraph-rsid="000d6a18" style:font-size-asian="11pt" style:font-size-complex="11pt"/>
    </style:style>
    <style:style style:name="P171" style:family="paragraph" style:parent-style-name="Table_20_Contents">
      <style:text-properties fo:font-size="11pt" fo:language="de" fo:country="DE" officeooo:rsid="004030e3" officeooo:paragraph-rsid="000f5b65" style:font-size-asian="11pt" style:font-size-complex="11pt"/>
    </style:style>
    <style:style style:name="P172" style:family="paragraph" style:parent-style-name="Table_20_Contents">
      <style:text-properties fo:font-size="11pt" fo:language="de" fo:country="DE" officeooo:rsid="004030e3" officeooo:paragraph-rsid="0012811f" style:font-size-asian="11pt" style:font-size-complex="11pt"/>
    </style:style>
    <style:style style:name="P173" style:family="paragraph" style:parent-style-name="Table_20_Contents">
      <style:text-properties fo:font-size="11pt" fo:language="de" fo:country="DE" officeooo:paragraph-rsid="000d6a18" style:font-size-asian="11pt" style:font-size-complex="11pt"/>
    </style:style>
    <style:style style:name="P174" style:family="paragraph" style:parent-style-name="Table_20_Contents">
      <style:text-properties fo:font-size="11pt" fo:language="de" fo:country="DE" officeooo:rsid="00440946" officeooo:paragraph-rsid="000d6a18" style:font-size-asian="11pt" style:font-size-complex="11pt"/>
    </style:style>
    <style:style style:name="P175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0d6a18" style:font-size-asian="11pt" style:font-size-complex="11pt"/>
    </style:style>
    <style:style style:name="P176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0d6a18" style:font-size-asian="11pt" style:font-size-complex="11pt"/>
    </style:style>
    <style:style style:name="P177" style:family="paragraph" style:parent-style-name="Table_20_Contents">
      <loext:graphic-properties draw:fill="solid" draw:fill-color="#c38312" draw:opacity="100%"/>
      <style:paragraph-properties fo:text-align="center" style:justify-single-word="false" fo:background-color="#c38312"/>
      <style:text-properties fo:font-size="11pt" fo:language="de" fo:country="DE" officeooo:rsid="00440946" officeooo:paragraph-rsid="000d6a18" style:font-size-asian="11pt" style:font-size-complex="11pt"/>
    </style:style>
    <style:style style:name="P178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0f5b65" style:font-size-asian="11pt" style:font-size-complex="11pt"/>
    </style:style>
    <style:style style:name="P179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0f5b65" style:font-size-asian="11pt" style:font-size-complex="11pt"/>
    </style:style>
    <style:style style:name="P180" style:family="paragraph" style:parent-style-name="Table_20_Contents">
      <loext:graphic-properties draw:fill="solid" draw:fill-color="#c38312" draw:opacity="100%"/>
      <style:paragraph-properties fo:text-align="center" style:justify-single-word="false" fo:background-color="#c38312"/>
      <style:text-properties fo:font-size="11pt" fo:language="de" fo:country="DE" officeooo:rsid="00440946" officeooo:paragraph-rsid="000f5b65" style:font-size-asian="11pt" style:font-size-complex="11pt"/>
    </style:style>
    <style:style style:name="P181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12811f" style:font-size-asian="11pt" style:font-size-complex="11pt"/>
    </style:style>
    <style:style style:name="P182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12811f" style:font-size-asian="11pt" style:font-size-complex="11pt"/>
    </style:style>
    <style:style style:name="P183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de" fo:country="DE" officeooo:rsid="00440946" officeooo:paragraph-rsid="0012811f" style:font-size-asian="11pt" style:font-size-complex="11pt"/>
    </style:style>
    <style:style style:name="P184" style:family="paragraph" style:parent-style-name="Table_20_Contents">
      <style:text-properties fo:font-size="11pt" fo:language="de" fo:country="DE" officeooo:rsid="00440946" officeooo:paragraph-rsid="000f5b65" style:font-size-asian="11pt" style:font-size-complex="11pt"/>
    </style:style>
    <style:style style:name="P185" style:family="paragraph" style:parent-style-name="Table_20_Contents">
      <style:text-properties fo:font-size="11pt" fo:language="de" fo:country="DE" officeooo:rsid="00440946" officeooo:paragraph-rsid="0012811f" style:font-size-asian="11pt" style:font-size-complex="11pt"/>
    </style:style>
    <style:style style:name="P186" style:family="paragraph" style:parent-style-name="Table_20_Contents">
      <style:text-properties fo:font-size="11pt" fo:language="de" fo:country="DE" officeooo:paragraph-rsid="000f5b65" style:font-size-asian="11pt" style:font-size-complex="11pt"/>
    </style:style>
    <style:style style:name="P187" style:family="paragraph" style:parent-style-name="Table_20_Contents">
      <style:text-properties fo:font-size="11pt" fo:language="de" fo:country="DE" officeooo:paragraph-rsid="0010eec5" style:font-size-asian="11pt" style:font-size-complex="11pt"/>
    </style:style>
    <style:style style:name="P188" style:family="paragraph" style:parent-style-name="Table_20_Contents">
      <style:text-properties fo:font-size="11pt" fo:language="de" fo:country="DE" officeooo:rsid="005f9cd9" officeooo:paragraph-rsid="0010eec5" style:font-size-asian="11pt" style:font-size-complex="11pt"/>
    </style:style>
    <style:style style:name="P189" style:family="paragraph" style:parent-style-name="Table_20_Contents">
      <style:text-properties fo:font-size="11pt" fo:language="de" fo:country="DE" officeooo:rsid="006729e9" officeooo:paragraph-rsid="0010eec5" style:font-size-asian="11pt" style:font-size-complex="11pt"/>
    </style:style>
    <style:style style:name="P190" style:family="paragraph" style:parent-style-name="Table_20_Contents">
      <style:text-properties fo:font-size="11pt" fo:language="de" fo:country="DE" officeooo:rsid="00600e6e" officeooo:paragraph-rsid="0010eec5" style:font-size-asian="11pt" style:font-size-complex="11pt"/>
    </style:style>
    <style:style style:name="P191" style:family="paragraph" style:parent-style-name="Table_20_Contents">
      <style:text-properties fo:font-size="11pt" fo:language="de" fo:country="DE" officeooo:rsid="00610ab0" officeooo:paragraph-rsid="0010eec5" style:font-size-asian="11pt" style:font-size-complex="11pt"/>
    </style:style>
    <style:style style:name="P192" style:family="paragraph" style:parent-style-name="Table_20_Contents">
      <style:text-properties fo:font-size="11pt" fo:language="de" fo:country="DE" officeooo:rsid="006898ef" officeooo:paragraph-rsid="0010eec5" style:font-size-asian="11pt" style:font-size-complex="11pt"/>
    </style:style>
    <style:style style:name="P193" style:family="paragraph" style:parent-style-name="Table_20_Contents">
      <style:text-properties fo:font-size="11pt" fo:language="de" fo:country="DE" officeooo:rsid="00624cbc" officeooo:paragraph-rsid="0010eec5" style:font-size-asian="11pt" style:font-size-complex="11pt"/>
    </style:style>
    <style:style style:name="P194" style:family="paragraph" style:parent-style-name="Table_20_Contents">
      <style:text-properties fo:font-size="11pt" fo:language="de" fo:country="DE" officeooo:rsid="00641f75" officeooo:paragraph-rsid="0010eec5" style:font-size-asian="11pt" style:font-size-complex="11pt"/>
    </style:style>
    <style:style style:name="P195" style:family="paragraph" style:parent-style-name="Table_20_Contents">
      <style:text-properties fo:font-size="11pt" fo:language="de" fo:country="DE" officeooo:rsid="0065b915" officeooo:paragraph-rsid="0010eec5" style:font-size-asian="11pt" style:font-size-complex="11pt"/>
    </style:style>
    <style:style style:name="P196" style:family="paragraph" style:parent-style-name="Table_20_Contents">
      <style:text-properties fo:font-size="11pt" fo:language="de" fo:country="DE" officeooo:rsid="006e6aeb" officeooo:paragraph-rsid="0010eec5" style:font-size-asian="11pt" style:font-size-complex="11pt"/>
    </style:style>
    <style:style style:name="P197" style:family="paragraph" style:parent-style-name="Table_20_Contents">
      <style:text-properties fo:font-size="11pt" fo:language="de" fo:country="DE" officeooo:rsid="006fa870" officeooo:paragraph-rsid="0010eec5" style:font-size-asian="11pt" style:font-size-complex="11pt"/>
    </style:style>
    <style:style style:name="P198" style:family="paragraph" style:parent-style-name="Table_20_Contents">
      <style:text-properties fo:font-size="11pt" fo:language="de" fo:country="DE" officeooo:rsid="007115da" officeooo:paragraph-rsid="0010eec5" style:font-size-asian="11pt" style:font-size-complex="11pt"/>
    </style:style>
    <style:style style:name="P199" style:family="paragraph" style:parent-style-name="Table_20_Contents">
      <style:text-properties fo:font-size="11pt" fo:language="de" fo:country="DE" officeooo:rsid="0073e946" officeooo:paragraph-rsid="0010eec5" style:font-size-asian="11pt" style:font-size-complex="11pt"/>
    </style:style>
    <style:style style:name="P200" style:family="paragraph" style:parent-style-name="Table_20_Contents">
      <style:paragraph-properties fo:text-align="center" style:justify-single-word="false"/>
      <style:text-properties fo:font-size="11pt" fo:language="de" fo:country="DE" officeooo:rsid="0076868c" officeooo:paragraph-rsid="0010eec5" style:font-size-asian="11pt" style:font-size-complex="11pt"/>
    </style:style>
    <style:style style:name="P201" style:family="paragraph" style:parent-style-name="Table_20_Contents">
      <style:text-properties fo:font-size="11pt" fo:language="de" fo:country="DE" officeooo:rsid="0076868c" officeooo:paragraph-rsid="0010eec5" style:font-size-asian="11pt" style:font-size-complex="11pt"/>
    </style:style>
    <style:style style:name="P202" style:family="paragraph" style:parent-style-name="Table_20_Contents">
      <style:text-properties fo:font-size="11pt" fo:language="de" fo:country="DE" officeooo:rsid="007b46f0" officeooo:paragraph-rsid="0012811f" style:font-size-asian="11pt" style:font-size-complex="11pt"/>
    </style:style>
    <style:style style:name="P203" style:family="paragraph" style:parent-style-name="Table_20_Contents">
      <style:text-properties fo:font-size="11pt" fo:language="de" fo:country="DE" officeooo:paragraph-rsid="0012811f" style:font-size-asian="11pt" style:font-size-complex="11pt"/>
    </style:style>
    <style:style style:name="P204" style:family="paragraph" style:parent-style-name="Table_20_Contents">
      <style:text-properties fo:font-size="11pt" fo:language="de" fo:country="DE" officeooo:rsid="007ff541" officeooo:paragraph-rsid="0012811f" style:font-size-asian="11pt" style:font-size-complex="11pt"/>
    </style:style>
    <style:style style:name="P205" style:family="paragraph" style:parent-style-name="Table_20_Contents">
      <style:paragraph-properties fo:text-align="center" style:justify-single-word="false"/>
      <style:text-properties fo:font-size="11pt" fo:language="de" fo:country="DE" officeooo:rsid="007ff541" officeooo:paragraph-rsid="0012811f" style:font-size-asian="11pt" style:font-size-complex="11pt"/>
    </style:style>
    <style:style style:name="P206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de" fo:country="DE" officeooo:rsid="007ff541" officeooo:paragraph-rsid="0012811f" style:font-size-asian="11pt" style:font-size-complex="11pt"/>
    </style:style>
    <style:style style:name="P207" style:family="paragraph" style:parent-style-name="Table_20_Contents">
      <style:text-properties fo:font-size="11pt" fo:language="de" fo:country="DE" fo:font-style="normal" officeooo:rsid="006e6aeb" officeooo:paragraph-rsid="0010eec5" style:font-size-asian="11pt" style:font-style-asian="normal" style:font-size-complex="11pt" style:font-style-complex="normal"/>
    </style:style>
    <style:style style:name="P208" style:family="paragraph" style:parent-style-name="Table_20_Contents"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209" style:family="paragraph" style:parent-style-name="Table_20_Contents">
      <style:paragraph-properties fo:text-align="center" style:justify-single-word="false"/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210" style:family="paragraph" style:parent-style-name="Table_20_Contents">
      <style:text-properties fo:font-size="11pt" fo:language="de" fo:country="DE" fo:font-style="italic" officeooo:paragraph-rsid="0010eec5" style:font-size-asian="11pt" style:font-style-asian="italic" style:font-size-complex="11pt" style:font-style-complex="italic"/>
    </style:style>
    <style:style style:name="P211" style:family="paragraph" style:parent-style-name="Table_20_Contents">
      <style:paragraph-properties fo:text-align="center" style:justify-single-word="false"/>
      <style:text-properties fo:font-size="11pt" fo:language="de" fo:country="DE" officeooo:rsid="0077bd04" officeooo:paragraph-rsid="0010eec5" fo:background-color="#ff0000" style:font-size-asian="11pt" style:font-size-complex="11pt"/>
    </style:style>
    <style:style style:name="P212" style:family="paragraph" style:parent-style-name="Table_20_Contents">
      <style:text-properties fo:color="#dc0000" fo:font-size="12pt" fo:language="de" fo:country="DE" officeooo:paragraph-rsid="000d6a18" style:font-size-asian="12pt" style:font-size-complex="12pt"/>
    </style:style>
    <style:style style:name="P213" style:family="paragraph" style:parent-style-name="Table_20_Contents">
      <style:text-properties fo:color="#dc0000" fo:font-size="12pt" fo:language="de" fo:country="DE" officeooo:rsid="001f081e" officeooo:paragraph-rsid="000d6a18" style:font-size-asian="12pt" style:font-size-complex="12pt"/>
    </style:style>
    <style:style style:name="P214" style:family="paragraph" style:parent-style-name="Table_20_Contents">
      <style:text-properties fo:language="de" fo:country="DE" officeooo:paragraph-rsid="000d6a18"/>
    </style:style>
    <style:style style:name="P215" style:family="paragraph" style:parent-style-name="Table_20_Contents">
      <style:text-properties fo:color="#232629" fo:font-size="11pt" fo:language="de" fo:country="DE" officeooo:rsid="002fa462" officeooo:paragraph-rsid="000d6a18" fo:background-color="#1d99f3" style:font-size-asian="11pt" style:font-size-complex="11pt"/>
    </style:style>
    <style:style style:name="P216" style:family="paragraph" style:parent-style-name="Table_20_Contents">
      <style:text-properties fo:color="#232629" fo:font-size="11pt" fo:language="de" fo:country="DE" officeooo:paragraph-rsid="000d6a18" fo:background-color="#1d99f3" style:font-size-asian="11pt" style:font-size-complex="11pt"/>
    </style:style>
    <style:style style:name="P217" style:family="paragraph" style:parent-style-name="Table_20_Contents">
      <style:text-properties fo:color="#232629" fo:font-size="11pt" fo:language="de" fo:country="DE" officeooo:paragraph-rsid="000d6a18" fo:background-color="#11d116" style:font-size-asian="11pt" style:font-size-complex="11pt"/>
    </style:style>
    <style:style style:name="P218" style:family="paragraph" style:parent-style-name="Table_20_Contents">
      <style:text-properties fo:color="#232629" fo:font-size="11pt" fo:language="de" fo:country="DE" officeooo:paragraph-rsid="000d6a18" fo:background-color="#c9ce3b" style:font-size-asian="11pt" style:font-size-complex="11pt"/>
    </style:style>
    <style:style style:name="P219" style:family="paragraph" style:parent-style-name="Table_20_Contents">
      <style:text-properties style:font-name="Liberation Serif" fo:font-size="12pt" fo:language="de" fo:country="DE" officeooo:paragraph-rsid="000d6a18" style:font-size-asian="12pt" style:font-size-complex="12pt"/>
    </style:style>
    <style:style style:name="P220" style:family="paragraph" style:parent-style-name="Table_20_Contents">
      <style:text-properties fo:color="#ff0000" fo:font-size="11pt" fo:language="de" fo:country="DE" officeooo:rsid="005f9cd9" officeooo:paragraph-rsid="0010eec5" style:font-size-asian="11pt" style:font-size-complex="11pt"/>
    </style:style>
    <style:style style:name="P221" style:family="paragraph" style:parent-style-name="Table_20_Contents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2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d763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text-properties officeooo:rsid="001bc2d3" officeooo:paragraph-rsid="001bc2d3"/>
    </style:style>
    <style:style style:name="P226" style:family="paragraph" style:parent-style-name="Contents_20_3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27" style:family="paragraph" style:parent-style-name="Heading_20_2">
      <style:text-properties officeooo:paragraph-rsid="003325ba"/>
    </style:style>
    <style:style style:name="P228" style:family="paragraph" style:parent-style-name="Table_20_Contents">
      <style:text-properties officeooo:rsid="001bc2d3" officeooo:paragraph-rsid="001bc2d3"/>
    </style:style>
    <style:style style:name="P229" style:family="paragraph" style:parent-style-name="Table_20_Contents">
      <style:text-properties officeooo:rsid="001bc2d3" officeooo:paragraph-rsid="002896f1"/>
    </style:style>
    <style:style style:name="P230" style:family="paragraph" style:parent-style-name="Table_20_Contents">
      <style:text-properties officeooo:rsid="001bc2d3" officeooo:paragraph-rsid="00293058"/>
    </style:style>
    <style:style style:name="P231" style:family="paragraph" style:parent-style-name="Table_20_Contents">
      <style:paragraph-properties fo:text-align="center" style:justify-single-word="false"/>
      <style:text-properties officeooo:rsid="001bc2d3" officeooo:paragraph-rsid="001bc2d3"/>
    </style:style>
    <style:style style:name="P232" style:family="paragraph" style:parent-style-name="Table_20_Contents">
      <style:text-properties officeooo:rsid="001bc2d3" officeooo:paragraph-rsid="002ab8f6"/>
    </style:style>
    <style:style style:name="P233" style:family="paragraph" style:parent-style-name="Table_20_Contents">
      <style:text-properties officeooo:paragraph-rsid="002896f1"/>
    </style:style>
    <style:style style:name="P234" style:family="paragraph" style:parent-style-name="Table_20_Contents">
      <style:text-properties officeooo:rsid="002896f1" officeooo:paragraph-rsid="002896f1"/>
    </style:style>
    <style:style style:name="P235" style:family="paragraph" style:parent-style-name="Table_20_Contents">
      <style:text-properties officeooo:rsid="002896f1" officeooo:paragraph-rsid="002ab8f6"/>
    </style:style>
    <style:style style:name="P236" style:family="paragraph" style:parent-style-name="Table_20_Contents">
      <style:text-properties officeooo:rsid="00293058" officeooo:paragraph-rsid="00293058"/>
    </style:style>
    <style:style style:name="P237" style:family="paragraph" style:parent-style-name="Table_20_Contents">
      <style:paragraph-properties fo:text-align="center" style:justify-single-word="false"/>
      <style:text-properties officeooo:rsid="00293058" officeooo:paragraph-rsid="00293058"/>
    </style:style>
    <style:style style:name="P238" style:family="paragraph" style:parent-style-name="Table_20_Contents">
      <style:text-properties officeooo:rsid="00293058" officeooo:paragraph-rsid="002ab8f6"/>
    </style:style>
    <style:style style:name="P239" style:family="paragraph" style:parent-style-name="Table_20_Contents">
      <style:text-properties officeooo:paragraph-rsid="002ab8f6"/>
    </style:style>
    <style:style style:name="P240" style:family="paragraph" style:parent-style-name="Table_20_Contents">
      <style:text-properties officeooo:rsid="002c177b" officeooo:paragraph-rsid="002c177b"/>
    </style:style>
    <style:style style:name="P241" style:family="paragraph" style:parent-style-name="Table_20_Contents">
      <style:paragraph-properties fo:text-align="center" style:justify-single-word="false"/>
      <style:text-properties officeooo:rsid="002c177b" officeooo:paragraph-rsid="002c177b"/>
    </style:style>
    <style:style style:name="P2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text-properties fo:font-size="11pt" style:font-size-asian="11pt" style:font-size-complex="11pt"/>
    </style:style>
    <style:style style:name="P244" style:family="paragraph" style:parent-style-name="Table_20_Contents">
      <style:text-properties fo:font-size="11pt" officeooo:rsid="002f8cab" officeooo:paragraph-rsid="002f8cab" style:font-size-asian="11pt" style:font-size-complex="11pt"/>
    </style:style>
    <style:style style:name="P245" style:family="paragraph" style:parent-style-name="Table_20_Contents">
      <style:text-properties officeooo:rsid="003179a2" officeooo:paragraph-rsid="003179a2"/>
    </style:style>
    <style:style style:name="P246" style:family="paragraph" style:parent-style-name="Text_20_body">
      <style:text-properties officeooo:rsid="002896f1" officeooo:paragraph-rsid="002896f1"/>
    </style:style>
    <style:style style:name="P247" style:family="paragraph" style:parent-style-name="Text_20_body">
      <style:text-properties officeooo:rsid="003179a2" officeooo:paragraph-rsid="003179a2"/>
    </style:style>
    <style:style style:name="P248" style:family="paragraph" style:parent-style-name="Text_20_body">
      <style:text-properties officeooo:paragraph-rsid="003179a2"/>
    </style:style>
    <style:style style:name="P249" style:family="paragraph" style:parent-style-name="Heading_20_3">
      <style:text-properties officeooo:paragraph-rsid="0024b37c"/>
    </style:style>
    <style:style style:name="P250" style:family="paragraph" style:parent-style-name="Heading_20_3">
      <style:text-properties officeooo:rsid="0024b37c" officeooo:paragraph-rsid="0024b37c"/>
    </style:style>
    <style:style style:name="P251" style:family="paragraph" style:parent-style-name="Contents_20_4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52" style:family="paragraph" style:parent-style-name="Contents_20_1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53" style:family="paragraph" style:parent-style-name="Contents_20_2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54" style:family="paragraph" style:parent-style-name="Footer">
      <style:paragraph-properties fo:text-align="center" style:justify-single-word="false"/>
      <style:text-properties officeooo:rsid="0026ed05" officeooo:paragraph-rsid="0026ed05"/>
    </style:style>
    <style:style style:name="P255" style:family="paragraph" style:parent-style-name="Standard">
      <style:text-properties fo:font-size="11pt" fo:language="de" fo:country="DE" style:text-underline-style="none" officeooo:rsid="004e9ba2" officeooo:paragraph-rsid="000d6a18" style:font-size-asian="11pt" style:font-size-complex="11pt"/>
    </style:style>
    <style:style style:name="P256" style:family="paragraph" style:parent-style-name="Standard">
      <style:text-properties fo:font-size="11pt" fo:language="de" fo:country="DE" style:text-underline-style="none" officeooo:rsid="004e9ba2" officeooo:paragraph-rsid="000f5b65" style:font-size-asian="11pt" style:font-size-complex="11pt"/>
    </style:style>
    <style:style style:name="P257" style:family="paragraph" style:parent-style-name="Standard">
      <style:text-properties fo:font-size="11pt" fo:language="de" fo:country="DE" style:text-underline-style="none" officeooo:rsid="004d5d0d" officeooo:paragraph-rsid="000f5b65" style:font-size-asian="11pt" style:font-size-complex="11pt"/>
    </style:style>
    <style:style style:name="P258" style:family="paragraph" style:parent-style-name="Standard">
      <style:text-properties fo:font-size="11pt" fo:language="de" fo:country="DE" style:text-underline-style="none" officeooo:rsid="004d5d0d" officeooo:paragraph-rsid="001ec174" style:font-size-asian="11pt" style:font-size-complex="11pt"/>
    </style:style>
    <style:style style:name="P259" style:family="paragraph" style:parent-style-name="Standard">
      <style:text-properties fo:font-size="11pt" fo:language="de" fo:country="DE" style:text-underline-style="none" officeooo:rsid="004bd700" officeooo:paragraph-rsid="001ec174" style:font-size-asian="11pt" style:font-size-complex="11pt"/>
    </style:style>
    <style:style style:name="P260" style:family="paragraph" style:parent-style-name="Standard">
      <style:text-properties fo:font-size="11pt" fo:language="de" fo:country="DE" style:text-underline-style="none" officeooo:rsid="004c5533" officeooo:paragraph-rsid="001ec174" style:font-size-asian="11pt" style:font-size-complex="11pt"/>
    </style:style>
    <style:style style:name="P261" style:family="paragraph" style:parent-style-name="Standard">
      <style:text-properties fo:font-size="11pt" fo:language="de" fo:country="DE" style:text-underline-style="solid" style:text-underline-width="auto" style:text-underline-color="font-color" officeooo:rsid="00749af3" officeooo:paragraph-rsid="000d6a18" fo:background-color="#00ff7f" style:font-size-asian="11pt" style:font-size-complex="11pt"/>
    </style:style>
    <style:style style:name="P262" style:family="paragraph" style:parent-style-name="Standard">
      <style:text-properties fo:font-size="11pt" fo:language="de" fo:country="DE" style:text-underline-style="solid" style:text-underline-width="auto" style:text-underline-color="font-color" officeooo:rsid="004bd700" officeooo:paragraph-rsid="001ec174" fo:background-color="#00ff7f" style:font-size-asian="11pt" style:font-size-complex="11pt"/>
    </style:style>
    <style:style style:name="P263" style:family="paragraph" style:parent-style-name="Standard">
      <style:text-properties fo:font-size="11pt" fo:language="de" fo:country="DE" officeooo:rsid="00156bb4" officeooo:paragraph-rsid="00156bb4" style:font-size-asian="11pt" style:font-size-complex="11pt"/>
    </style:style>
    <style:style style:name="P264" style:family="paragraph" style:parent-style-name="Standard">
      <style:text-properties fo:font-size="11pt" fo:language="de" fo:country="DE" officeooo:rsid="009423b4" officeooo:paragraph-rsid="001456fe" style:font-size-asian="11pt" style:font-size-complex="11pt"/>
    </style:style>
    <style:style style:name="P265" style:family="paragraph" style:parent-style-name="Standard">
      <style:text-properties fo:font-size="11pt" fo:language="de" fo:country="DE" officeooo:rsid="002c177b" officeooo:paragraph-rsid="002c177b" style:font-size-asian="11pt" style:font-size-complex="11pt"/>
    </style:style>
    <style:style style:name="P266" style:family="paragraph" style:parent-style-name="Standard">
      <style:text-properties fo:font-size="11pt" fo:language="de" fo:country="DE" officeooo:rsid="00880f31" officeooo:paragraph-rsid="00144589" style:font-size-asian="11pt" style:font-size-complex="11pt"/>
    </style:style>
    <style:style style:name="P267" style:family="paragraph" style:parent-style-name="Standard">
      <style:text-properties fo:font-size="11pt" fo:language="de" fo:country="DE" officeooo:rsid="00880f31" officeooo:paragraph-rsid="002d4c43" style:font-size-asian="11pt" style:font-size-complex="11pt"/>
    </style:style>
    <style:style style:name="P268" style:family="paragraph" style:parent-style-name="Standard">
      <style:text-properties fo:font-size="11pt" fo:language="de" fo:country="DE" officeooo:rsid="002f8cab" officeooo:paragraph-rsid="002f8cab" style:font-size-asian="11pt" style:font-size-complex="11pt"/>
    </style:style>
    <style:style style:name="P269" style:family="paragraph" style:parent-style-name="Standard">
      <style:text-properties fo:color="#00a65d" fo:language="de" fo:country="DE" officeooo:rsid="00159a66" officeooo:paragraph-rsid="00159a66"/>
    </style:style>
    <style:style style:name="P270" style:family="paragraph" style:parent-style-name="Standard">
      <style:text-properties fo:language="de" fo:country="DE"/>
    </style:style>
    <style:style style:name="P271" style:family="paragraph" style:parent-style-name="Standard">
      <style:text-properties fo:language="de" fo:country="DE" officeooo:rsid="0018e8ce" officeooo:paragraph-rsid="0018e8ce"/>
    </style:style>
    <style:style style:name="P272" style:family="paragraph" style:parent-style-name="Standard">
      <style:text-properties fo:font-size="13pt" fo:language="de" fo:country="DE" fo:font-weight="bold" officeooo:rsid="00749af3" officeooo:paragraph-rsid="000d6a18" style:font-size-asian="13pt" style:font-weight-asian="bold" style:font-size-complex="13pt" style:font-weight-complex="bold"/>
    </style:style>
    <style:style style:name="P273" style:family="paragraph" style:parent-style-name="Standard">
      <style:text-properties fo:color="#ce181e" fo:font-size="11pt" fo:language="de" fo:country="DE" officeooo:rsid="0014e46e" officeooo:paragraph-rsid="0014e46e" style:font-size-asian="11pt" style:font-size-complex="11pt"/>
    </style:style>
    <style:style style:name="P274" style:family="paragraph" style:parent-style-name="Standard">
      <style:paragraph-properties fo:text-align="center" style:justify-single-word="false"/>
      <style:text-properties officeooo:rsid="001bc2d3" officeooo:paragraph-rsid="001bc2d3"/>
    </style:style>
    <style:style style:name="P275" style:family="paragraph" style:parent-style-name="Heading_20_4">
      <style:text-properties officeooo:paragraph-rsid="0024b37c"/>
    </style:style>
    <style:style style:name="P276" style:family="paragraph" style:parent-style-name="Heading_20_1">
      <style:text-properties officeooo:paragraph-rsid="003325ba"/>
    </style:style>
    <style:style style:name="P277" style:family="paragraph" style:parent-style-name="Heading_20_1">
      <style:text-properties officeooo:paragraph-rsid="00348dc0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253880"/>
    </style:style>
    <style:style style:name="T3" style:family="text">
      <style:text-properties officeooo:rsid="0025cc0e"/>
    </style:style>
    <style:style style:name="T4" style:family="text">
      <style:text-properties officeooo:rsid="00283eef"/>
    </style:style>
    <style:style style:name="T5" style:family="text">
      <style:text-properties fo:color="#dc0000"/>
    </style:style>
    <style:style style:name="T6" style:family="text">
      <style:text-properties fo:color="#dc0000" fo:font-size="12pt" style:font-size-asian="12pt" style:font-size-complex="12pt"/>
    </style:style>
    <style:style style:name="T7" style:family="text">
      <style:text-properties fo:color="#dc0000" fo:font-size="12pt" officeooo:rsid="002e40af" style:font-size-asian="12pt" style:font-size-complex="12pt"/>
    </style:style>
    <style:style style:name="T8" style:family="text">
      <style:text-properties fo:color="#dc0000" fo:font-size="12pt" officeooo:rsid="002aa2db" style:font-size-asian="12pt" style:font-size-complex="12pt"/>
    </style:style>
    <style:style style:name="T9" style:family="text">
      <style:text-properties fo:color="#dc0000" fo:font-size="12pt" officeooo:rsid="00283eef" style:font-size-asian="12pt" style:font-size-complex="12pt"/>
    </style:style>
    <style:style style:name="T10" style:family="text">
      <style:text-properties fo:color="#dc0000" officeooo:rsid="00204ec2"/>
    </style:style>
    <style:style style:name="T11" style:family="text">
      <style:text-properties fo:color="#ff0000"/>
    </style:style>
    <style:style style:name="T12" style:family="text">
      <style:text-properties fo:color="#ff0000" fo:font-size="12pt" officeooo:rsid="00283eef" style:font-size-asian="12pt" style:font-size-complex="12pt"/>
    </style:style>
    <style:style style:name="T13" style:family="text">
      <style:text-properties fo:color="#ff0000" fo:font-size="12pt" officeooo:rsid="002e40af" style:font-size-asian="12pt" style:font-size-complex="12pt"/>
    </style:style>
    <style:style style:name="T14" style:family="text">
      <style:text-properties fo:color="#ff0000" officeooo:rsid="00204ec2"/>
    </style:style>
    <style:style style:name="T15" style:family="text">
      <style:text-properties fo:color="#ff0000" officeooo:rsid="00283eef"/>
    </style:style>
    <style:style style:name="T16" style:family="text">
      <style:text-properties officeooo:rsid="002aa2db"/>
    </style:style>
    <style:style style:name="T17" style:family="text">
      <style:text-properties fo:color="#000000"/>
    </style:style>
    <style:style style:name="T18" style:family="text">
      <style:text-properties fo:color="#000000" officeooo:rsid="00331d3e"/>
    </style:style>
    <style:style style:name="T19" style:family="text">
      <style:text-properties officeooo:rsid="002fa462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2" style:family="text">
      <style:text-properties officeooo:rsid="0030b5f0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2fa462"/>
    </style:style>
    <style:style style:name="T25" style:family="text">
      <style:text-properties officeooo:rsid="00331d3e"/>
    </style:style>
    <style:style style:name="T26" style:family="text">
      <style:text-properties officeooo:rsid="0034fc32"/>
    </style:style>
    <style:style style:name="T27" style:family="text">
      <style:text-properties officeooo:rsid="0035a453"/>
    </style:style>
    <style:style style:name="T28" style:family="text">
      <style:text-properties officeooo:rsid="003df349"/>
    </style:style>
    <style:style style:name="T29" style:family="text">
      <style:text-properties officeooo:rsid="004c5533"/>
    </style:style>
    <style:style style:name="T30" style:family="text">
      <style:text-properties officeooo:rsid="004d9ca5"/>
    </style:style>
    <style:style style:name="T31" style:family="text">
      <style:text-properties officeooo:rsid="004faa21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5e59bc" style:font-style-asian="italic" style:font-style-complex="italic"/>
    </style:style>
    <style:style style:name="T34" style:family="text">
      <style:text-properties fo:font-style="italic" fo:background-color="#ff0000" loext:char-shading-value="0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7dc01f" style:font-style-asian="italic" style:font-weight-asian="normal" style:font-style-complex="italic" style:font-weight-complex="normal"/>
    </style:style>
    <style:style style:name="T37" style:family="text">
      <style:text-properties officeooo:rsid="008586f9"/>
    </style:style>
    <style:style style:name="T38" style:family="text">
      <style:text-properties officeooo:rsid="0056d439"/>
    </style:style>
    <style:style style:name="T39" style:family="text">
      <style:text-properties officeooo:rsid="0065b915"/>
    </style:style>
    <style:style style:name="T40" style:family="text">
      <style:text-properties officeooo:rsid="006898ef"/>
    </style:style>
    <style:style style:name="T41" style:family="text">
      <style:text-properties officeooo:rsid="006ab3d3"/>
    </style:style>
    <style:style style:name="T42" style:family="text">
      <style:text-properties officeooo:rsid="006df7bd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45" style:family="text">
      <style:text-properties officeooo:rsid="006e8d4b"/>
    </style:style>
    <style:style style:name="T46" style:family="text">
      <style:text-properties officeooo:rsid="007115da"/>
    </style:style>
    <style:style style:name="T47" style:family="text">
      <style:text-properties officeooo:rsid="007af30a"/>
    </style:style>
    <style:style style:name="T48" style:family="text">
      <style:text-properties officeooo:rsid="007ff541"/>
    </style:style>
    <style:style style:name="T49" style:family="text">
      <style:text-properties officeooo:rsid="0083bb74"/>
    </style:style>
    <style:style style:name="T50" style:family="text">
      <style:text-properties officeooo:rsid="00820d7c"/>
    </style:style>
    <style:style style:name="T51" style:family="text">
      <style:text-properties fo:font-size="8pt"/>
    </style:style>
    <style:style style:name="T52" style:family="text">
      <style:text-properties officeooo:rsid="008906b1"/>
    </style:style>
    <style:style style:name="T53" style:family="text">
      <style:text-properties officeooo:rsid="0097b527"/>
    </style:style>
    <style:style style:name="T54" style:family="text">
      <style:text-properties officeooo:rsid="008e160c"/>
    </style:style>
    <style:style style:name="T55" style:family="text">
      <style:text-properties officeooo:rsid="0090c748"/>
    </style:style>
    <style:style style:name="T56" style:family="text">
      <style:text-properties officeooo:rsid="00934832"/>
    </style:style>
    <style:style style:name="T57" style:family="text">
      <style:text-properties officeooo:rsid="0093fb45"/>
    </style:style>
    <style:style style:name="T58" style:family="text">
      <style:text-properties fo:background-color="#fff200" loext:char-shading-value="0"/>
    </style:style>
    <style:style style:name="T59" style:family="text">
      <style:text-properties fo:background-color="#fff200" loext:char-shading-value="0"/>
    </style:style>
    <style:style style:name="T60" style:family="text">
      <style:text-properties fo:color="#ce181e"/>
    </style:style>
    <style:style style:name="T61" style:family="text">
      <style:text-properties officeooo:rsid="00156bb4"/>
    </style:style>
    <style:style style:name="T62" style:family="text">
      <style:text-properties fo:color="#ed1c24"/>
    </style:style>
    <style:style style:name="T63" style:family="text">
      <style:text-properties fo:background-color="#ed1c24" loext:char-shading-value="0"/>
    </style:style>
    <style:style style:name="T64" style:family="text">
      <style:text-properties fo:color="#00a65d"/>
    </style:style>
    <style:style style:name="T65" style:family="text">
      <style:text-properties fo:background-color="#72bf44" loext:char-shading-value="0"/>
    </style:style>
    <style:style style:name="T66" style:family="text">
      <style:text-properties officeooo:rsid="003179a2" fo:background-color="#72bf44" loext:char-shading-value="0"/>
    </style:style>
    <style:style style:name="T67" style:family="text">
      <style:text-properties officeooo:rsid="003179a2" fo:background-color="#72bf44" loext:char-shading-value="0"/>
    </style:style>
    <style:style style:name="T68" style:family="text">
      <style:text-properties fo:background-color="#adc5e7" loext:char-shading-value="0"/>
    </style:style>
    <style:style style:name="T69" style:family="text">
      <style:text-properties style:text-line-through-style="solid" style:text-line-through-type="single" officeooo:rsid="0018a74c"/>
    </style:style>
    <style:style style:name="T70" style:family="text">
      <style:text-properties officeooo:rsid="001fd713"/>
    </style:style>
    <style:style style:name="T71" style:family="text">
      <style:text-properties officeooo:rsid="001f081e"/>
    </style:style>
    <style:style style:name="T72" style:family="text">
      <style:text-properties officeooo:rsid="00204ec2"/>
    </style:style>
    <style:style style:name="T73" style:family="text">
      <style:text-properties officeooo:rsid="002503e6"/>
    </style:style>
    <style:style style:name="T74" style:family="text">
      <style:text-properties officeooo:rsid="00273213"/>
    </style:style>
    <style:style style:name="T75" style:family="text">
      <style:text-properties officeooo:rsid="002a739e"/>
    </style:style>
    <style:style style:name="T76" style:family="text">
      <style:text-properties officeooo:rsid="003bddc9"/>
    </style:style>
    <style:style style:name="T77" style:family="text">
      <style:text-properties officeooo:rsid="003fc732"/>
    </style:style>
    <style:style style:name="T78" style:family="text">
      <style:text-properties officeooo:rsid="0051afe1"/>
    </style:style>
    <style:style style:name="T79" style:family="text">
      <style:text-properties officeooo:rsid="0059dd99"/>
    </style:style>
    <style:style style:name="T80" style:family="text">
      <style:text-properties officeooo:rsid="00610ab0"/>
    </style:style>
    <style:style style:name="T81" style:family="text">
      <style:text-properties officeooo:rsid="005e59bc"/>
    </style:style>
    <style:style style:name="T82" style:family="text">
      <style:text-properties officeooo:rsid="006e6aeb"/>
    </style:style>
    <style:style style:name="T83" style:family="text">
      <style:text-properties officeooo:rsid="0077bd04"/>
    </style:style>
    <style:style style:name="T84" style:family="text">
      <style:text-properties officeooo:rsid="00796ae3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7dc01f" style:font-weight-asian="normal" style:font-weight-complex="normal"/>
    </style:style>
    <style:style style:name="T87" style:family="text">
      <style:text-properties fo:font-weight="bold"/>
    </style:style>
    <style:style style:name="T88" style:family="text">
      <style:text-properties fo:font-weight="bold" officeooo:rsid="007dc01f"/>
    </style:style>
    <style:style style:name="T89" style:family="text">
      <style:text-properties officeooo:rsid="007dc01f"/>
    </style:style>
    <style:style style:name="T90" style:family="text">
      <style:text-properties officeooo:rsid="001a7ff0"/>
    </style:style>
    <style:style style:name="T91" style:family="text">
      <style:text-properties officeooo:rsid="001bc2d3"/>
    </style:style>
    <style:style style:name="T92" style:family="text">
      <style:text-properties fo:background-color="#00a65d" loext:char-shading-value="0"/>
    </style:style>
    <style:style style:name="T93" style:family="text">
      <style:text-properties fo:background-color="#00a65d" loext:char-shading-value="0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officeooo:rsid="002147ab"/>
    </style:style>
    <style:style style:name="T96" style:family="text">
      <style:text-properties officeooo:rsid="0022c3c4"/>
    </style:style>
    <style:style style:name="T97" style:family="text">
      <style:text-properties officeooo:rsid="0024b37c"/>
    </style:style>
    <style:style style:name="T98" style:family="text">
      <style:text-properties officeooo:rsid="00281466"/>
    </style:style>
    <style:style style:name="T99" style:family="text">
      <style:text-properties officeooo:rsid="002d4c43"/>
    </style:style>
    <style:style style:name="T100" style:family="text">
      <style:text-properties officeooo:rsid="002f8cab"/>
    </style:style>
    <style:style style:name="T101" style:family="text">
      <style:text-properties officeooo:rsid="003179a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RAMMATIK</text:p>
      <text:p text:style-name="P85"/>
      <text:p text:style-name="P85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52"><text:a xlink:type="simple" xlink:href="#__RefHeading___Toc8861_3204759922" text:style-name="Index_20_Link" text:visited-style-name="Index_20_Link">0 Phonetik<text:tab/>3</text:a></text:p>
          <text:p text:style-name="P253"><text:a xlink:type="simple" xlink:href="#__RefHeading___Toc8863_3204759922" text:style-name="Index_20_Link" text:visited-style-name="Index_20_Link">0.1 Die Vokal<text:tab/>3</text:a></text:p>
          <text:p text:style-name="P253"><text:a xlink:type="simple" xlink:href="#__RefHeading___Toc8865_3204759922" text:style-name="Index_20_Link" text:visited-style-name="Index_20_Link">0.2 Die Diphtonge<text:tab/>4</text:a></text:p>
          <text:p text:style-name="P253"><text:a xlink:type="simple" xlink:href="#__RefHeading___Toc8867_3204759922" text:style-name="Index_20_Link" text:visited-style-name="Index_20_Link">0.3 Die Konsonanten<text:tab/>5</text:a></text:p>
          <text:p text:style-name="P252"><text:a xlink:type="simple" xlink:href="#__RefHeading___Toc8869_3204759922" text:style-name="Index_20_Link" text:visited-style-name="Index_20_Link">1 Der Artikel<text:tab/>6</text:a></text:p>
          <text:p text:style-name="P253"><text:a xlink:type="simple" xlink:href="#__RefHeading___Toc8871_3204759922" text:style-name="Index_20_Link" text:visited-style-name="Index_20_Link">1.a Der Gebrauch des bestimmten Artikels<text:tab/>6</text:a></text:p>
          <text:p text:style-name="P253"><text:a xlink:type="simple" xlink:href="#__RefHeading___Toc8873_3204759922" text:style-name="Index_20_Link" text:visited-style-name="Index_20_Link">1.b Der Gebrauch des unbestimmten Artikels<text:tab/>6</text:a></text:p>
          <text:p text:style-name="P253"><text:a xlink:type="simple" xlink:href="#__RefHeading___Toc8875_3204759922" text:style-name="Index_20_Link" text:visited-style-name="Index_20_Link">1.c Das Fehlen des Artikels<text:tab/>7</text:a></text:p>
          <text:p text:style-name="P253"><text:a xlink:type="simple" xlink:href="#__RefHeading___Toc8877_3204759922" text:style-name="Index_20_Link" text:visited-style-name="Index_20_Link">1.1 Der bestimmte Artikel<text:tab/>8</text:a></text:p>
          <text:p text:style-name="P226"><text:a xlink:type="simple" xlink:href="#__RefHeading___Toc8879_3204759922" text:style-name="Index_20_Link" text:visited-style-name="Index_20_Link">1.1.1 Der Gebrauch des bestimmten Artikels<text:tab/>8</text:a></text:p>
          <text:p text:style-name="P253"><text:a xlink:type="simple" xlink:href="#__RefHeading___Toc8881_3204759922" text:style-name="Index_20_Link" text:visited-style-name="Index_20_Link">1.2 Der unbestimmte Artikel<text:tab/>8</text:a></text:p>
          <text:p text:style-name="P226"><text:a xlink:type="simple" xlink:href="#__RefHeading___Toc8883_3204759922" text:style-name="Index_20_Link" text:visited-style-name="Index_20_Link">1.2.1 Der Gebrauch des unbestimmten Artikels<text:tab/>9</text:a></text:p>
          <text:p text:style-name="P253"><text:a xlink:type="simple" xlink:href="#__RefHeading___Toc8885_3204759922" text:style-name="Index_20_Link" text:visited-style-name="Index_20_Link">1.3 Das Fehlen des Artikels<text:tab/>9</text:a></text:p>
          <text:p text:style-name="P252"><text:a xlink:type="simple" xlink:href="#__RefHeading___Toc8887_3204759922" text:style-name="Index_20_Link" text:visited-style-name="Index_20_Link">2 Das Substantiv<text:tab/>10</text:a></text:p>
          <text:p text:style-name="P253"><text:a xlink:type="simple" xlink:href="#__RefHeading___Toc8889_3204759922" text:style-name="Index_20_Link" text:visited-style-name="Index_20_Link">2.1 Das Genus<text:tab/>10</text:a></text:p>
          <text:p text:style-name="P226"><text:a xlink:type="simple" xlink:href="#__RefHeading___Toc8891_3204759922" text:style-name="Index_20_Link" text:visited-style-name="Index_20_Link">2.1.2 masculinum<text:tab/>10</text:a></text:p>
          <text:p text:style-name="P226"><text:a xlink:type="simple" xlink:href="#__RefHeading___Toc8893_3204759922" text:style-name="Index_20_Link" text:visited-style-name="Index_20_Link">2.1.3 femininum<text:tab/>10</text:a></text:p>
          <text:p text:style-name="P226"><text:a xlink:type="simple" xlink:href="#__RefHeading___Toc8895_3204759922" text:style-name="Index_20_Link" text:visited-style-name="Index_20_Link">2.1.4 neutrum<text:tab/>10</text:a></text:p>
          <text:p text:style-name="P253"><text:a xlink:type="simple" xlink:href="#__RefHeading___Toc8897_3204759922" text:style-name="Index_20_Link" text:visited-style-name="Index_20_Link">2.a Suffixe der Substantive und das grammatische Geschlecht<text:tab/>11</text:a></text:p>
          <text:p text:style-name="P226"><text:a xlink:type="simple" xlink:href="#__RefHeading___Toc8899_3204759922" text:style-name="Index_20_Link" text:visited-style-name="Index_20_Link">2.a.1 masculinum<text:tab/>11</text:a></text:p>
          <text:p text:style-name="P226"><text:a xlink:type="simple" xlink:href="#__RefHeading___Toc8901_3204759922" text:style-name="Index_20_Link" text:visited-style-name="Index_20_Link">2.a.2 femininum<text:tab/>11</text:a></text:p>
          <text:p text:style-name="P226"><text:a xlink:type="simple" xlink:href="#__RefHeading___Toc8903_3204759922" text:style-name="Index_20_Link" text:visited-style-name="Index_20_Link">2.a.3 neutrum<text:tab/>11</text:a></text:p>
          <text:p text:style-name="P253"><text:a xlink:type="simple" xlink:href="#__RefHeading___Toc8905_3204759922" text:style-name="Index_20_Link" text:visited-style-name="Index_20_Link">2.2 Der Plural<text:tab/>12</text:a></text:p>
          <text:p text:style-name="P253"><text:a xlink:type="simple" xlink:href="#__RefHeading___Toc8907_3204759922" text:style-name="Index_20_Link" text:visited-style-name="Index_20_Link">2.3 Der Kasus<text:tab/>13</text:a></text:p>
          <text:p text:style-name="P226"><text:a xlink:type="simple" xlink:href="#__RefHeading___Toc8909_3204759922" text:style-name="Index_20_Link" text:visited-style-name="Index_20_Link">2.3.a Deklination<text:tab/>14</text:a></text:p>
          <text:p text:style-name="P251"><text:a xlink:type="simple" xlink:href="#__RefHeading___Toc8911_3204759922" text:style-name="Index_20_Link" text:visited-style-name="Index_20_Link">2.3.a.1 Die starke Deklination<text:tab/>14</text:a></text:p>
          <text:p text:style-name="P251"><text:a xlink:type="simple" xlink:href="#__RefHeading___Toc8913_3204759922" text:style-name="Index_20_Link" text:visited-style-name="Index_20_Link">2.3.a.2 Die schwache Deklination<text:tab/>14</text:a></text:p>
          <text:p text:style-name="P251"><text:a xlink:type="simple" xlink:href="#__RefHeading___Toc8915_3204759922" text:style-name="Index_20_Link" text:visited-style-name="Index_20_Link">2.3.a.3 Die weibliche Deklination<text:tab/>15</text:a></text:p>
          <text:p text:style-name="P251"><text:a xlink:type="simple" xlink:href="#__RefHeading___Toc8917_3204759922" text:style-name="Index_20_Link" text:visited-style-name="Index_20_Link">2.3.a.4 Die gemischte Deklination<text:tab/>15</text:a></text:p>
          <text:p text:style-name="P251"><text:a xlink:type="simple" xlink:href="#__RefHeading___Toc8919_3204759922" text:style-name="Index_20_Link" text:visited-style-name="Index_20_Link">2.3.a.5 Die Deklination der Substantive im Plural<text:tab/>15</text:a></text:p>
          <text:p text:style-name="P226"><text:a xlink:type="simple" xlink:href="#__RefHeading___Toc8921_3204759922" text:style-name="Index_20_Link" text:visited-style-name="Index_20_Link">2.3.b Bedeutung und Funktionen der Fälle<text:tab/>16</text:a></text:p>
          <text:p text:style-name="P251"><text:a xlink:type="simple" xlink:href="#__RefHeading___Toc8923_3204759922" text:style-name="Index_20_Link" text:visited-style-name="Index_20_Link">2.3.b.1 Nominativ, Werfall, 1./erster Fall<text:tab/>16</text:a></text:p>
          <text:p text:style-name="P251"><text:a xlink:type="simple" xlink:href="#__RefHeading___Toc8925_3204759922" text:style-name="Index_20_Link" text:visited-style-name="Index_20_Link">2.3.b.2 Genitiv, Wesfall, 2. Fall<text:tab/>16</text:a></text:p>
          <text:p text:style-name="P251"><text:a xlink:type="simple" xlink:href="#__RefHeading___Toc8927_3204759922" text:style-name="Index_20_Link" text:visited-style-name="Index_20_Link">2.3.b.3 Dativ, Wemfall, 3. Fall<text:tab/>17</text:a></text:p>
          <text:p text:style-name="P251"><text:a xlink:type="simple" xlink:href="#__RefHeading___Toc8929_3204759922" text:style-name="Index_20_Link" text:visited-style-name="Index_20_Link">2.3.b.4 Akkusativ, Wenfall, 4. Fall<text:tab/>17</text:a></text:p>
          <text:p text:style-name="P226"><text:a xlink:type="simple" xlink:href="#__RefHeading___Toc8931_3204759922" text:style-name="Index_20_Link" text:visited-style-name="Index_20_Link">2.3.1 Die N-Dekli.<text:tab/>17</text:a></text:p>
          <text:p text:style-name="P226"><text:a xlink:type="simple" xlink:href="#__RefHeading___Toc8933_3204759922" text:style-name="Index_20_Link" text:visited-style-name="Index_20_Link">2.3.2 Der Genitiv mit von<text:tab/>17</text:a></text:p>
          <text:p text:style-name="P226"><text:a xlink:type="simple" xlink:href="#__RefHeading___Toc8935_3204759922" text:style-name="Index_20_Link" text:visited-style-name="Index_20_Link">2.3.3 Die Deklination von Eigennamen<text:tab/>17</text:a></text:p>
          <text:p text:style-name="P226"><text:a xlink:type="simple" xlink:href="#__RefHeading___Toc8937_3204759922" text:style-name="Index_20_Link" text:visited-style-name="Index_20_Link">2.3.4 Kasus-Signale<text:tab/>17</text:a></text:p>
          <text:p text:style-name="P252"><text:a xlink:type="simple" xlink:href="#__RefHeading___Toc8939_3204759922" text:style-name="Index_20_Link" text:visited-style-name="Index_20_Link">3 Das Adjektiv<text:tab/>17</text:a></text:p>
          <text:p text:style-name="P253"><text:a xlink:type="simple" xlink:href="#__RefHeading___Toc9144_3204759922" text:style-name="Index_20_Link" text:visited-style-name="Index_20_Link">3.a.1 полная форма (изменяемая)<text:tab/>17</text:a></text:p>
          <text:p text:style-name="P253"><text:a xlink:type="simple" xlink:href="#__RefHeading___Toc9146_3204759922" text:style-name="Index_20_Link" text:visited-style-name="Index_20_Link">3.a.2 краткая форма (как предикатив)<text:tab/>17</text:a></text:p>
          <text:p text:style-name="P253"><text:a xlink:type="simple" xlink:href="#__RefHeading___Toc8941_3204759922" text:style-name="Index_20_Link" text:visited-style-name="Index_20_Link">3.a Die Deklination der Adjektive<text:tab/>18</text:a></text:p>
          <text:p text:style-name="P253"><text:a xlink:type="simple" xlink:href="#__RefHeading___Toc8943_3204759922" text:style-name="Index_20_Link" text:visited-style-name="Index_20_Link">3.1 Das prädikative und das adverbiale Adjektiv<text:tab/>19</text:a></text:p>
          <text:p text:style-name="P253"><text:a xlink:type="simple" xlink:href="#__RefHeading___Toc8945_3204759922" text:style-name="Index_20_Link" text:visited-style-name="Index_20_Link">3.2 Das attributive Adjektiv<text:tab/>19</text:a></text:p>
          <text:p text:style-name="P253"><text:a xlink:type="simple" xlink:href="#__RefHeading___Toc8947_3204759922" text:style-name="Index_20_Link" text:visited-style-name="Index_20_Link">3.3 Substantivierte Adjektive<text:tab/>19</text:a></text:p>
          <text:p text:style-name="P253"><text:soft-page-break/><text:a xlink:type="simple" xlink:href="#__RefHeading___Toc8949_3204759922" text:style-name="Index_20_Link" text:visited-style-name="Index_20_Link">3.4 Attributive Partizipien<text:tab/>19</text:a></text:p>
          <text:p text:style-name="P252"><text:a xlink:type="simple" xlink:href="#__RefHeading___Toc8951_3204759922" text:style-name="Index_20_Link" text:visited-style-name="Index_20_Link">4 Das Adverb<text:tab/>19</text:a></text:p>
          <text:p text:style-name="P252"><text:a xlink:type="simple" xlink:href="#__RefHeading___Toc8953_3204759922" text:style-name="Index_20_Link" text:visited-style-name="Index_20_Link">5 Der Vergleich<text:tab/>19</text:a></text:p>
          <text:p text:style-name="P253"><text:a xlink:type="simple" xlink:href="#__RefHeading___Toc8955_3204759922" text:style-name="Index_20_Link" text:visited-style-name="Index_20_Link">5.1 Der Komparativ<text:tab/>20</text:a></text:p>
          <text:p text:style-name="P253"><text:a xlink:type="simple" xlink:href="#__RefHeading___Toc8957_3204759922" text:style-name="Index_20_Link" text:visited-style-name="Index_20_Link">5.2 Der Superlativ<text:tab/>20</text:a></text:p>
          <text:p text:style-name="P252"><text:a xlink:type="simple" xlink:href="#__RefHeading___Toc8959_3204759922" text:style-name="Index_20_Link" text:visited-style-name="Index_20_Link">6 Das Pronomen<text:tab/>20</text:a></text:p>
          <text:p text:style-name="P253"><text:a xlink:type="simple" xlink:href="#__RefHeading___Toc8961_3204759922" text:style-name="Index_20_Link" text:visited-style-name="Index_20_Link">6.1 Das Personalpronomen<text:tab/>20</text:a></text:p>
          <text:p text:style-name="P253"><text:a xlink:type="simple" xlink:href="#__RefHeading___Toc8963_3204759922" text:style-name="Index_20_Link" text:visited-style-name="Index_20_Link">6.2 Das Pronomen es<text:tab/>20</text:a></text:p>
          <text:p text:style-name="P253"><text:a xlink:type="simple" xlink:href="#__RefHeading___Toc8965_3204759922" text:style-name="Index_20_Link" text:visited-style-name="Index_20_Link">6.3 Pronominaladverbien<text:tab/>20</text:a></text:p>
          <text:p text:style-name="P253"><text:a xlink:type="simple" xlink:href="#__RefHeading___Toc8967_3204759922" text:style-name="Index_20_Link" text:visited-style-name="Index_20_Link">6.4 Das Possessivpronomen<text:tab/>20</text:a></text:p>
          <text:p text:style-name="P253"><text:a xlink:type="simple" xlink:href="#__RefHeading___Toc8969_3204759922" text:style-name="Index_20_Link" text:visited-style-name="Index_20_Link">6.5 Das Demonstrativpronomen<text:tab/>20</text:a></text:p>
          <text:p text:style-name="P253"><text:a xlink:type="simple" xlink:href="#__RefHeading___Toc8971_3204759922" text:style-name="Index_20_Link" text:visited-style-name="Index_20_Link">6.6 Das Relativpronomen<text:tab/>20</text:a></text:p>
          <text:p text:style-name="P253"><text:a xlink:type="simple" xlink:href="#__RefHeading___Toc8973_3204759922" text:style-name="Index_20_Link" text:visited-style-name="Index_20_Link">6.7 Das Indefinitpronomen<text:tab/>20</text:a></text:p>
          <text:p text:style-name="P253"><text:a xlink:type="simple" xlink:href="#__RefHeading___Toc8975_3204759922" text:style-name="Index_20_Link" text:visited-style-name="Index_20_Link">6.8 Das Interrogativpronomen<text:tab/>20</text:a></text:p>
          <text:p text:style-name="P253"><text:a xlink:type="simple" xlink:href="#__RefHeading___Toc8977_3204759922" text:style-name="Index_20_Link" text:visited-style-name="Index_20_Link">6.9 Das Reflexivpronomen<text:tab/>20</text:a></text:p>
          <text:p text:style-name="P252"><text:a xlink:type="simple" xlink:href="#__RefHeading___Toc8979_3204759922" text:style-name="Index_20_Link" text:visited-style-name="Index_20_Link">7 Das Verb<text:tab/>20</text:a></text:p>
          <text:p text:style-name="P253"><text:a xlink:type="simple" xlink:href="#__RefHeading___Toc8981_3204759922" text:style-name="Index_20_Link" text:visited-style-name="Index_20_Link">7.1 Die Konjugationen<text:tab/>20</text:a></text:p>
          <text:p text:style-name="P226"><text:a xlink:type="simple" xlink:href="#__RefHeading___Toc8983_3204759922" text:style-name="Index_20_Link" text:visited-style-name="Index_20_Link">7.1.1 Die Personalendungen<text:tab/>20</text:a></text:p>
          <text:p text:style-name="P226"><text:a xlink:type="simple" xlink:href="#__RefHeading___Toc8985_3204759922" text:style-name="Index_20_Link" text:visited-style-name="Index_20_Link">7.1.2 Schwache, starke und gemischte Verben<text:tab/>20</text:a></text:p>
          <text:p text:style-name="P253"><text:a xlink:type="simple" xlink:href="#__RefHeading___Toc8987_3204759922" text:style-name="Index_20_Link" text:visited-style-name="Index_20_Link">7.2 Das Hilfsverb<text:tab/>20</text:a></text:p>
          <text:p text:style-name="P253"><text:a xlink:type="simple" xlink:href="#__RefHeading___Toc8989_3204759922" text:style-name="Index_20_Link" text:visited-style-name="Index_20_Link">7.3 Das Modalverb<text:tab/>20</text:a></text:p>
          <text:p text:style-name="P253"><text:a xlink:type="simple" xlink:href="#__RefHeading___Toc8991_3204759922" text:style-name="Index_20_Link" text:visited-style-name="Index_20_Link">7.4 Trennbare und nicht-trennbare Verben<text:tab/>20</text:a></text:p>
          <text:p text:style-name="P226"><text:a xlink:type="simple" xlink:href="#__RefHeading___Toc8993_3204759922" text:style-name="Index_20_Link" text:visited-style-name="Index_20_Link">7.4.1 Trennbare<text:tab/>20</text:a></text:p>
          <text:p text:style-name="P226"><text:a xlink:type="simple" xlink:href="#__RefHeading___Toc8995_3204759922" text:style-name="Index_20_Link" text:visited-style-name="Index_20_Link">7.4.2 Nicht-trennbare<text:tab/>21</text:a></text:p>
          <text:p text:style-name="P253"><text:a xlink:type="simple" xlink:href="#__RefHeading___Toc8997_3204759922" text:style-name="Index_20_Link" text:visited-style-name="Index_20_Link">7.5 Reflexive Verben<text:tab/>21</text:a></text:p>
          <text:p text:style-name="P253"><text:a xlink:type="simple" xlink:href="#__RefHeading___Toc8999_3204759922" text:style-name="Index_20_Link" text:visited-style-name="Index_20_Link">7.6 Глаголы с меняющейся корневой гласной<text:tab/>21</text:a></text:p>
          <text:p text:style-name="P252"><text:a xlink:type="simple" xlink:href="#__RefHeading___Toc9001_3204759922" text:style-name="Index_20_Link" text:visited-style-name="Index_20_Link">8 Der Indikativ<text:tab/>22</text:a></text:p>
          <text:p text:style-name="P253"><text:a xlink:type="simple" xlink:href="#__RefHeading___Toc9003_3204759922" text:style-name="Index_20_Link" text:visited-style-name="Index_20_Link">8.1 Das Präsens<text:tab/>22</text:a></text:p>
          <text:p text:style-name="P253"><text:a xlink:type="simple" xlink:href="#__RefHeading___Toc9005_3204759922" text:style-name="Index_20_Link" text:visited-style-name="Index_20_Link">8.2 Die Vergangenheit<text:tab/>22</text:a></text:p>
          <text:p text:style-name="P226"><text:a xlink:type="simple" xlink:href="#__RefHeading___Toc9007_3204759922" text:style-name="Index_20_Link" text:visited-style-name="Index_20_Link">8.2.1 Das Perfekt<text:tab/>22</text:a></text:p>
          <text:p text:style-name="P226"><text:a xlink:type="simple" xlink:href="#__RefHeading___Toc9148_3204759922" text:style-name="Index_20_Link" text:visited-style-name="Index_20_Link">8.2.2 Das Präteritum<text:tab/>23</text:a></text:p>
          <text:p text:style-name="P226"><text:a xlink:type="simple" xlink:href="#__RefHeading___Toc9150_3204759922" text:style-name="Index_20_Link" text:visited-style-name="Index_20_Link">8.2.3 Das Plusquamperfekt<text:tab/>23</text:a></text:p>
          <text:p text:style-name="P253"><text:a xlink:type="simple" xlink:href="#__RefHeading___Toc9152_3204759922" text:style-name="Index_20_Link" text:visited-style-name="Index_20_Link">8.3 Das Futur<text:tab/>23</text:a></text:p>
          <text:p text:style-name="P226"><text:a xlink:type="simple" xlink:href="#__RefHeading___Toc9154_3204759922" text:style-name="Index_20_Link" text:visited-style-name="Index_20_Link">8.3.1 Das Futur I<text:tab/>23</text:a></text:p>
          <text:p text:style-name="P226"><text:a xlink:type="simple" xlink:href="#__RefHeading___Toc9156_3204759922" text:style-name="Index_20_Link" text:visited-style-name="Index_20_Link">8.3.2 Das Futur II<text:tab/>23</text:a></text:p>
          <text:p text:style-name="P252"><text:a xlink:type="simple" xlink:href="#__RefHeading___Toc9158_3204759922" text:style-name="Index_20_Link" text:visited-style-name="Index_20_Link">9 Der Konjunktiv<text:tab/>23</text:a></text:p>
          <text:p text:style-name="P253"><text:a xlink:type="simple" xlink:href="#__RefHeading___Toc9160_3204759922" text:style-name="Index_20_Link" text:visited-style-name="Index_20_Link">9.1 Der Konjunktiv II.<text:tab/>23</text:a></text:p>
          <text:p text:style-name="P253"><text:a xlink:type="simple" xlink:href="#__RefHeading___Toc9162_3204759922" text:style-name="Index_20_Link" text:visited-style-name="Index_20_Link">9.2 Der Konjunktiv I<text:tab/>23</text:a></text:p>
          <text:p text:style-name="P252"><text:a xlink:type="simple" xlink:href="#__RefHeading___Toc9164_3204759922" text:style-name="Index_20_Link" text:visited-style-name="Index_20_Link">10 Der Imperativ<text:tab/>23</text:a></text:p>
          <text:p text:style-name="P252"><text:a xlink:type="simple" xlink:href="#__RefHeading___Toc9009_3204759922" text:style-name="Index_20_Link" text:visited-style-name="Index_20_Link">11 Der Infinitiv<text:tab/>23</text:a></text:p>
          <text:p text:style-name="P253"><text:a xlink:type="simple" xlink:href="#__RefHeading___Toc9011_3204759922" text:style-name="Index_20_Link" text:visited-style-name="Index_20_Link">11.1 Der reine Infinitiv<text:tab/>23</text:a></text:p>
          <text:p text:style-name="P253"><text:a xlink:type="simple" xlink:href="#__RefHeading___Toc9013_3204759922" text:style-name="Index_20_Link" text:visited-style-name="Index_20_Link">11.2 Der Infinitiv mit zu<text:tab/>23</text:a></text:p>
          <text:p text:style-name="P252"><text:a xlink:type="simple" xlink:href="#__RefHeading___Toc9015_3204759922" text:style-name="Index_20_Link" text:visited-style-name="Index_20_Link">12 Das Partizip<text:tab/>23</text:a></text:p>
          <text:p text:style-name="P253"><text:a xlink:type="simple" xlink:href="#__RefHeading___Toc9017_3204759922" text:style-name="Index_20_Link" text:visited-style-name="Index_20_Link">12.1 Das Partizip I<text:tab/>23</text:a></text:p>
          <text:p text:style-name="P253"><text:a xlink:type="simple" xlink:href="#__RefHeading___Toc9019_3204759922" text:style-name="Index_20_Link" text:visited-style-name="Index_20_Link">12.2 Das Partizip II<text:tab/>23</text:a></text:p>
          <text:p text:style-name="P226"><text:a xlink:type="simple" xlink:href="#__RefHeading___Toc9021_3204759922" text:style-name="Index_20_Link" text:visited-style-name="Index_20_Link">12.2.1. </text:a><text:a xlink:type="simple" xlink:href="#__RefHeading___Toc9021_3204759922" text:style-name="Index_20_Link" text:visited-style-name="Index_20_Link"><text:span text:style-name="T32">ge</text:span></text:a><text:a xlink:type="simple" xlink:href="#__RefHeading___Toc9021_3204759922" text:style-name="Index_20_Link" text:visited-style-name="Index_20_Link"> (en) </text:a><text:a xlink:type="simple" xlink:href="#__RefHeading___Toc9021_3204759922" text:style-name="Index_20_Link" text:visited-style-name="Index_20_Link"><text:span text:style-name="T32">t</text:span></text:a><text:a xlink:type="simple" xlink:href="#__RefHeading___Toc9021_3204759922" text:style-name="Index_20_Link" text:visited-style-name="Index_20_Link"><text:tab/>23</text:a></text:p>
          <text:p text:style-name="P226"><text:a xlink:type="simple" xlink:href="#__RefHeading___Toc9023_3204759922" text:style-name="Index_20_Link" text:visited-style-name="Index_20_Link">12.2.2. ohne </text:a><text:a xlink:type="simple" xlink:href="#__RefHeading___Toc9023_3204759922" text:style-name="Index_20_Link" text:visited-style-name="Index_20_Link"><text:span text:style-name="T32">ge</text:span></text:a><text:a xlink:type="simple" xlink:href="#__RefHeading___Toc9023_3204759922" text:style-name="Index_20_Link" text:visited-style-name="Index_20_Link"><text:tab/>23</text:a></text:p>
          <text:p text:style-name="P251"><text:a xlink:type="simple" xlink:href="#__RefHeading___Toc9166_3204759922" text:style-name="Index_20_Link" text:visited-style-name="Index_20_Link">12.2.2.1 -ieren<text:tab/>23</text:a></text:p>
          <text:p text:style-name="P251"><text:a xlink:type="simple" xlink:href="#__RefHeading___Toc9168_3204759922" text:style-name="Index_20_Link" text:visited-style-name="Index_20_Link">12.2.2.2 untrennbare Präfixe<text:tab/>23</text:a></text:p>
          <text:p text:style-name="P226"><text:a xlink:type="simple" xlink:href="#__RefHeading___Toc9025_3204759922" text:style-name="Index_20_Link" text:visited-style-name="Index_20_Link">12.2.3. Starke Verben<text:tab/>24</text:a></text:p>
          <text:p text:style-name="P252"><text:a xlink:type="simple" xlink:href="#__RefHeading___Toc9027_3204759922" text:style-name="Index_20_Link" text:visited-style-name="Index_20_Link">13 Das Passiv<text:tab/>25</text:a></text:p>
          <text:p text:style-name="P252"><text:a xlink:type="simple" xlink:href="#__RefHeading___Toc9029_3204759922" text:style-name="Index_20_Link" text:visited-style-name="Index_20_Link">14 DieKonjunktion<text:tab/>25</text:a></text:p>
          <text:p text:style-name="P253"><text:a xlink:type="simple" xlink:href="#__RefHeading___Toc9031_3204759922" text:style-name="Index_20_Link" text:visited-style-name="Index_20_Link">14.1 Die nebenordnende Konjunktion<text:tab/>25</text:a></text:p>
          <text:p text:style-name="P253"><text:a xlink:type="simple" xlink:href="#__RefHeading___Toc9033_3204759922" text:style-name="Index_20_Link" text:visited-style-name="Index_20_Link">14.2 Die subordinierende Konjunktion<text:tab/>25</text:a></text:p>
          <text:p text:style-name="P253"><text:soft-page-break/><text:a xlink:type="simple" xlink:href="#__RefHeading___Toc9035_3204759922" text:style-name="Index_20_Link" text:visited-style-name="Index_20_Link">14.3 Die Konjunktionaladverbien<text:tab/>25</text:a></text:p>
          <text:p text:style-name="P252"><text:a xlink:type="simple" xlink:href="#__RefHeading___Toc9037_3204759922" text:style-name="Index_20_Link" text:visited-style-name="Index_20_Link">15 Der Satz<text:tab/>25</text:a></text:p>
          <text:p text:style-name="P253"><text:a xlink:type="simple" xlink:href="#__RefHeading___Toc9170_3204759922" text:style-name="Index_20_Link" text:visited-style-name="Index_20_Link">15.1 Das Prädikat<text:tab/>25</text:a></text:p>
          <text:p text:style-name="P253"><text:a xlink:type="simple" xlink:href="#__RefHeading___Toc9172_3204759922" text:style-name="Index_20_Link" text:visited-style-name="Index_20_Link">15.2 Das Subjekt<text:tab/>25</text:a></text:p>
          <text:p text:style-name="P253"><text:a xlink:type="simple" xlink:href="#__RefHeading___Toc9174_3204759922" text:style-name="Index_20_Link" text:visited-style-name="Index_20_Link">15.3 Das Objekt<text:tab/>25</text:a></text:p>
          <text:p text:style-name="P253"><text:a xlink:type="simple" xlink:href="#__RefHeading___Toc9176_3204759922" text:style-name="Index_20_Link" text:visited-style-name="Index_20_Link">15.4 Das Adverbial<text:tab/>25</text:a></text:p>
          <text:p text:style-name="P253"><text:a xlink:type="simple" xlink:href="#__RefHeading___Toc9178_3204759922" text:style-name="Index_20_Link" text:visited-style-name="Index_20_Link">15.5 Das Attribut<text:tab/>25</text:a></text:p>
          <text:p text:style-name="P253"><text:a xlink:type="simple" xlink:href="#__RefHeading___Toc9180_3204759922" text:style-name="Index_20_Link" text:visited-style-name="Index_20_Link">15.6 Die Valenz der Verben<text:tab/>25</text:a></text:p>
          <text:p text:style-name="P252"><text:a xlink:type="simple" xlink:href="#__RefHeading___Toc9182_3204759922" text:style-name="Index_20_Link" text:visited-style-name="Index_20_Link">16 Die Wortstellung im Satz<text:tab/>25</text:a></text:p>
          <text:p text:style-name="P253"><text:a xlink:type="simple" xlink:href="#__RefHeading___Toc9184_3204759922" text:style-name="Index_20_Link" text:visited-style-name="Index_20_Link">16.1 Die einzelnen Felder<text:tab/>25</text:a></text:p>
          <text:p text:style-name="P226"><text:a xlink:type="simple" xlink:href="#__RefHeading___Toc9186_3204759922" text:style-name="Index_20_Link" text:visited-style-name="Index_20_Link">16.1.1 Das Vorfeld<text:tab/>25</text:a></text:p>
          <text:p text:style-name="P226"><text:a xlink:type="simple" xlink:href="#__RefHeading___Toc9188_3204759922" text:style-name="Index_20_Link" text:visited-style-name="Index_20_Link">16.1.2 Das Mittelfeld<text:tab/>25</text:a></text:p>
          <text:p text:style-name="P226"><text:a xlink:type="simple" xlink:href="#__RefHeading___Toc9190_3204759922" text:style-name="Index_20_Link" text:visited-style-name="Index_20_Link">16.1.3 Das Nachfeld<text:tab/>25</text:a></text:p>
          <text:p text:style-name="P253"><text:a xlink:type="simple" xlink:href="#__RefHeading___Toc9192_3204759922" text:style-name="Index_20_Link" text:visited-style-name="Index_20_Link">16.2 Der Aussagesatz<text:tab/>25</text:a></text:p>
          <text:p text:style-name="P253"><text:a xlink:type="simple" xlink:href="#__RefHeading___Toc9194_3204759922" text:style-name="Index_20_Link" text:visited-style-name="Index_20_Link">16.3 Der Fragesatz<text:tab/>25</text:a></text:p>
          <text:p text:style-name="P252"><text:a xlink:type="simple" xlink:href="#__RefHeading___Toc9196_3204759922" text:style-name="Index_20_Link" text:visited-style-name="Index_20_Link">17 Die Verneinung<text:tab/>25</text:a></text:p>
          <text:p text:style-name="P252"><text:a xlink:type="simple" xlink:href="#__RefHeading___Toc9198_3204759922" text:style-name="Index_20_Link" text:visited-style-name="Index_20_Link">18 Die indirekte Rede<text:tab/>25</text:a></text:p>
          <text:p text:style-name="P252"><text:a xlink:type="simple" xlink:href="#__RefHeading___Toc9200_3204759922" text:style-name="Index_20_Link" text:visited-style-name="Index_20_Link">19 Präposition<text:tab/>26</text:a></text:p>
          <text:p text:style-name="P253"><text:a xlink:type="simple" xlink:href="#__RefHeading___Toc9202_3204759922" text:style-name="Index_20_Link" text:visited-style-name="Index_20_Link">19.1 Wo<text:tab/>26</text:a></text:p>
          <text:p text:style-name="P253"><text:a xlink:type="simple" xlink:href="#__RefHeading___Toc9204_3204759922" text:style-name="Index_20_Link" text:visited-style-name="Index_20_Link">19.2 Woher<text:tab/>26</text:a></text:p>
          <text:p text:style-name="P253"><text:a xlink:type="simple" xlink:href="#__RefHeading___Toc9206_3204759922" text:style-name="Index_20_Link" text:visited-style-name="Index_20_Link">19.3 Wohin<text:tab/>27</text:a></text:p>
          <text:p text:style-name="P253"><text:a xlink:type="simple" xlink:href="#__RefHeading___Toc9208_3204759922" text:style-name="Index_20_Link" text:visited-style-name="Index_20_Link">19.4 etc<text:tab/>27</text:a></text:p>
          <text:p text:style-name="P252"><text:a xlink:type="simple" xlink:href="#__RefHeading___Toc9210_3204759922" text:style-name="Index_20_Link" text:visited-style-name="Index_20_Link">20 Zahlen<text:tab/>28</text:a></text:p>
          <text:p text:style-name="P253"><text:a xlink:type="simple" xlink:href="#__RefHeading___Toc9212_3204759922" text:style-name="Index_20_Link" text:visited-style-name="Index_20_Link">20.1<text:tab/>28</text:a></text:p>
          <text:p text:style-name="P253"><text:a xlink:type="simple" xlink:href="#__RefHeading___Toc9214_3204759922" text:style-name="Index_20_Link" text:visited-style-name="Index_20_Link">20.2<text:tab/>28</text:a></text:p>
          <text:p text:style-name="P252"><text:a xlink:type="simple" xlink:href="#__RefHeading___Toc9216_3204759922" text:style-name="Index_20_Link" text:visited-style-name="Index_20_Link">21 etc<text:tab/>28</text:a></text:p>
        </text:index-body>
      </text:table-of-content>
      <text:p text:style-name="P85"/>
      <text:p text:style-name="P85"/>
      <text:h text:style-name="Heading_20_1" text:outline-level="1"><text:bookmark-start text:name="__RefHeading___Toc8861_3204759922"/><text:span text:style-name="T96">0 </text:span>Phonetik<text:bookmark-end text:name="__RefHeading___Toc8861_3204759922"/></text:h>
      <text:h text:style-name="Heading_20_2" text:outline-level="2"><text:bookmark-start text:name="__RefHeading___Toc8863_3204759922"/><text:span text:style-name="T96">0.1 </text:span>Die Vokal<text:bookmark-end text:name="__RefHeading___Toc8863_3204759922"/></text:h>
      <table:table table:name="Die_Vokale" table:style-name="Die_5f_Vokale">
        <table:table-column table:style-name="Die_5f_Vokale.A"/>
        <table:table-column table:style-name="Die_5f_Vokale.B"/>
        <table:table-column table:style-name="Die_5f_Vokale.C"/>
        <table:table-column table:style-name="Die_5f_Vokale.D"/>
        <table:table-column table:style-name="Die_5f_Vokale.E"/>
        <table:table-column table:style-name="Die_5f_Vokale.F"/>
        <table:table-row>
          <table:table-cell table:style-name="Die_5f_Vokale.A1" office:value-type="string">
            <text:p text:style-name="P132">Долгие</text:p>
          </table:table-cell>
          <table:table-cell table:style-name="Die_5f_Vokale.A1" office:value-type="string">
            <text:p text:style-name="P132">Полудолгие</text:p>
          </table:table-cell>
          <table:table-cell table:style-name="Die_5f_Vokale.A1" office:value-type="string">
            <text:p text:style-name="P132">Краткие</text:p>
          </table:table-cell>
          <table:table-cell table:style-name="Die_5f_Vokale.A1" table:number-columns-spanned="2" office:value-type="string">
            <text:p text:style-name="P132">Сверхкраткие неслоговые</text:p>
          </table:table-cell>
          <table:covered-table-cell/>
          <table:table-cell table:style-name="Die_5f_Vokale.F1" office:value-type="string">
            <text:p text:style-name="P132">Пояснения</text:p>
          </table:table-cell>
        </table:table-row>
        <table:table-row>
          <table:table-cell table:style-name="Die_5f_Vokale.A2" office:value-type="string">
            <text:p text:style-name="P212">/a:/</text:p>
            <text:p text:style-name="P135">a, aa, ah</text:p>
            <text:p text:style-name="P145">da, Saat(f), nah</text:p>
            <text:p text:style-name="P153">15</text:p>
          </table:table-cell>
          <table:table-cell table:style-name="Die_5f_Vokale.A2" office:value-type="string">
            <text:p text:style-name="P212">/a./ </text:p>
            <text:p text:style-name="P146"/>
            <text:p text:style-name="P146"/>
            <text:p text:style-name="P153">47</text:p>
          </table:table-cell>
          <table:table-cell table:style-name="Die_5f_Vokale.A2" office:value-type="string">
            <text:p text:style-name="P212">/a/ </text:p>
            <text:p text:style-name="P135">a</text:p>
            <text:p text:style-name="P145">das, Tasse(f)</text:p>
            <text:p text:style-name="P153">15</text:p>
          </table:table-cell>
          <table:table-cell table:style-name="Die_5f_Vokale.A2" table:number-columns-spanned="2" office:value-type="string">
            <text:p text:style-name="P146"/>
          </table:table-cell>
          <table:covered-table-cell/>
          <table:table-cell table:style-name="Die_5f_Vokale.F2" office:value-type="string">
            <text:p text:style-name="P113"/>
          </table:table-cell>
        </table:table-row>
        <table:table-row>
          <table:table-cell table:style-name="Die_5f_Vokale.A2" office:value-type="string">
            <text:p text:style-name="P213">/i:/</text:p>
            <text:p text:style-name="P135">i, ie, ieh, ih</text:p>
            <text:p text:style-name="P145">wir, sieben, ihr</text:p>
            <text:p text:style-name="P153">22</text:p>
          </table:table-cell>
          <table:table-cell table:style-name="Die_5f_Vokale.A2" office:value-type="string">
            <text:p text:style-name="P213">/i./</text:p>
            <text:p text:style-name="P147"/>
            <text:p text:style-name="P147"/>
            <text:p text:style-name="P154">47, 28</text:p>
          </table:table-cell>
          <table:table-cell table:style-name="Die_5f_Vokale.A2" office:value-type="string">
            <text:p text:style-name="P213">/i/</text:p>
            <text:p text:style-name="P136">i</text:p>
            <text:p text:style-name="P148">immer, finden</text:p>
            <text:p text:style-name="P154">22</text:p>
          </table:table-cell>
          <table:table-cell table:style-name="Die_5f_Vokale.A2" office:value-type="string">
            <text:p text:style-name="P212"><text:span text:style-name="T70">/</text:span>i̯ <text:span text:style-name="T71">/</text:span></text:p>
            <text:p text:style-name="P148"/>
            <text:p text:style-name="P149">Famil<text:span text:style-name="T1">i</text:span>e</text:p>
            <text:p text:style-name="P155">46</text:p>
          </table:table-cell>
          <table:table-cell table:style-name="Die_5f_Vokale.A2" office:value-type="string">
            <text:p text:style-name="P114">обычно в иностр.сл. <text:span text:style-name="T2">п</text:span>еред слоговым гл.</text:p>
          </table:table-cell>
          <table:table-cell table:style-name="Die_5f_Vokale.F2" office:value-type="string">
            <text:p text:style-name="P115">губы сильно растянуты <text:span text:style-name="T3">в улыбку</text:span></text:p>
          </table:table-cell>
        </table:table-row>
        <table:table-row>
          <table:table-cell table:style-name="Die_5f_Vokale.A2" office:value-type="string">
            <text:p text:style-name="P213">/o:/</text:p>
            <text:p text:style-name="P137">o, oh, oo</text:p>
            <text:p text:style-name="P143">Ofen(m), Ohr(n)</text:p>
            <text:p text:style-name="P156">41</text:p>
          </table:table-cell>
          <table:table-cell table:style-name="Die_5f_Vokale.A2" office:value-type="string">
            <text:p text:style-name="P213">/o./</text:p>
            <text:p text:style-name="P147"/>
            <text:p text:style-name="P147"/>
            <text:p text:style-name="P156">47</text:p>
          </table:table-cell>
          <table:table-cell table:style-name="Die_5f_Vokale.A2" office:value-type="string">
            <text:p text:style-name="P212"><text:span text:style-name="T71">/</text:span>ɔ<text:span text:style-name="T71">/</text:span></text:p>
            <text:p text:style-name="P138">o</text:p>
            <text:p text:style-name="P143"><text:span text:style-name="T71">o</text:span>rden(m)</text:p>
            <text:p text:style-name="P156">41</text:p>
          </table:table-cell>
          <table:table-cell table:style-name="Die_5f_Vokale.A2" table:number-columns-spanned="2" office:value-type="string">
            <text:p text:style-name="P146"/>
          </table:table-cell>
          <table:covered-table-cell/>
          <table:table-cell table:style-name="Die_5f_Vokale.F2" office:value-type="string">
            <text:p text:style-name="P115">губы округлены и вытянуты вперед сильнее чем в русском /о/</text:p>
          </table:table-cell>
        </table:table-row>
        <table:table-row>
          <table:table-cell table:style-name="Die_5f_Vokale.A2" office:value-type="string">
            <text:p text:style-name="P212">/<text:span text:style-name="T70">u:</text:span>/</text:p>
            <text:p text:style-name="P133">u, uh</text:p>
            <text:p text:style-name="P143">udo, Uhr(f)</text:p>
            <text:p text:style-name="P156">32</text:p>
          </table:table-cell>
          <table:table-cell table:style-name="Die_5f_Vokale.A2" office:value-type="string">
            <text:p text:style-name="P212">/<text:span text:style-name="T70">u.</text:span>/</text:p>
            <text:p text:style-name="P146"/>
            <text:p text:style-name="P146"/>
            <text:p text:style-name="P156">47</text:p>
          </table:table-cell>
          <table:table-cell table:style-name="Die_5f_Vokale.A2" office:value-type="string">
            <text:p text:style-name="P212"><text:span text:style-name="T70">/ʊ</text:span>/</text:p>
            <text:p text:style-name="P133">u</text:p>
            <text:p text:style-name="P143">und</text:p>
            <text:p text:style-name="P156">32</text:p>
          </table:table-cell>
          <table:table-cell table:style-name="Die_5f_Vokale.A2" office:value-type="string">
            <text:p text:style-name="P212">/ʊ̯ /</text:p>
            <text:p text:style-name="P146"/>
            <text:p text:style-name="P143">Janu<text:span text:style-name="T1">a</text:span>r</text:p>
            <text:p text:style-name="P156">46</text:p>
          </table:table-cell>
          <table:table-cell table:style-name="Die_5f_Vokale.A2" office:value-type="string">
            <text:p text:style-name="P114">обычно в иностр.сл. <text:span text:style-name="T2">п</text:span>еред слоговым гл.</text:p>
          </table:table-cell>
          <table:table-cell table:style-name="Die_5f_Vokale.F2" office:value-type="string">
            <text:p text:style-name="P115">губы округлены и вытянуты вперед сильнее чем в русском /u/</text:p>
          </table:table-cell>
        </table:table-row>
        <table:table-row>
          <table:table-cell table:style-name="Die_5f_Vokale.A2" office:value-type="string">
            <text:p text:style-name="P212">/ɛ:/</text:p>
            <text:p text:style-name="P133">ä, äh</text:p>
            <text:p text:style-name="P143"><text:soft-page-break/>Bär(m), <text:span text:style-name="T4">wählen</text:span></text:p>
            <text:p text:style-name="P152">22</text:p>
          </table:table-cell>
          <table:table-cell table:style-name="Die_5f_Vokale.A2" office:value-type="string">
            <text:p text:style-name="P146"/>
          </table:table-cell>
          <table:table-cell table:style-name="Die_5f_Vokale.A2" office:value-type="string">
            <text:p text:style-name="P212">/ɛ/</text:p>
            <text:p text:style-name="P134">e, ä</text:p>
            <text:p text:style-name="P144"><text:soft-page-break/>es, März(m)</text:p>
            <text:p text:style-name="P152">22</text:p>
          </table:table-cell>
          <table:table-cell table:style-name="Die_5f_Vokale.A2" table:number-columns-spanned="2" office:value-type="string">
            <text:p text:style-name="P146"/>
          </table:table-cell>
          <table:covered-table-cell/>
          <table:table-cell table:style-name="Die_5f_Vokale.F2" office:value-type="string">
            <text:p text:style-name="P115">челюсть сильно опущена как в русском «<text:span text:style-name="T1">э</text:span>тот»</text:p>
          </table:table-cell>
        </table:table-row>
        <table:table-row>
          <table:table-cell table:style-name="Die_5f_Vokale.A2" office:value-type="string">
            <text:p text:style-name="P212">/ø/</text:p>
            <text:p text:style-name="P134">ö, öh</text:p>
            <text:p text:style-name="P144">Öfen, Söne</text:p>
            <text:p text:style-name="P152">69</text:p>
          </table:table-cell>
          <table:table-cell table:style-name="Die_5f_Vokale.A2" office:value-type="string">
            <text:p text:style-name="P146"/>
          </table:table-cell>
          <table:table-cell table:style-name="Die_5f_Vokale.A2" office:value-type="string">
            <text:p text:style-name="P212">/œ/</text:p>
            <text:p text:style-name="P134">ö</text:p>
            <text:p text:style-name="P144">zwölf</text:p>
            <text:p text:style-name="P152">69</text:p>
          </table:table-cell>
          <table:table-cell table:style-name="Die_5f_Vokale.A2" table:number-columns-spanned="2" office:value-type="string">
            <text:p text:style-name="P146"/>
          </table:table-cell>
          <table:covered-table-cell/>
          <table:table-cell table:style-name="Die_5f_Vokale.F2" office:value-type="string">
            <text:p text:style-name="P115">губы <text:span text:style-name="T71">/o/</text:span></text:p>
            <text:p text:style-name="P115">язык /ɛ/</text:p>
          </table:table-cell>
        </table:table-row>
        <table:table-row>
          <table:table-cell table:style-name="Die_5f_Vokale.A2" office:value-type="string">
            <text:p text:style-name="P214"><text:span text:style-name="T6">/</text:span><text:span text:style-name="T8">y</text:span><text:span text:style-name="T6">:/</text:span></text:p>
            <text:p text:style-name="P134">ü, üh, y</text:p>
            <text:p text:style-name="P144">Übung(f), Physiker(m)</text:p>
            <text:p text:style-name="P152">62</text:p>
          </table:table-cell>
          <table:table-cell table:style-name="Die_5f_Vokale.A2" office:value-type="string">
            <text:p text:style-name="P146"/>
          </table:table-cell>
          <table:table-cell table:style-name="Die_5f_Vokale.A2" office:value-type="string">
            <text:p text:style-name="P214"><text:span text:style-name="T6">/</text:span><text:span text:style-name="T14">ʏ</text:span><text:span text:style-name="T6">/</text:span></text:p>
            <text:p text:style-name="P134">ü</text:p>
            <text:p text:style-name="P144">fünf</text:p>
            <text:p text:style-name="P152">62</text:p>
          </table:table-cell>
          <table:table-cell table:style-name="Die_5f_Vokale.A2" table:number-columns-spanned="2" office:value-type="string">
            <text:p text:style-name="P146"/>
          </table:table-cell>
          <table:covered-table-cell/>
          <table:table-cell table:style-name="Die_5f_Vokale.F2" office:value-type="string">
            <text:p text:style-name="P115">губы <text:span text:style-name="T71">/o/</text:span></text:p>
            <text:p text:style-name="P115">язык /i/</text:p>
          </table:table-cell>
        </table:table-row>
        <table:table-row>
          <table:table-cell table:style-name="Die_5f_Vokale.A2" office:value-type="string">
            <text:p text:style-name="P212">/<text:span text:style-name="T72">e</text:span>:/</text:p>
            <text:p text:style-name="P134">e, ee, eh</text:p>
            <text:p text:style-name="P144">leben, See(m)</text:p>
            <text:p text:style-name="P152">28</text:p>
          </table:table-cell>
          <table:table-cell table:style-name="Die_5f_Vokale.A2" office:value-type="string">
            <text:p text:style-name="P146"><text:span text:style-name="T10">/e.</text:span><text:span text:style-name="T5">/</text:span></text:p>
            <text:p text:style-name="P146"/>
            <text:p text:style-name="P144">der</text:p>
            <text:p text:style-name="P152">28</text:p>
          </table:table-cell>
          <table:table-cell table:style-name="Die_5f_Vokale.A2" office:value-type="string">
            <text:p text:style-name="P146"/>
          </table:table-cell>
          <table:table-cell table:style-name="Die_5f_Vokale.A2" table:number-columns-spanned="2" office:value-type="string">
            <text:p text:style-name="P146"/>
          </table:table-cell>
          <table:covered-table-cell/>
          <table:table-cell table:style-name="Die_5f_Vokale.F2" office:value-type="string">
            <text:p text:style-name="P115">губы <text:span text:style-name="T71">/</text:span>i<text:span text:style-name="T71">/</text:span></text:p>
            <text:p text:style-name="P115">язык /ɛ/</text:p>
          </table:table-cell>
        </table:table-row>
        <table:table-row>
          <table:table-cell table:style-name="Die_5f_Vokale.A2" office:value-type="string">
            <text:p text:style-name="P146"/>
          </table:table-cell>
          <table:table-cell table:style-name="Die_5f_Vokale.A2" office:value-type="string">
            <text:p text:style-name="P150"/>
          </table:table-cell>
          <table:table-cell table:style-name="Die_5f_Vokale.A2" office:value-type="string">
            <text:p text:style-name="P212">/ə/</text:p>
            <text:p text:style-name="P137">e</text:p>
            <text:p text:style-name="P144">leb<text:span text:style-name="T1">e</text:span>n</text:p>
            <text:p text:style-name="P157">15</text:p>
          </table:table-cell>
          <table:table-cell table:style-name="Die_5f_Vokale.A2" table:number-columns-spanned="2" office:value-type="string">
            <text:p text:style-name="P146"/>
          </table:table-cell>
          <table:covered-table-cell/>
          <table:table-cell table:style-name="Die_5f_Vokale.F2" office:value-type="string">
            <text:p text:style-name="P116">очень краткий неясный звук как «долж<text:span text:style-name="T1">е</text:span>н»</text:p>
            <text:p text:style-name="P116">в конечных безударных слогах, в суффиксах be-, ge-</text:p>
          </table:table-cell>
        </table:table-row>
        <table:table-row>
          <table:table-cell table:style-name="Die_5f_Vokale.A2" office:value-type="string">
            <text:p text:style-name="P117">Дольше русских.</text:p>
            <text:p text:style-name="P118">1. в открытых ударных слогах:</text:p>
            <text:p text:style-name="P118">da /da:/</text:p>
            <text:p text:style-name="P118">2. в ударном закрытом который при изменении слова может быть открыт:</text:p>
            <text:p text:style-name="P118">Tag /ta:k/ - Tage /ta:gə/</text:p>
            <text:p text:style-name="P118">3. в односложном неизменяемом слове перед /r/:</text:p>
            <text:p text:style-name="P118">gar /ga:r/</text:p>
            <text:p text:style-name="P118">4. при удвоении гласной:</text:p>
            <text:p text:style-name="P118">staat /sta:t/</text:p>
            <text:p text:style-name="P118">5. если за гласной следует немое h:</text:p>
            <text:p text:style-name="P118">nah /na:/</text:p>
          </table:table-cell>
          <table:table-cell table:style-name="Die_5f_Vokale.A2" office:value-type="string">
            <text:p text:style-name="P150"/>
          </table:table-cell>
          <table:table-cell table:style-name="Die_5f_Vokale.A2" office:value-type="string">
            <text:p text:style-name="P117">Короче русских.</text:p>
            <text:p text:style-name="P119">1. в закрытых слогах:</text:p>
            <text:p text:style-name="P119">das /das/</text:p>
            <text:p text:style-name="P119">2. перед удвоенной согласной:</text:p>
            <text:p text:style-name="P119">dann /dan/</text:p>
            <text:p text:style-name="P119">3. перед двумя и более согласными принадлежащими корню:</text:p>
            <text:p text:style-name="P113"><text:span text:style-name="T73">rechts /re</text:span>ç<text:span text:style-name="T73">t͡s /</text:span></text:p>
          </table:table-cell>
          <table:table-cell table:style-name="Die_5f_Vokale.A2" table:number-columns-spanned="2" office:value-type="string">
            <text:p text:style-name="P146"/>
          </table:table-cell>
          <table:covered-table-cell/>
          <table:table-cell table:style-name="Die_5f_Vokale.F2" office:value-type="string">
            <text:p text:style-name="P146"/>
          </table:table-cell>
        </table:table-row>
        <table:table-row>
          <table:table-cell table:style-name="Die_5f_Vokale.F1" table:number-columns-spanned="6" office:value-type="string">
            <text:p text:style-name="P116">: - долгие</text:p>
            <text:p text:style-name="P116">. - полудолгие</text:p>
            <text:p text:style-name="P116">ʊ̯ <text:s/>- <text:span text:style-name="T74">неслоговые</text:span> </text:p>
            <text:p text:style-name="P120">В немецком наиболее часто встречаются долгие и краткие гласные.</text:p>
            <text:p text:style-name="P118">Твердый приступ (Knacklaut) в начале слова перед гласными, может быть и в середине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ext:p text:style-name="P59"/>
      <text:h text:style-name="Heading_20_2" text:outline-level="2"><text:bookmark-start text:name="__RefHeading___Toc8865_3204759922"/><text:span text:style-name="T96">0.2 </text:span>Die Diphtonge<text:bookmark-end text:name="__RefHeading___Toc8865_3204759922"/></text:h>
      <text:p text:style-name="P99"/>
      <table:table table:name="Die_Diphtonge" table:style-name="Die_5f_Diphtonge">
        <table:table-column table:style-name="Die_5f_Diphtonge.A"/>
        <table:table-column table:style-name="Die_5f_Diphtonge.B"/>
        <table:table-row>
          <table:table-cell table:style-name="Die_5f_Diphtonge.A1" office:value-type="string">
            <text:p text:style-name="P214"><text:span text:style-name="T9">/</text:span><text:span text:style-name="T12">ɔ</text:span><text:span text:style-name="T9">ø/</text:span><text:span text:style-name="T7">-</text:span><text:span text:style-name="T9">/</text:span><text:span text:style-name="T11">ɔʏ̯ </text:span><text:span text:style-name="T9">/</text:span></text:p>
            <text:p text:style-name="P134">eu, äu<text:span text:style-name="T16">, oi</text:span></text:p>
            <text:p text:style-name="P144">heute, Bäume(m)</text:p>
            <text:p text:style-name="P152">75</text:p>
          </table:table-cell>
          <table:table-cell table:style-name="Die_5f_Diphtonge.B1" table:number-rows-spanned="3" office:value-type="string"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>Первый звук слоговой, второй неслоговой</text:p>
          </table:table-cell>
        </table:table-row>
        <table:table-row>
          <table:table-cell table:style-name="Die_5f_Diphtonge.A2" office:value-type="string">
            <text:p text:style-name="P214"><text:span text:style-name="T6">/</text:span><text:span text:style-name="T9">a</text:span><text:span text:style-name="T7">o</text:span><text:span text:style-name="T6">/</text:span><text:span text:style-name="T7">-</text:span><text:span text:style-name="T6">/</text:span><text:span text:style-name="T9">aʊ̯ </text:span><text:span text:style-name="T6">/</text:span></text:p>
            <text:p text:style-name="P134">au</text:p>
            <text:p text:style-name="P144">Auto(n)<text:span text:style-name="T75">, </text:span>Baum(m)</text:p>
            <text:p text:style-name="P152">46</text:p>
          </table:table-cell>
          <table:covered-table-cell/>
        </table:table-row>
        <table:table-row>
          <table:table-cell table:style-name="Die_5f_Diphtonge.A2" office:value-type="string">
            <text:p text:style-name="P214"><text:span text:style-name="T6">/</text:span><text:span text:style-name="T12">a</text:span><text:span text:style-name="T13">e</text:span><text:span text:style-name="T6">/</text:span><text:span text:style-name="T7">-</text:span><text:span text:style-name="T6">/</text:span><text:span text:style-name="T15">aɪ̯ </text:span><text:span text:style-name="T6">/</text:span></text:p>
            <text:p text:style-name="P139">ei, ai, ay</text:p>
            <text:p text:style-name="P144">mein, Mai(m), Bayern(n)</text:p>
            <text:p text:style-name="P152">28</text:p>
          </table:table-cell>
          <table:covered-table-cell/>
        </table:table-row>
      </table:table>
      <text:p text:style-name="P99"/>
      <text:p text:style-name="P99"><text:soft-page-break/></text:p>
      <text:p text:style-name="P99"/>
      <text:p text:style-name="P99"/>
      <text:p text:style-name="P99"/>
      <text:p text:style-name="P99"/>
      <text:p text:style-name="P99"/>
      <text:p text:style-name="P95"/>
      <text:p text:style-name="P95"/>
      <text:h text:style-name="Heading_20_2" text:outline-level="2"><text:bookmark-start text:name="__RefHeading___Toc8867_3204759922"/><text:span text:style-name="T96">0.3 </text:span>Die Konsonanten<text:bookmark-end text:name="__RefHeading___Toc8867_3204759922"/></text:h>
      <table:table table:name="Die_Konsonanten" table:style-name="Die_5f_Konsonanten">
        <table:table-column table:style-name="Die_5f_Konsonanten.A"/>
        <table:table-column table:style-name="Die_5f_Konsonanten.B"/>
        <table:table-column table:style-name="Die_5f_Konsonanten.C"/>
        <table:table-column table:style-name="Die_5f_Konsonanten.D"/>
        <table:table-column table:style-name="Die_5f_Konsonanten.E"/>
        <table:table-header-rows>
          <table:table-row>
            <table:table-cell table:style-name="Die_5f_Konsonanten.A1" office:value-type="string">
              <text:p text:style-name="P151">/d/</text:p>
            </table:table-cell>
            <table:table-cell table:style-name="Die_5f_Konsonanten.A1" office:value-type="string">
              <text:p text:style-name="P215">з</text:p>
            </table:table-cell>
            <table:table-cell table:style-name="Die_5f_Konsonanten.A1" office:value-type="string">
              <text:p text:style-name="P122">15</text:p>
            </table:table-cell>
            <table:table-cell table:style-name="Die_5f_Konsonanten.A1" office:value-type="string">
              <text:p text:style-name="P140">d, dd</text:p>
            </table:table-cell>
            <table:table-cell table:style-name="Die_5f_Konsonanten.E1" table:number-rows-spanned="3" office:value-type="string">
              <text:p text:style-name="P112">Кончик языка упирается в верхние альвеолы</text:p>
            </table:table-cell>
          </table:table-row>
        </table:table-header-rows>
        <table:table-row table:style-name="Die_5f_Konsonanten.2">
          <table:table-cell table:style-name="Die_5f_Konsonanten.A2" office:value-type="string">
            <text:p text:style-name="P151">/n/</text:p>
          </table:table-cell>
          <table:table-cell table:style-name="Die_5f_Konsonanten.A2" office:value-type="string">
            <text:p text:style-name="P217">с</text:p>
          </table:table-cell>
          <table:table-cell table:style-name="Die_5f_Konsonanten.A2" office:value-type="string">
            <text:p text:style-name="P122">15</text:p>
          </table:table-cell>
          <table:table-cell table:style-name="Die_5f_Konsonanten.A2" office:value-type="string">
            <text:p text:style-name="P140">n, nn</text:p>
          </table:table-cell>
          <table:covered-table-cell/>
        </table:table-row>
        <table:table-row>
          <table:table-cell table:style-name="Die_5f_Konsonanten.A2" office:value-type="string">
            <text:p text:style-name="P151">/l/</text:p>
          </table:table-cell>
          <table:table-cell table:style-name="Die_5f_Konsonanten.A2" office:value-type="string">
            <text:p text:style-name="P217">с</text:p>
          </table:table-cell>
          <table:table-cell table:style-name="Die_5f_Konsonanten.A2" office:value-type="string">
            <text:p text:style-name="P122">22</text:p>
          </table:table-cell>
          <table:table-cell table:style-name="Die_5f_Konsonanten.A2" office:value-type="string">
            <text:p text:style-name="P140">l, ll</text:p>
          </table:table-cell>
          <table:covered-table-cell/>
        </table:table-row>
        <table:table-row>
          <table:table-cell table:style-name="Die_5f_Konsonanten.A2" office:value-type="string">
            <text:p text:style-name="P151">/t/</text:p>
          </table:table-cell>
          <table:table-cell table:style-name="Die_5f_Konsonanten.A2" office:value-type="string">
            <text:p text:style-name="P218">г</text:p>
          </table:table-cell>
          <table:table-cell table:style-name="Die_5f_Konsonanten.A2" office:value-type="string">
            <text:p text:style-name="P122">15</text:p>
          </table:table-cell>
          <table:table-cell table:style-name="Die_5f_Konsonanten.A2" office:value-type="string">
            <text:p text:style-name="P140">t, tt, d; dt, th <text:span text:style-name="T17">в иностранных словах</text:span></text:p>
          </table:table-cell>
          <table:table-cell table:style-name="Die_5f_Konsonanten.E4" office:value-type="string">
            <text:p text:style-name="P112">Как в <text:span text:style-name="T19">/d/ </text:span>и в <text:span text:style-name="T19">/p/</text:span></text:p>
          </table:table-cell>
        </table:table-row>
        <table:table-row>
          <table:table-cell table:style-name="Die_5f_Konsonanten.A2" office:value-type="string">
            <text:p text:style-name="P151">/p/</text:p>
          </table:table-cell>
          <table:table-cell table:style-name="Die_5f_Konsonanten.A2" office:value-type="string">
            <text:p text:style-name="P218">г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0">p, pp, b</text:p>
          </table:table-cell>
          <table:table-cell table:style-name="Die_5f_Konsonanten.E4" table:number-rows-spanned="2" office:value-type="string">
            <text:p text:style-name="P112">С придыханием и напряжением особенно в начале и конце слова</text:p>
          </table:table-cell>
        </table:table-row>
        <table:table-row>
          <table:table-cell table:style-name="Die_5f_Konsonanten.A2" office:value-type="string">
            <text:p text:style-name="P151">/k/</text:p>
          </table:table-cell>
          <table:table-cell table:style-name="Die_5f_Konsonanten.A2" office:value-type="string">
            <text:p text:style-name="P218">г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0">k, g, ck; kk, c, ch <text:span text:style-name="T17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51">/s/</text:p>
          </table:table-cell>
          <table:table-cell table:style-name="Die_5f_Konsonanten.A2" office:value-type="string">
            <text:p text:style-name="P218">г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0">s, ss, ß</text:p>
          </table:table-cell>
          <table:table-cell table:style-name="Die_5f_Konsonanten.E4" office:value-type="string">
            <text:p text:style-name="P113"/>
          </table:table-cell>
        </table:table-row>
        <table:table-row>
          <table:table-cell table:style-name="Die_5f_Konsonanten.A2" office:value-type="string">
            <text:p text:style-name="P151">/f/</text:p>
          </table:table-cell>
          <table:table-cell table:style-name="Die_5f_Konsonanten.A2" office:value-type="string">
            <text:p text:style-name="P218">г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0">f, ff, v, ph; w <text:span text:style-name="T17">в русских фамилиях</text:span> </text:p>
          </table:table-cell>
          <table:table-cell table:style-name="Die_5f_Konsonanten.E4" office:value-type="string">
            <text:p text:style-name="P113"/>
          </table:table-cell>
        </table:table-row>
        <table:table-row>
          <table:table-cell table:style-name="Die_5f_Konsonanten.A2" office:value-type="string">
            <text:p text:style-name="P219"><text:span text:style-name="T19">/</text:span><text:span text:style-name="T20">ʃ</text:span><text:span text:style-name="T19">/</text:span></text:p>
          </table:table-cell>
          <table:table-cell table:style-name="Die_5f_Konsonanten.A2" office:value-type="string">
            <text:p text:style-name="P218">г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1">sch; s <text:span text:style-name="T17">перед t и p в начале слова</text:span></text:p>
          </table:table-cell>
          <table:table-cell table:style-name="Die_5f_Konsonanten.E4" office:value-type="string">
            <text:p text:style-name="P113"/>
          </table:table-cell>
        </table:table-row>
        <table:table-row>
          <table:table-cell table:style-name="Die_5f_Konsonanten.A2" office:value-type="string">
            <text:p text:style-name="P151">/b/</text:p>
          </table:table-cell>
          <table:table-cell table:style-name="Die_5f_Konsonanten.A2" office:value-type="string">
            <text:p text:style-name="P216">з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1">b, bb</text:p>
          </table:table-cell>
          <table:table-cell table:style-name="Die_5f_Konsonanten.E4" table:number-rows-spanned="3" office:value-type="string">
            <text:p text:style-name="P113">Менее звонкие чем русские</text:p>
          </table:table-cell>
        </table:table-row>
        <table:table-row>
          <table:table-cell table:style-name="Die_5f_Konsonanten.A2" office:value-type="string">
            <text:p text:style-name="P151">/z/</text:p>
          </table:table-cell>
          <table:table-cell table:style-name="Die_5f_Konsonanten.A2" office:value-type="string">
            <text:p text:style-name="P216">з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1">s</text:p>
          </table:table-cell>
          <table:covered-table-cell/>
        </table:table-row>
        <table:table-row>
          <table:table-cell table:style-name="Die_5f_Konsonanten.A2" office:value-type="string">
            <text:p text:style-name="P151">/v/</text:p>
          </table:table-cell>
          <table:table-cell table:style-name="Die_5f_Konsonanten.A2" office:value-type="string">
            <text:p text:style-name="P216">з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1">w; v, qu(/kv/) <text:span text:style-name="T17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51">/g/</text:p>
          </table:table-cell>
          <table:table-cell table:style-name="Die_5f_Konsonanten.A2" office:value-type="string">
            <text:p text:style-name="P216">з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2">g, gg</text:p>
          </table:table-cell>
          <table:table-cell table:style-name="Die_5f_Konsonanten.E4" office:value-type="string">
            <text:p text:style-name="P113"/>
          </table:table-cell>
        </table:table-row>
        <table:table-row>
          <table:table-cell table:style-name="Die_5f_Konsonanten.A2" office:value-type="string">
            <text:p text:style-name="P151">/m/</text:p>
          </table:table-cell>
          <table:table-cell table:style-name="Die_5f_Konsonanten.A2" office:value-type="string">
            <text:p text:style-name="P217">с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2">m, mm</text:p>
          </table:table-cell>
          <table:table-cell table:style-name="Die_5f_Konsonanten.E4" office:value-type="string">
            <text:p text:style-name="P112">После кратких гласных звучит продолжительно</text:p>
          </table:table-cell>
        </table:table-row>
        <table:table-row>
          <table:table-cell table:style-name="Die_5f_Konsonanten.A2" office:value-type="string">
            <text:p text:style-name="P151">/r/</text:p>
          </table:table-cell>
          <table:table-cell table:style-name="Die_5f_Konsonanten.A2" office:value-type="string">
            <text:p text:style-name="P217">с</text:p>
          </table:table-cell>
          <table:table-cell table:style-name="Die_5f_Konsonanten.A2" office:value-type="string">
            <text:p text:style-name="P123">15</text:p>
          </table:table-cell>
          <table:table-cell table:style-name="Die_5f_Konsonanten.A2" office:value-type="string">
            <text:p text:style-name="P142">r, rr</text:p>
          </table:table-cell>
          <table:table-cell table:style-name="Die_5f_Konsonanten.E4" office:value-type="string">
            <text:p text:style-name="P112">Есть три варианта произношения</text:p>
          </table:table-cell>
        </table:table-row>
        <table:table-row>
          <table:table-cell table:style-name="Die_5f_Konsonanten.A2" office:value-type="string">
            <text:p text:style-name="P151">/j/</text:p>
          </table:table-cell>
          <table:table-cell table:style-name="Die_5f_Konsonanten.A2" office:value-type="string">
            <text:p text:style-name="P216">з</text:p>
          </table:table-cell>
          <table:table-cell table:style-name="Die_5f_Konsonanten.A2" office:value-type="string">
            <text:p text:style-name="P123">41</text:p>
          </table:table-cell>
          <table:table-cell table:style-name="Die_5f_Konsonanten.A2" office:value-type="string">
            <text:p text:style-name="P142">j <text:span text:style-name="T17">перед гласными</text:span></text:p>
          </table:table-cell>
          <table:table-cell table:style-name="Die_5f_Konsonanten.E4" office:value-type="string">
            <text:p text:style-name="P112">Более сильное напряжение чем в рус. <text:span text:style-name="T19">/j/</text:span></text:p>
          </table:table-cell>
        </table:table-row>
        <table:table-row>
          <table:table-cell table:style-name="Die_5f_Konsonanten.A2" office:value-type="string">
            <text:p text:style-name="P219"><text:span text:style-name="T19">/</text:span><text:span text:style-name="T20">ŋ</text:span><text:span text:style-name="T19">/</text:span></text:p>
          </table:table-cell>
          <table:table-cell table:style-name="Die_5f_Konsonanten.A2" office:value-type="string">
            <text:p text:style-name="P216">н</text:p>
          </table:table-cell>
          <table:table-cell table:style-name="Die_5f_Konsonanten.A2" office:value-type="string">
            <text:p text:style-name="P123">55</text:p>
          </table:table-cell>
          <table:table-cell table:style-name="Die_5f_Konsonanten.A2" office:value-type="string">
            <text:p text:style-name="P142">ng <text:span text:style-name="T17">после крат. гл.</text:span>, n <text:span text:style-name="T17">после крат. гл. перед k</text:span></text:p>
          </table:table-cell>
          <table:table-cell table:style-name="Die_5f_Konsonanten.E4" office:value-type="string">
            <text:p text:style-name="P113"/>
          </table:table-cell>
        </table:table-row>
        <table:table-row>
          <table:table-cell table:style-name="Die_5f_Konsonanten.A2" office:value-type="string">
            <text:p text:style-name="P151">/<text:span text:style-name="T22">ʒ/</text:span></text:p>
          </table:table-cell>
          <table:table-cell table:style-name="Die_5f_Konsonanten.A2" office:value-type="string">
            <text:p text:style-name="P216">з</text:p>
          </table:table-cell>
          <table:table-cell table:style-name="Die_5f_Konsonanten.A2" office:value-type="string">
            <text:p text:style-name="P123">75</text:p>
          </table:table-cell>
          <table:table-cell table:style-name="Die_5f_Konsonanten.A2" office:value-type="string">
            <text:p text:style-name="P142">g перед i, e; j, sh <text:span text:style-name="T17">в русских фамилиях</text:span></text:p>
          </table:table-cell>
          <table:table-cell table:style-name="Die_5f_Konsonanten.E4" office:value-type="string">
            <text:p text:style-name="P112">Язык как <text:span text:style-name="T24">/</text:span><text:span text:style-name="T21">ʃ</text:span><text:span text:style-name="T24">/ </text:span><text:span text:style-name="T23">произносить /ж/</text:span></text:p>
          </table:table-cell>
        </table:table-row>
        <table:table-row>
          <table:table-cell table:style-name="Die_5f_Konsonanten.A2" office:value-type="string">
            <text:p text:style-name="P219"><text:span text:style-name="T19">/</text:span><text:span text:style-name="T20">t͡s</text:span><text:span text:style-name="T19">/</text:span></text:p>
          </table:table-cell>
          <table:table-cell table:style-name="Die_5f_Konsonanten.A2" office:value-type="string">
            <text:p text:style-name="P216">а</text:p>
          </table:table-cell>
          <table:table-cell table:style-name="Die_5f_Konsonanten.A2" office:value-type="string">
            <text:p text:style-name="P123">22</text:p>
          </table:table-cell>
          <table:table-cell table:style-name="Die_5f_Konsonanten.A2" office:value-type="string">
            <text:p text:style-name="P142">z, zz, tz, ds, ts, tion</text:p>
          </table:table-cell>
          <table:table-cell table:style-name="Die_5f_Konsonanten.E4" table:number-rows-spanned="3" office:value-type="string">
            <text:p text:style-name="P112">С придыханием и напряжением</text:p>
          </table:table-cell>
        </table:table-row>
        <table:table-row>
          <table:table-cell table:style-name="Die_5f_Konsonanten.A2" office:value-type="string">
            <text:p text:style-name="P151">/p͡f/</text:p>
          </table:table-cell>
          <table:table-cell table:style-name="Die_5f_Konsonanten.A2" office:value-type="string">
            <text:p text:style-name="P216">а</text:p>
          </table:table-cell>
          <table:table-cell table:style-name="Die_5f_Konsonanten.A2" office:value-type="string">
            <text:p text:style-name="P123">22</text:p>
          </table:table-cell>
          <table:table-cell table:style-name="Die_5f_Konsonanten.A2" office:value-type="string">
            <text:p text:style-name="P142">pf</text:p>
          </table:table-cell>
          <table:covered-table-cell/>
        </table:table-row>
        <table:table-row>
          <table:table-cell table:style-name="Die_5f_Konsonanten.A2" office:value-type="string">
            <text:p text:style-name="P151">/t͡ʃ/</text:p>
          </table:table-cell>
          <table:table-cell table:style-name="Die_5f_Konsonanten.A2" office:value-type="string">
            <text:p text:style-name="P216">а</text:p>
          </table:table-cell>
          <table:table-cell table:style-name="Die_5f_Konsonanten.A2" office:value-type="string">
            <text:p text:style-name="P123">75</text:p>
          </table:table-cell>
          <table:table-cell table:style-name="Die_5f_Konsonanten.A2" office:value-type="string">
            <text:p text:style-name="P142">tsch</text:p>
          </table:table-cell>
          <table:covered-table-cell/>
        </table:table-row>
        <table:table-row>
          <table:table-cell table:style-name="Die_5f_Konsonanten.A2" office:value-type="string">
            <text:p text:style-name="P151">/x/</text:p>
          </table:table-cell>
          <table:table-cell table:style-name="Die_5f_Konsonanten.A2" office:value-type="string">
            <text:p text:style-name="P218">г</text:p>
          </table:table-cell>
          <table:table-cell table:style-name="Die_5f_Konsonanten.A2" office:value-type="string">
            <text:p text:style-name="P123">32</text:p>
          </table:table-cell>
          <table:table-cell table:style-name="Die_5f_Konsonanten.A2" office:value-type="string">
            <text:p text:style-name="P142">ch</text:p>
          </table:table-cell>
          <table:table-cell table:style-name="Die_5f_Konsonanten.E4" office:value-type="string">
            <text:p text:style-name="P112">Aht-Laut задняя спинка языка поднята к <text:span text:style-name="T76">заднему небу выше чем в русском /х/</text:span></text:p>
          </table:table-cell>
        </table:table-row>
        <table:table-row>
          <table:table-cell table:style-name="Die_5f_Konsonanten.A2" office:value-type="string">
            <text:p text:style-name="P151">/h/</text:p>
          </table:table-cell>
          <table:table-cell table:style-name="Die_5f_Konsonanten.A2" office:value-type="string">
            <text:p text:style-name="P218">г</text:p>
          </table:table-cell>
          <table:table-cell table:style-name="Die_5f_Konsonanten.A2" office:value-type="string">
            <text:p text:style-name="P123">46</text:p>
          </table:table-cell>
          <table:table-cell table:style-name="Die_5f_Konsonanten.A2" office:value-type="string">
            <text:p text:style-name="P142">h</text:p>
          </table:table-cell>
          <table:table-cell table:style-name="Die_5f_Konsonanten.E4" office:value-type="string">
            <text:p text:style-name="P112">Hauhlaut <text:span text:style-name="T76">язык оттянут назад, во рту нет преград. Как выдох или как дышать на стекло</text:span></text:p>
          </table:table-cell>
        </table:table-row>
        <table:table-row>
          <table:table-cell table:style-name="Die_5f_Konsonanten.A2" office:value-type="string">
            <text:p text:style-name="P151">/ç/</text:p>
          </table:table-cell>
          <table:table-cell table:style-name="Die_5f_Konsonanten.A2" office:value-type="string">
            <text:p text:style-name="P218">г</text:p>
          </table:table-cell>
          <table:table-cell table:style-name="Die_5f_Konsonanten.A2" office:value-type="string">
            <text:p text:style-name="P123">41</text:p>
          </table:table-cell>
          <table:table-cell table:style-name="Die_5f_Konsonanten.A2" office:value-type="string">
            <text:p text:style-name="P142">ch <text:span text:style-name="T17">после i, e, <text:s/></text:span><text:span text:style-name="T18">ä, ö, ü, ei, eu, äu, m, n, r, l и в суф.</text:span><text:span text:style-name="T25"> -chen, -ig, -lich</text:span></text:p>
          </table:table-cell>
          <table:table-cell table:style-name="Die_5f_Konsonanten.E4" office:value-type="string">
            <text:p text:style-name="P112">Ich-Laut <text:span text:style-name="T19">/j/ без голоса. /май/ шепотом и напряженно. Похоже на /хь/</text:span></text:p>
          </table:table-cell>
        </table:table-row>
      </table:table>
      <text:p text:style-name="P99"/>
      <text:p text:style-name="P100">з <text:span text:style-name="T26">- звонкие</text:span></text:p>
      <text:p text:style-name="P100">с <text:span text:style-name="T26">- сонанты</text:span></text:p>
      <text:p text:style-name="P100">г <text:span text:style-name="T26">- глухие</text:span></text:p>
      <text:p text:style-name="P100">н <text:span text:style-name="T26">- нозальные</text:span></text:p>
      <text:p text:style-name="P100">а <text:span text:style-name="T27">- африкаты</text:span></text:p>
      <text:p text:style-name="P99"/>
      <text:p text:style-name="P4"><text:soft-page-break/>- в немецком нет мягких согласных, нет палатализации т.е. смягчения согласных перед гласными</text:p>
      <text:p text:style-name="P4">- глухие согласные произносятся напряженно особенно <text:s/>/t/, /p/, /k/</text:p>
      <text:p text:style-name="P5"><text:span text:style-name="T28">-</text:span> <text:span text:style-name="T28">сонанты произносятся более продолжительно</text:span></text:p>
      <text:p text:style-name="P5"><text:span text:style-name="T28">-</text:span> <text:span text:style-name="T28">звонкие согласные менее звонкие чем русские</text:span></text:p>
      <text:p text:style-name="P5"><text:span text:style-name="T28">-</text:span> <text:span text:style-name="T28">оглушение звонкого согласного после глухого dass Bild /das *bilt/ (* полузвонкость)</text:span></text:p>
      <text:p text:style-name="P4">- удвоение на письме не удваивает звук kasse /kasə/</text:p>
      <text:p text:style-name="P4">- звонкие согласные оглушаются на конце и в середине слова gelb /g<text:span text:style-name="T77">ɛ</text:span>lp/, gelblich /gɛlpliç/</text:p>
      <text:h text:style-name="Heading_20_1" text:outline-level="1"><text:bookmark-start text:name="__RefHeading___Toc8869_3204759922"/>1 Der Artikel<text:bookmark-end text:name="__RefHeading___Toc8869_3204759922"/></text:h>
      <text:p text:style-name="P6"/>
      <text:p text:style-name="P8"/>
      <table:table table:name="Artikel2" table:style-name="Artikel2">
        <table:table-column table:style-name="Artikel2.A" table:number-columns-repeated="7"/>
        <table:table-column table:style-name="Artikel2.H"/>
        <table:table-row>
          <table:table-cell table:style-name="Artikel2.A1" table:number-rows-spanned="3" office:value-type="string">
            <text:p text:style-name="P158"/>
            <text:p text:style-name="P158"/>
            <text:p text:style-name="P161">Fall</text:p>
          </table:table-cell>
          <table:table-cell table:style-name="Artikel2.A1" table:number-columns-spanned="4" office:value-type="string">
            <text:p text:style-name="P164">Bestimmten A.</text:p>
          </table:table-cell>
          <table:covered-table-cell/>
          <table:covered-table-cell/>
          <table:covered-table-cell/>
          <table:table-cell table:style-name="Artikel2.F1" table:number-columns-spanned="3" office:value-type="string">
            <text:p text:style-name="P164">Unbestimmten A.</text:p>
          </table:table-cell>
          <table:covered-table-cell/>
          <table:covered-table-cell/>
        </table:table-row>
        <table:table-row>
          <table:covered-table-cell/>
          <table:table-cell table:style-name="Artikel2.B2" table:number-columns-spanned="3" office:value-type="string">
            <text:p text:style-name="P173"/>
          </table:table-cell>
          <table:covered-table-cell/>
          <table:covered-table-cell/>
          <table:table-cell table:style-name="Artikel2.B2" table:number-rows-spanned="2" office:value-type="string">
            <text:p text:style-name="P173"/>
            <text:p text:style-name="P174">pl.</text:p>
          </table:table-cell>
          <table:table-cell table:style-name="Artikel2.F2" table:number-columns-spanned="3" office:value-type="string">
            <text:p text:style-name="P173"/>
          </table:table-cell>
          <table:covered-table-cell/>
          <table:covered-table-cell/>
        </table:table-row>
        <table:table-row>
          <table:covered-table-cell/>
          <table:table-cell table:style-name="Artikel2.B2" office:value-type="string">
            <text:p text:style-name="P167">m.</text:p>
          </table:table-cell>
          <table:table-cell table:style-name="Artikel2.B2" office:value-type="string">
            <text:p text:style-name="P167">n.</text:p>
          </table:table-cell>
          <table:table-cell table:style-name="Artikel2.B2" office:value-type="string">
            <text:p text:style-name="P167">f.</text:p>
          </table:table-cell>
          <table:covered-table-cell/>
          <table:table-cell table:style-name="Artikel2.B2" office:value-type="string">
            <text:p text:style-name="P167">m.</text:p>
          </table:table-cell>
          <table:table-cell table:style-name="Artikel2.B2" office:value-type="string">
            <text:p text:style-name="P167">n.</text:p>
          </table:table-cell>
          <table:table-cell table:style-name="Artikel2.F2" office:value-type="string">
            <text:p text:style-name="P167">f.</text:p>
          </table:table-cell>
        </table:table-row>
        <table:table-row>
          <table:table-cell table:style-name="Artikel2.B2" office:value-type="string">
            <text:p text:style-name="P173"/>
          </table:table-cell>
          <table:table-cell table:style-name="Artikel2.B2" office:value-type="string">
            <text:p text:style-name="P173"/>
          </table:table-cell>
          <table:table-cell table:style-name="Artikel2.B2" office:value-type="string">
            <text:p text:style-name="P173"/>
          </table:table-cell>
          <table:table-cell table:style-name="Artikel2.B2" office:value-type="string">
            <text:p text:style-name="P173"/>
          </table:table-cell>
          <table:table-cell table:style-name="Artikel2.B2" office:value-type="string">
            <text:p text:style-name="P173"/>
          </table:table-cell>
          <table:table-cell table:style-name="Artikel2.B2" office:value-type="string">
            <text:p text:style-name="P173"/>
          </table:table-cell>
          <table:table-cell table:style-name="Artikel2.B2" office:value-type="string">
            <text:p text:style-name="P173"/>
          </table:table-cell>
          <table:table-cell table:style-name="Artikel2.F2" office:value-type="string">
            <text:p text:style-name="P173"/>
          </table:table-cell>
        </table:table-row>
        <table:table-row>
          <table:table-cell table:style-name="Artikel2.B2" office:value-type="string">
            <text:p text:style-name="P170">Nominativ</text:p>
          </table:table-cell>
          <table:table-cell table:style-name="Artikel2.B5" office:value-type="string">
            <text:p text:style-name="P176">der</text:p>
          </table:table-cell>
          <table:table-cell table:style-name="Artikel2.C5" office:value-type="string">
            <text:p text:style-name="P175">das</text:p>
          </table:table-cell>
          <table:table-cell table:style-name="Artikel2.D5" office:value-type="string">
            <text:p text:style-name="P175">die</text:p>
          </table:table-cell>
          <table:table-cell table:style-name="Artikel2.D5" office:value-type="string">
            <text:p text:style-name="P175">die</text:p>
          </table:table-cell>
          <table:table-cell table:style-name="Artikel2.C5" office:value-type="string">
            <text:p text:style-name="P175">ein</text:p>
          </table:table-cell>
          <table:table-cell table:style-name="Artikel2.C5" office:value-type="string">
            <text:p text:style-name="P175">ein</text:p>
          </table:table-cell>
          <table:table-cell table:style-name="Artikel2.H5" office:value-type="string">
            <text:p text:style-name="P175">eine</text:p>
          </table:table-cell>
        </table:table-row>
        <table:table-row>
          <table:table-cell table:style-name="Artikel2.B2" office:value-type="string">
            <text:p text:style-name="P170">Akkusativ</text:p>
          </table:table-cell>
          <table:table-cell table:style-name="Artikel2.B6" office:value-type="string">
            <text:p text:style-name="P175">den</text:p>
          </table:table-cell>
          <table:table-cell table:style-name="Artikel2.C5" office:value-type="string">
            <text:p text:style-name="P175">das</text:p>
          </table:table-cell>
          <table:table-cell table:style-name="Artikel2.D5" office:value-type="string">
            <text:p text:style-name="P175">die</text:p>
          </table:table-cell>
          <table:table-cell table:style-name="Artikel2.D5" office:value-type="string">
            <text:p text:style-name="P175">die</text:p>
          </table:table-cell>
          <table:table-cell table:style-name="Artikel2.F6" office:value-type="string">
            <text:p text:style-name="P177">einen</text:p>
          </table:table-cell>
          <table:table-cell table:style-name="Artikel2.C5" office:value-type="string">
            <text:p text:style-name="P175">ein</text:p>
          </table:table-cell>
          <table:table-cell table:style-name="Artikel2.H5" office:value-type="string">
            <text:p text:style-name="P175">eine</text:p>
          </table:table-cell>
        </table:table-row>
        <table:table-row>
          <table:table-cell table:style-name="Artikel2.B2" office:value-type="string">
            <text:p text:style-name="P170">Genitiv</text:p>
          </table:table-cell>
          <table:table-cell table:style-name="Artikel2.B7" office:value-type="string">
            <text:p text:style-name="P175">des</text:p>
          </table:table-cell>
          <table:table-cell table:style-name="Artikel2.B7" office:value-type="string">
            <text:p text:style-name="P175">des</text:p>
          </table:table-cell>
          <table:table-cell table:style-name="Artikel2.B5" office:value-type="string">
            <text:p text:style-name="P175">der</text:p>
          </table:table-cell>
          <table:table-cell table:style-name="Artikel2.B5" office:value-type="string">
            <text:p text:style-name="P175">der</text:p>
          </table:table-cell>
          <table:table-cell table:style-name="Artikel2.F7" office:value-type="string">
            <text:p text:style-name="P175">eines</text:p>
          </table:table-cell>
          <table:table-cell table:style-name="Artikel2.F7" office:value-type="string">
            <text:p text:style-name="P175">eines</text:p>
          </table:table-cell>
          <table:table-cell table:style-name="Artikel2.H7" office:value-type="string">
            <text:p text:style-name="P175">einer</text:p>
          </table:table-cell>
        </table:table-row>
        <table:table-row>
          <table:table-cell table:style-name="Artikel2.B2" office:value-type="string">
            <text:p text:style-name="P170">Dativ</text:p>
          </table:table-cell>
          <table:table-cell table:style-name="Artikel2.B8" office:value-type="string">
            <text:p text:style-name="P175">dem</text:p>
          </table:table-cell>
          <table:table-cell table:style-name="Artikel2.B8" office:value-type="string">
            <text:p text:style-name="P175">dem</text:p>
          </table:table-cell>
          <table:table-cell table:style-name="Artikel2.B5" office:value-type="string">
            <text:p text:style-name="P176">der</text:p>
          </table:table-cell>
          <table:table-cell table:style-name="Artikel2.B6" office:value-type="string">
            <text:p text:style-name="P175">den</text:p>
          </table:table-cell>
          <table:table-cell table:style-name="Artikel2.F8" office:value-type="string">
            <text:p text:style-name="P175">einem</text:p>
          </table:table-cell>
          <table:table-cell table:style-name="Artikel2.F8" office:value-type="string">
            <text:p text:style-name="P175">einem</text:p>
          </table:table-cell>
          <table:table-cell table:style-name="Artikel2.H7" office:value-type="string">
            <text:p text:style-name="P175">einer</text:p>
          </table:table-cell>
        </table:table-row>
      </table:table>
      <text:p text:style-name="P1"/>
      <text:p text:style-name="P1">Nominativ – wer? was? <text:s text:c="50"/>Кто? Что?</text:p>
      <text:p text:style-name="P1">Akkusativ <text:s/>– wen? was? wohin? <text:s text:c="36"/>Кого? Что? Куда? </text:p>
      <text:p text:style-name="P1">Genetiv <text:s text:c="4"/>– wessen? <text:s text:c="54"/>Чей? Чья? Чье? <text:s/></text:p>
      <text:p text:style-name="P1">Dativ <text:s text:c="8"/>– wem? welcher Sache? wann? wo? wie? <text:s text:c="4"/>Кому? Чему? Когда? Где? Как? </text:p>
      <text:p text:style-name="P1"/>
      <text:p text:style-name="P60">Употребление определенного артикля</text:p>
      <text:h text:style-name="Heading_20_2" text:outline-level="2"><text:bookmark-start text:name="__RefHeading___Toc8871_3204759922"/><text:span text:style-name="T96">1.a </text:span>Der Gebrauch des bestimmten Artikels<text:bookmark-end text:name="__RefHeading___Toc8871_3204759922"/></text:h>
      <text:p text:style-name="P46"/>
      <text:p text:style-name="P46">ставится перед существительным</text:p>
      <text:p text:style-name="P46">- предметом упомянутом ранее</text:p>
      <text:p text:style-name="P46">- единственно возможный в данной ситуации</text:p>
      <text:p text:style-name="P46">- предмет единственный в своем роде (солнце)</text:p>
      <text:p text:style-name="P46">- названия стран света, времен года, дней недели (в сочетании с Anfang, Ende, Mitte – артикля нет)</text:p>
      <text:p text:style-name="P46">- названия океанов, морей, рек</text:p>
      <text:p text:style-name="P46">- названия улиц, площадей, проспектов</text:p>
      <text:p text:style-name="P46">- названия гор, ветров, пустынь</text:p>
      <text:p text:style-name="P46">- имеющим собирательное значение <text:span text:style-name="T29">(человечество)</text:span></text:p>
      <text:p text:style-name="P35">- имеющем при себе определение выраженное:</text:p>
      <text:p text:style-name="P35">а) прилагательным в превосходной степени или порядковым числительным</text:p>
      <text:p text:style-name="P35">б) определительным придаточным предложением или инфинитивной группой</text:p>
      <text:p text:style-name="P35">Der Brief, den ich gestern erhalten habe, ist von meinen Bruder</text:p>
      <text:p text:style-name="P35">Письмо которое я получил вчера есть моего брата</text:p>
      <text:p text:style-name="P35">в) именем существительным в родительном падеже или в предложно падежной форме</text:p>
      <text:p text:style-name="P36">Die Familie meiner Shwester ist nicht groß</text:p>
      <text:p text:style-name="P36">Семья моей сестры невелика</text:p>
      <text:p text:style-name="P36"/>
      <text:p text:style-name="P60">Употребление <text:span text:style-name="T30">не</text:span>определенного артикля</text:p>
      <text:h text:style-name="Heading_20_2" text:outline-level="2"><text:bookmark-start text:name="__RefHeading___Toc8873_3204759922"/><text:span text:style-name="T96">1.b </text:span>Der Gebrauch des unbestimmten Artikels<text:bookmark-end text:name="__RefHeading___Toc8873_3204759922"/></text:h>
      <text:p text:style-name="P38">перед существительным:</text:p>
      <text:p text:style-name="P38"><text:soft-page-break/>- обозначающим предмет из ряда подобных, названный впервые и прежде не знакомый тому к кому обращена информация</text:p>
      <text:p text:style-name="P38"/>
      <text:p text:style-name="P38">- выступающим в функции прямого дополнения т.е. дополнения в винительном падеже без предлога после глагола <text:span text:style-name="T32">haben</text:span> или безличного оборота <text:span text:style-name="T32">es gibt</text:span></text:p>
      <text:p text:style-name="P38">Mein Freund hat einen Hund</text:p>
      <text:p text:style-name="P38"/>
      <text:p text:style-name="P38">- являющимся именной частью составного именного сказуемого</text:p>
      <text:p text:style-name="P38">Düsseldorf ist eine Stadt am Rhein</text:p>
      <text:p text:style-name="P38"/>
      <text:p text:style-name="P255">- в сравнительных словосочетаниях после союза wie</text:p>
      <text:p text:style-name="P40">Sie sang wie ein Vogel</text:p>
      <text:p text:style-name="P62">Отстутствие артикля</text:p>
      <text:h text:style-name="Heading_20_2" text:outline-level="2"><text:bookmark-start text:name="__RefHeading___Toc8875_3204759922"/><text:span text:style-name="T96">1.c </text:span>Das Fehlen des Artikels<text:bookmark-end text:name="__RefHeading___Toc8875_3204759922"/></text:h>
      <text:p text:style-name="P40"/>
      <text:p text:style-name="P40">отсутствует перед:</text:p>
      <text:p text:style-name="P40">- во мн.ч. если в ед.ч. существительное употребляется с неопределенным артиклем</text:p>
      <text:p text:style-name="P40"/>
      <text:p text:style-name="P40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P40">Mein (dieses, jenes, jedes) Heft – моя (эта, та, любая) тетрадь</text:p>
      <text:p text:style-name="P40"/>
      <text:p text:style-name="P40"><text:span text:style-name="T31">- </text:span>выступающим в функции предикатива и выражабщим профессиональную социальную или партийную принадлежность</text:p>
      <text:p text:style-name="P40">Ich bin Student</text:p>
      <text:p text:style-name="P40"/>
      <text:p text:style-name="P40">если есть <text:span text:style-name="T31">определение — ставят неопределенный артикль</text:span></text:p>
      <text:p text:style-name="P47">если имя прилагательное в превосходной степени или порядковое числительное — ставят определенный артикль</text:p>
      <text:p text:style-name="P47"/>
      <text:p text:style-name="P47">- выступающим в функции предикатива в безличных предложениях называющих различные временные отрезки</text:p>
      <text:p text:style-name="P42">Es war Herbst – <text:span text:style-name="T78">Б</text:span>ыла осень</text:p>
      <text:p text:style-name="P42"/>
      <text:p text:style-name="P44">- после предлога <text:span text:style-name="T32">ohne</text:span> и союза <text:span text:style-name="T32">als</text:span> (в значении «в качестве как»)</text:p>
      <text:p text:style-name="P44"/>
      <text:p text:style-name="P44">- обозначающим вещество материал</text:p>
      <text:p text:style-name="P44">Trinken Sie Kaffe gern? - Вы любите кофе?</text:p>
      <text:p text:style-name="P44"/>
      <text:p text:style-name="P49">Если есть определение — то с артиклем</text:p>
      <text:p text:style-name="P49"/>
      <text:p text:style-name="P49">- обозначающим качества, свойстава, эмоции, ощущения</text:p>
      <text:p text:style-name="P49"/>
      <text:p text:style-name="P49">- если имеются указания на меру, вес, степень, сорт, количество</text:p>
      <text:p text:style-name="P49">Kaufe ein Pfund Kaffee – купи один фунт кофе</text:p>
      <text:p text:style-name="P49"/>
      <text:p text:style-name="P49">- в обращениях, заголовках, устойчивых словосочетаниях, поговорках, пословицах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Heading_20_2" text:outline-level="2"><text:bookmark-start text:name="__RefHeading___Toc8877_3204759922"/>1.1 Der bestimmte Artikel<text:bookmark-end text:name="__RefHeading___Toc8877_3204759922"/></text:h>
      <text:p text:style-name="P262">Употребление определенного артикля</text:p>
      <text:h text:style-name="Heading_20_3" text:outline-level="3"><text:bookmark-start text:name="__RefHeading___Toc8879_3204759922"/><text:span text:style-name="T96">1.1.1 </text:span>Der Gebrauch des bestimmten Artikels<text:bookmark-end text:name="__RefHeading___Toc8879_3204759922"/></text:h>
      <text:p text:style-name="P259"/>
      <text:p text:style-name="P259">ставится перед существительным</text:p>
      <text:p text:style-name="P259">- предметом упомянутом ранее</text:p>
      <text:p text:style-name="P259">- единственно возможный в данной ситуации</text:p>
      <text:p text:style-name="P259">- предмет единственный в своем роде (солнце)</text:p>
      <text:p text:style-name="P259">- названия стран света, времен года, дней недели (в сочетании с Anfang, Ende, Mitte – артикля нет)</text:p>
      <text:p text:style-name="P259">- названия океанов, морей, рек</text:p>
      <text:p text:style-name="P259">- названия улиц, площадей, проспектов</text:p>
      <text:p text:style-name="P259">- названия гор, ветров, пустынь</text:p>
      <text:p text:style-name="P259">- имеющим собирательное значение <text:span text:style-name="T29">(человечество)</text:span></text:p>
      <text:p text:style-name="P260">- имеющем при себе определение выраженное:</text:p>
      <text:p text:style-name="P260">а) прилагательным в превосходной степени или порядковым числительным</text:p>
      <text:p text:style-name="P260">б) определительным придаточным предложением или инфинитивной группой</text:p>
      <text:p text:style-name="P260">Der Brief, den ich gestern erhalten habe, ist von meinen Bruder</text:p>
      <text:p text:style-name="P260">Письмо которое я получил вчера есть моего брата</text:p>
      <text:p text:style-name="P260">в) именем существительным в родительном падеже или в предложно падежной форме</text:p>
      <text:p text:style-name="P258">Die Familie meiner Shwester ist nicht groß</text:p>
      <text:p text:style-name="P258">Семья моей сестры невелика</text:p>
      <text:h text:style-name="Heading_20_2" text:outline-level="2"><text:bookmark-start text:name="__RefHeading___Toc8881_3204759922"/>1.2 Der unbestimmte Artikel<text:bookmark-end text:name="__RefHeading___Toc8881_3204759922"/></text:h>
      <text:p text:style-name="P7"/>
      <text:p text:style-name="P9"/>
      <table:table table:name="Der_unbestimmte_Artikel" table:style-name="Der_5f_unbestimmte_5f_Artikel">
        <table:table-column table:style-name="Der_5f_unbestimmte_5f_Artikel.A" table:number-columns-repeated="7"/>
        <table:table-column table:style-name="Der_5f_unbestimmte_5f_Artikel.H"/>
        <table:table-row>
          <table:table-cell table:style-name="Der_5f_unbestimmte_5f_Artikel.A1" table:number-rows-spanned="3" office:value-type="string">
            <text:p text:style-name="P159"/>
            <text:p text:style-name="P159"/>
            <text:p text:style-name="P162">Fall</text:p>
          </table:table-cell>
          <table:table-cell table:style-name="Der_5f_unbestimmte_5f_Artikel.A1" table:number-columns-spanned="4" office:value-type="string">
            <text:p text:style-name="P165">Bestimmten A.</text:p>
          </table:table-cell>
          <table:covered-table-cell/>
          <table:covered-table-cell/>
          <table:covered-table-cell/>
          <table:table-cell table:style-name="Der_5f_unbestimmte_5f_Artikel.F1" table:number-columns-spanned="3" office:value-type="string">
            <text:p text:style-name="P165">Unbestimmten A.</text:p>
          </table:table-cell>
          <table:covered-table-cell/>
          <table:covered-table-cell/>
        </table:table-row>
        <table:table-row>
          <table:covered-table-cell/>
          <table:table-cell table:style-name="Der_5f_unbestimmte_5f_Artikel.B2" table:number-columns-spanned="3" office:value-type="string">
            <text:p text:style-name="P186"/>
          </table:table-cell>
          <table:covered-table-cell/>
          <table:covered-table-cell/>
          <table:table-cell table:style-name="Der_5f_unbestimmte_5f_Artikel.B2" table:number-rows-spanned="2" office:value-type="string">
            <text:p text:style-name="P186"/>
            <text:p text:style-name="P184">pl.</text:p>
          </table:table-cell>
          <table:table-cell table:style-name="Der_5f_unbestimmte_5f_Artikel.F2" table:number-columns-spanned="3" office:value-type="string">
            <text:p text:style-name="P186"/>
          </table:table-cell>
          <table:covered-table-cell/>
          <table:covered-table-cell/>
        </table:table-row>
        <table:table-row>
          <table:covered-table-cell/>
          <table:table-cell table:style-name="Der_5f_unbestimmte_5f_Artikel.B2" office:value-type="string">
            <text:p text:style-name="P168">m.</text:p>
          </table:table-cell>
          <table:table-cell table:style-name="Der_5f_unbestimmte_5f_Artikel.B2" office:value-type="string">
            <text:p text:style-name="P168">n.</text:p>
          </table:table-cell>
          <table:table-cell table:style-name="Der_5f_unbestimmte_5f_Artikel.B2" office:value-type="string">
            <text:p text:style-name="P168">f.</text:p>
          </table:table-cell>
          <table:covered-table-cell/>
          <table:table-cell table:style-name="Der_5f_unbestimmte_5f_Artikel.B2" office:value-type="string">
            <text:p text:style-name="P168">m.</text:p>
          </table:table-cell>
          <table:table-cell table:style-name="Der_5f_unbestimmte_5f_Artikel.B2" office:value-type="string">
            <text:p text:style-name="P168">n.</text:p>
          </table:table-cell>
          <table:table-cell table:style-name="Der_5f_unbestimmte_5f_Artikel.F2" office:value-type="string">
            <text:p text:style-name="P168">f.</text:p>
          </table:table-cell>
        </table:table-row>
        <table:table-row>
          <table:table-cell table:style-name="Der_5f_unbestimmte_5f_Artikel.B2" office:value-type="string">
            <text:p text:style-name="P186"/>
          </table:table-cell>
          <table:table-cell table:style-name="Der_5f_unbestimmte_5f_Artikel.B2" office:value-type="string">
            <text:p text:style-name="P186"/>
          </table:table-cell>
          <table:table-cell table:style-name="Der_5f_unbestimmte_5f_Artikel.B2" office:value-type="string">
            <text:p text:style-name="P186"/>
          </table:table-cell>
          <table:table-cell table:style-name="Der_5f_unbestimmte_5f_Artikel.B2" office:value-type="string">
            <text:p text:style-name="P186"/>
          </table:table-cell>
          <table:table-cell table:style-name="Der_5f_unbestimmte_5f_Artikel.B2" office:value-type="string">
            <text:p text:style-name="P186"/>
          </table:table-cell>
          <table:table-cell table:style-name="Der_5f_unbestimmte_5f_Artikel.B2" office:value-type="string">
            <text:p text:style-name="P186"/>
          </table:table-cell>
          <table:table-cell table:style-name="Der_5f_unbestimmte_5f_Artikel.B2" office:value-type="string">
            <text:p text:style-name="P186"/>
          </table:table-cell>
          <table:table-cell table:style-name="Der_5f_unbestimmte_5f_Artikel.F2" office:value-type="string">
            <text:p text:style-name="P186"/>
          </table:table-cell>
        </table:table-row>
        <table:table-row>
          <table:table-cell table:style-name="Der_5f_unbestimmte_5f_Artikel.B2" office:value-type="string">
            <text:p text:style-name="P171">Nominativ</text:p>
          </table:table-cell>
          <table:table-cell table:style-name="Der_5f_unbestimmte_5f_Artikel.B5" office:value-type="string">
            <text:p text:style-name="P179">der</text:p>
          </table:table-cell>
          <table:table-cell table:style-name="Der_5f_unbestimmte_5f_Artikel.C5" office:value-type="string">
            <text:p text:style-name="P178">das</text:p>
          </table:table-cell>
          <table:table-cell table:style-name="Der_5f_unbestimmte_5f_Artikel.D5" office:value-type="string">
            <text:p text:style-name="P178">die</text:p>
          </table:table-cell>
          <table:table-cell table:style-name="Der_5f_unbestimmte_5f_Artikel.D5" office:value-type="string">
            <text:p text:style-name="P178">die</text:p>
          </table:table-cell>
          <table:table-cell table:style-name="Der_5f_unbestimmte_5f_Artikel.C5" office:value-type="string">
            <text:p text:style-name="P178">ein</text:p>
          </table:table-cell>
          <table:table-cell table:style-name="Der_5f_unbestimmte_5f_Artikel.C5" office:value-type="string">
            <text:p text:style-name="P178">ein</text:p>
          </table:table-cell>
          <table:table-cell table:style-name="Der_5f_unbestimmte_5f_Artikel.H5" office:value-type="string">
            <text:p text:style-name="P178">eine</text:p>
          </table:table-cell>
        </table:table-row>
        <table:table-row>
          <table:table-cell table:style-name="Der_5f_unbestimmte_5f_Artikel.B2" office:value-type="string">
            <text:p text:style-name="P171">Akkusativ</text:p>
          </table:table-cell>
          <table:table-cell table:style-name="Der_5f_unbestimmte_5f_Artikel.B6" office:value-type="string">
            <text:p text:style-name="P178">den</text:p>
          </table:table-cell>
          <table:table-cell table:style-name="Der_5f_unbestimmte_5f_Artikel.C5" office:value-type="string">
            <text:p text:style-name="P178">das</text:p>
          </table:table-cell>
          <table:table-cell table:style-name="Der_5f_unbestimmte_5f_Artikel.D5" office:value-type="string">
            <text:p text:style-name="P178">die</text:p>
          </table:table-cell>
          <table:table-cell table:style-name="Der_5f_unbestimmte_5f_Artikel.D5" office:value-type="string">
            <text:p text:style-name="P178">die</text:p>
          </table:table-cell>
          <table:table-cell table:style-name="Der_5f_unbestimmte_5f_Artikel.F6" office:value-type="string">
            <text:p text:style-name="P180">einen</text:p>
          </table:table-cell>
          <table:table-cell table:style-name="Der_5f_unbestimmte_5f_Artikel.C5" office:value-type="string">
            <text:p text:style-name="P178">ein</text:p>
          </table:table-cell>
          <table:table-cell table:style-name="Der_5f_unbestimmte_5f_Artikel.H5" office:value-type="string">
            <text:p text:style-name="P178">eine</text:p>
          </table:table-cell>
        </table:table-row>
        <table:table-row>
          <table:table-cell table:style-name="Der_5f_unbestimmte_5f_Artikel.B2" office:value-type="string">
            <text:p text:style-name="P171">Genitiv</text:p>
          </table:table-cell>
          <table:table-cell table:style-name="Der_5f_unbestimmte_5f_Artikel.B7" office:value-type="string">
            <text:p text:style-name="P178">des</text:p>
          </table:table-cell>
          <table:table-cell table:style-name="Der_5f_unbestimmte_5f_Artikel.B7" office:value-type="string">
            <text:p text:style-name="P178">des</text:p>
          </table:table-cell>
          <table:table-cell table:style-name="Der_5f_unbestimmte_5f_Artikel.B5" office:value-type="string">
            <text:p text:style-name="P178">der</text:p>
          </table:table-cell>
          <table:table-cell table:style-name="Der_5f_unbestimmte_5f_Artikel.B5" office:value-type="string">
            <text:p text:style-name="P178">der</text:p>
          </table:table-cell>
          <table:table-cell table:style-name="Der_5f_unbestimmte_5f_Artikel.F7" office:value-type="string">
            <text:p text:style-name="P178">eines</text:p>
          </table:table-cell>
          <table:table-cell table:style-name="Der_5f_unbestimmte_5f_Artikel.F7" office:value-type="string">
            <text:p text:style-name="P178">eines</text:p>
          </table:table-cell>
          <table:table-cell table:style-name="Der_5f_unbestimmte_5f_Artikel.H7" office:value-type="string">
            <text:p text:style-name="P178">einer</text:p>
          </table:table-cell>
        </table:table-row>
        <text:soft-page-break/>
        <table:table-row>
          <table:table-cell table:style-name="Der_5f_unbestimmte_5f_Artikel.B2" office:value-type="string">
            <text:p text:style-name="P171">Dativ</text:p>
          </table:table-cell>
          <table:table-cell table:style-name="Der_5f_unbestimmte_5f_Artikel.B8" office:value-type="string">
            <text:p text:style-name="P178">dem</text:p>
          </table:table-cell>
          <table:table-cell table:style-name="Der_5f_unbestimmte_5f_Artikel.B8" office:value-type="string">
            <text:p text:style-name="P178">dem</text:p>
          </table:table-cell>
          <table:table-cell table:style-name="Der_5f_unbestimmte_5f_Artikel.B5" office:value-type="string">
            <text:p text:style-name="P179">der</text:p>
          </table:table-cell>
          <table:table-cell table:style-name="Der_5f_unbestimmte_5f_Artikel.B6" office:value-type="string">
            <text:p text:style-name="P178">den</text:p>
          </table:table-cell>
          <table:table-cell table:style-name="Der_5f_unbestimmte_5f_Artikel.F8" office:value-type="string">
            <text:p text:style-name="P178">einem</text:p>
          </table:table-cell>
          <table:table-cell table:style-name="Der_5f_unbestimmte_5f_Artikel.F8" office:value-type="string">
            <text:p text:style-name="P178">einem</text:p>
          </table:table-cell>
          <table:table-cell table:style-name="Der_5f_unbestimmte_5f_Artikel.H7" office:value-type="string">
            <text:p text:style-name="P178">einer</text:p>
          </table:table-cell>
        </table:table-row>
      </table:table>
      <text:p text:style-name="P2"/>
      <text:p text:style-name="P2">Nominativ – wer? was? <text:s text:c="50"/>Кто? Что?</text:p>
      <text:p text:style-name="P2">Akkusativ <text:s/>– wen? was? wohin? <text:s text:c="36"/>Кого? Что? Куда? </text:p>
      <text:p text:style-name="P2">Genetiv <text:s text:c="4"/>– wessen? <text:s text:c="54"/>Чей? Чья? Чье? <text:s/></text:p>
      <text:p text:style-name="P2">Dativ <text:s text:c="8"/>– wem? welcher Sache? wann? wo? wie? <text:s text:c="4"/>Кому? Чему? Когда? Где? Как? </text:p>
      <text:p text:style-name="P37"/>
      <text:p text:style-name="P37"/>
      <text:p text:style-name="P61">Употребление <text:span text:style-name="T30">не</text:span>определенного артикля</text:p>
      <text:h text:style-name="Heading_20_3" text:outline-level="3"><text:bookmark-start text:name="__RefHeading___Toc8883_3204759922"/><text:span text:style-name="T96">1.2.1 </text:span>Der Gebrauch des unbestimmten Artikels<text:bookmark-end text:name="__RefHeading___Toc8883_3204759922"/></text:h>
      <text:p text:style-name="P39">перед существительным:</text:p>
      <text:p text:style-name="P39">- обозначающим предмет из ряда подобных, названный впервые и прежде не знакомый тому к кому обращена информация</text:p>
      <text:p text:style-name="P39"/>
      <text:p text:style-name="P39">- выступающим в функции прямого дополнения т.е. дополнения в винительном падеже без предлога после глагола <text:span text:style-name="T32">haben</text:span> или безличного оборота <text:span text:style-name="T32">es gibt</text:span></text:p>
      <text:p text:style-name="P39">Mein Freund hat einen Hund</text:p>
      <text:p text:style-name="P39"/>
      <text:p text:style-name="P39">- являющимся именной частью составного именного сказуемого</text:p>
      <text:p text:style-name="P39">Düsseldorf ist eine Stadt am Rhein</text:p>
      <text:p text:style-name="P39"/>
      <text:p text:style-name="P256">- в сравнительных словосочетаниях после союза wie</text:p>
      <text:p text:style-name="P41">Sie sang wie ein Vogel</text:p>
      <text:p text:style-name="P63">Отстутствие артикля</text:p>
      <text:h text:style-name="Heading_20_2" text:outline-level="2"><text:bookmark-start text:name="__RefHeading___Toc8885_3204759922"/><text:span text:style-name="T96">1.3 </text:span>Das Fehlen des Artikels<text:bookmark-end text:name="__RefHeading___Toc8885_3204759922"/></text:h>
      <text:p text:style-name="P41"/>
      <text:p text:style-name="P41">отсутствует перед:</text:p>
      <text:p text:style-name="P41">- во мн.ч. если в ед.ч. существительное употребляется с неопределенным артиклем</text:p>
      <text:p text:style-name="P41"/>
      <text:p text:style-name="P41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P41">Mein (dieses, jenes, jedes) Heft – моя (эта, та, любая) тетрадь</text:p>
      <text:p text:style-name="P41"/>
      <text:p text:style-name="P41"><text:span text:style-name="T31">- </text:span>выступающим в функции предикатива и выражабщим профессиональную социальную или партийную принадлежность</text:p>
      <text:p text:style-name="P41">Ich bin Student</text:p>
      <text:p text:style-name="P41"/>
      <text:p text:style-name="P41">если есть <text:span text:style-name="T31">определение — ставят неопределенный артикль</text:span></text:p>
      <text:p text:style-name="P48">если имя прилагательное в превосходной степени или порядковое числительное — ставят определенный артикль</text:p>
      <text:p text:style-name="P48"/>
      <text:p text:style-name="P48">- выступающим в функции предикатива в безличных предложениях называющих различные временные отрезки</text:p>
      <text:p text:style-name="P43">Es war Herbst – <text:span text:style-name="T78">Б</text:span>ыла осень</text:p>
      <text:p text:style-name="P43"/>
      <text:p text:style-name="P45">- после предлога <text:span text:style-name="T32">ohne</text:span> и союза <text:span text:style-name="T32">als</text:span> (в значении «в качестве как»)</text:p>
      <text:p text:style-name="P45"/>
      <text:p text:style-name="P45">- обозначающим вещество материал</text:p>
      <text:p text:style-name="P45">Trinken Sie Kaffe gern? - Вы любите кофе?</text:p>
      <text:p text:style-name="P45"/>
      <text:p text:style-name="P50">Если есть определение — то с артиклем</text:p>
      <text:p text:style-name="P50"/>
      <text:p text:style-name="P50">- обозначающим качества, свойстава, эмоции, ощущения</text:p>
      <text:p text:style-name="P50"/>
      <text:p text:style-name="P50">- если имеются указания на меру, вес, степень, сорт, количество</text:p>
      <text:p text:style-name="P50">Kaufe ein Pfund Kaffee – купи один фунт кофе</text:p>
      <text:p text:style-name="P50"/>
      <text:p text:style-name="P50"><text:soft-page-break/>- в обращениях, заголовках, устойчивых словосочетаниях, поговорках, пословицах</text:p>
      <text:p text:style-name="P50"/>
      <text:p text:style-name="P50"/>
      <text:p text:style-name="P50"/>
      <text:p text:style-name="P50"/>
      <text:h text:style-name="Heading_20_1" text:outline-level="1"><text:bookmark-start text:name="__RefHeading___Toc8887_3204759922"/>2 Das Substantiv<text:bookmark-end text:name="__RefHeading___Toc8887_3204759922"/></text:h>
      <text:h text:style-name="Heading_20_2" text:outline-level="2"><text:bookmark-start text:name="__RefHeading___Toc8889_3204759922"/>2.1 Das Genus<text:bookmark-end text:name="__RefHeading___Toc8889_3204759922"/></text:h>
      <text:p text:style-name="P51">мужского рода <text:tab/>(masculinum, m): <text:tab/><text:span text:style-name="T32">der/ein</text:span> <text:tab/><text:tab/>Tag;</text:p>
      <text:p text:style-name="P51">женского рода <text:tab/><text:tab/>(femininum, f): <text:tab/><text:tab/><text:span text:style-name="T32">die/eine </text:span><text:tab/>Blume;</text:p>
      <text:p text:style-name="P51">среднего рода <text:tab/><text:tab/>(neutrum, n): <text:tab/><text:tab/><text:span text:style-name="T32">das/ein</text:span> <text:tab/><text:tab/>Haus.</text:p>
      <text:p text:style-name="P51"/>
      <text:p text:style-name="P51">Может не совпадать род заимствованных существительных, обладающих в обоих языках одним и тем же или сходным значением:</text:p>
      <text:p text:style-name="P51">das Institut (n) - <text:s/>институт (м.р.)</text:p>
      <text:p text:style-name="P51"/>
      <text:p text:style-name="P51">Совпадения чаще наблюдаются у заимствованных существительных мужского рода например:</text:p>
      <text:p text:style-name="P51">der Jazz -джаз</text:p>
      <text:p text:style-name="P51"/>
      <text:h text:style-name="Heading_20_3" text:outline-level="3"><text:bookmark-start text:name="__RefHeading___Toc8891_3204759922"/><text:span text:style-name="T96">2.1.2 </text:span>masculinum<text:bookmark-end text:name="__RefHeading___Toc8891_3204759922"/></text:h>
      <text:p text:style-name="P52"><text:s/>к мужскому роду принадлежат существительные, обозначающие:</text:p>
      <text:p text:style-name="P52">1. живых существ мужского пола</text:p>
      <text:p text:style-name="P52">2. времена года</text:p>
      <text:p text:style-name="P52">3. месяцы</text:p>
      <text:p text:style-name="P52">4. дни недели</text:p>
      <text:p text:style-name="P52">5. время суток</text:p>
      <text:p text:style-name="P52">6. страны света</text:p>
      <text:p text:style-name="P52">7. большинство небесных тел (светил и планет)</text:p>
      <text:p text:style-name="P52">8. ветр<text:span text:style-name="T37">а</text:span>, горы, озера, ненемецкие реки</text:p>
      <text:p text:style-name="P52">9. осадки, минералы, большинство денежных единиц, марки автомобилей, алкогольные напитки</text:p>
      <text:p text:style-name="P52"/>
      <text:h text:style-name="Heading_20_3" text:outline-level="3"><text:bookmark-start text:name="__RefHeading___Toc8893_3204759922"/><text:span text:style-name="T96">2.1.3 </text:span>femininum<text:bookmark-end text:name="__RefHeading___Toc8893_3204759922"/></text:h>
      <text:p text:style-name="P52">преимущественно женского рода в немецком языке:</text:p>
      <text:p text:style-name="P52">1. обозначения живых существ женского пола</text:p>
      <text:p text:style-name="P52"/>
      <text:p text:style-name="P52">2. обозначения</text:p>
      <text:p text:style-name="P52"><text:tab/>а) большинства деревьев</text:p>
      <text:p text:style-name="P52"><text:tab/>б) цветов</text:p>
      <text:p text:style-name="P52"><text:tab/>в) плодов и ягод</text:p>
      <text:p text:style-name="P52"/>
      <text:p text:style-name="P52">3. названия судов и самолетов</text:p>
      <text:p text:style-name="P52"/>
      <text:p text:style-name="P52">4. субстантивированные количественные числительные</text:p>
      <text:p text:style-name="P52"/>
      <text:h text:style-name="Heading_20_3" text:outline-level="3"><text:bookmark-start text:name="__RefHeading___Toc8895_3204759922"/><text:span text:style-name="T96">2.1.4 </text:span>neutrum<text:bookmark-end text:name="__RefHeading___Toc8895_3204759922"/></text:h>
      <text:p text:style-name="P52">1. названия детенышей (в том числе и человека)</text:p>
      <text:p text:style-name="P52"/>
      <text:p text:style-name="P52">2. обозначения</text:p>
      <text:p text:style-name="P52"><text:tab/>а) букв, дробей, нот, физических единиц</text:p>
      <text:p text:style-name="P52"><text:tab/>б) металлов, химических элементов</text:p>
      <text:p text:style-name="P52"><text:tab/>в) <text:span text:style-name="T38">цвета</text:span></text:p>
      <text:p text:style-name="P52"/>
      <text:p text:style-name="P52"><text:soft-page-break/>3. <text:span text:style-name="T38">названия болыпинства городов, стран, населенных пунктов, отелей, кафе, кинотеатров</text:span></text:p>
      <text:p text:style-name="P53"/>
      <text:p text:style-name="P64">Некоторые суффиксы имен существительных и их связь с грамматическим родом</text:p>
      <text:h text:style-name="Heading_20_2" text:outline-level="2"><text:bookmark-start text:name="__RefHeading___Toc8897_3204759922"/><text:span text:style-name="T97">2.a </text:span>Suffixe der Substantive und das grammatische Geschlecht<text:bookmark-end text:name="__RefHeading___Toc8897_3204759922"/></text:h>
      <text:p text:style-name="P53"/>
      <text:h text:style-name="Heading_20_3" text:outline-level="3"><text:bookmark-start text:name="__RefHeading___Toc8899_3204759922"/><text:span text:style-name="T97">2.a.1 </text:span>masculinum<text:bookmark-end text:name="__RefHeading___Toc8899_3204759922"/></text:h>
      <text:p text:style-name="P54">имена существительные, образованные преимущественно от глаголов или других существительных (в том числе географических названий) посредством суффикса </text:p>
      <text:p text:style-name="P80">-er </text:p>
      <text:p text:style-name="P80">-ler, </text:p>
      <text:p text:style-name="P80">-<text:span text:style-name="T79">n</text:span>е<text:span text:style-name="T79">r</text:span> </text:p>
      <text:p text:style-name="P80">-ling</text:p>
      <text:p text:style-name="P81">-ant</text:p>
      <text:p text:style-name="P81">-är</text:p>
      <text:p text:style-name="P81">-at</text:p>
      <text:p text:style-name="P81">-ent</text:p>
      <text:p text:style-name="P81">-eur</text:p>
      <text:p text:style-name="P81">-ier</text:p>
      <text:p text:style-name="P81">-or</text:p>
      <text:p text:style-name="P51"/>
      <text:p text:style-name="P55">der Schüler (schulen, die Schule) - ученик</text:p>
      <text:p text:style-name="P51"/>
      <text:p text:style-name="P55">!!!существительные, в которых -er не является суффиксам, а входитв состав корня, могут быть любого рода. Ср.:</text:p>
      <text:p text:style-name="P55">der Winter - зима</text:p>
      <text:p text:style-name="P51"/>
      <text:h text:style-name="Heading_20_3" text:outline-level="3"><text:bookmark-start text:name="__RefHeading___Toc8901_3204759922"/><text:span text:style-name="T97">2.a.2 </text:span>femininum<text:bookmark-end text:name="__RefHeading___Toc8901_3204759922"/></text:h>
      <text:p text:style-name="P81">-in (в производных от мужских)</text:p>
      <text:p text:style-name="P82">-ei</text:p>
      <text:p text:style-name="P82">-heit,</text:p>
      <text:p text:style-name="P82">-keit</text:p>
      <text:p text:style-name="P82">-schaft</text:p>
      <text:p text:style-name="P82">-ung</text:p>
      <text:p text:style-name="P82">-ie</text:p>
      <text:p text:style-name="P82">-ik</text:p>
      <text:p text:style-name="P82">-ion</text:p>
      <text:p text:style-name="P82">-tat</text:p>
      <text:p text:style-name="P82">-(a)tion</text:p>
      <text:p text:style-name="P82">-ur</text:p>
      <text:p text:style-name="P56"/>
      <text:h text:style-name="Heading_20_3" text:outline-level="3"><text:bookmark-start text:name="__RefHeading___Toc8903_3204759922"/><text:span text:style-name="T97">2.a.3 </text:span>neutrum<text:bookmark-end text:name="__RefHeading___Toc8903_3204759922"/></text:h>
      <text:p text:style-name="P57">с уменьшительными суффиксами </text:p>
      <text:p text:style-name="P82">-chen</text:p>
      <text:p text:style-name="P82">-lein</text:p>
      <text:p text:style-name="P57"/>
      <text:p text:style-name="P57">с суффиксом субстантивированных дробных числительных</text:p>
      <text:p text:style-name="P82">-tel</text:p>
      <text:p text:style-name="P57"/>
      <text:p text:style-name="P57">а также иноязычные существительные с суффиксами</text:p>
      <text:p text:style-name="P82">-(i)um</text:p>
      <text:p text:style-name="P82">-ment</text:p>
      <text:p text:style-name="P82"/>
      <text:p text:style-name="P82"/>
      <text:p text:style-name="P82"/>
      <text:h text:style-name="Heading_20_2" text:outline-level="2"><text:bookmark-start text:name="__RefHeading___Toc8905_3204759922"/><text:soft-page-break/>2.2 Der Plural<text:bookmark-end text:name="__RefHeading___Toc8905_3204759922"/></text:h>
      <text:p text:style-name="P98"/>
      <text:p text:style-name="P69"/>
      <table:table table:name="Plural" table:style-name="Plural">
        <table:table-column table:style-name="Plural.A"/>
        <table:table-column table:style-name="Plural.B"/>
        <table:table-column table:style-name="Plural.C"/>
        <table:table-column table:style-name="Plural.D"/>
        <table:table-row>
          <table:table-cell table:style-name="Plural.A1" office:value-type="string">
            <text:p text:style-name="P187"/>
          </table:table-cell>
          <table:table-cell table:style-name="Plural.A1" office:value-type="string">
            <text:p text:style-name="P188">m</text:p>
          </table:table-cell>
          <table:table-cell table:style-name="Plural.A1" office:value-type="string">
            <text:p text:style-name="P188">n</text:p>
          </table:table-cell>
          <table:table-cell table:style-name="Plural.D1" office:value-type="string">
            <text:p text:style-name="P188">f</text:p>
          </table:table-cell>
        </table:table-row>
        <table:table-row>
          <table:table-cell table:style-name="Plural.A2" office:value-type="string">
            <text:p text:style-name="P83">-e(``/-)</text:p>
          </table:table-cell>
          <table:table-cell table:style-name="Plural.A2" office:value-type="string">
            <text:p text:style-name="P220">typisch</text:p>
            <text:p text:style-name="P188">- часто (``)</text:p>
          </table:table-cell>
          <table:table-cell table:style-name="Plural.A2" office:value-type="string">
            <text:p text:style-name="P189">- многие сущ. всегда без (``)</text:p>
            <text:p text:style-name="P189">- иноязычные, всегда без (``)</text:p>
            <text:p text:style-name="P189"/>
            <text:p text:style-name="P189">(-nis → -nisse)</text:p>
          </table:table-cell>
          <table:table-cell table:style-name="Plural.D2" office:value-type="string">
            <text:p text:style-name="P189">- обособленная группа односложных имен, всегда с (``)</text:p>
            <text:p text:style-name="P124">die Bank - die Bänke</text:p>
            <text:p text:style-name="P124">die Frucht - die Früchte</text:p>
            <text:p text:style-name="P124">die Gans - die Gänse</text:p>
            <text:p text:style-name="P124">die Hand - die Hände</text:p>
            <text:p text:style-name="P124">die Kraft - die Kräfte</text:p>
            <text:p text:style-name="P124">die Kuh - die Kühe</text:p>
            <text:p text:style-name="P124">die Macht - die Mächte</text:p>
            <text:p text:style-name="P124">die Maus - die Mäuse</text:p>
            <text:p text:style-name="P124">die Nacht - die Nächte</text:p>
            <text:p text:style-name="P124">die Nuß - die Nüsse</text:p>
            <text:p text:style-name="P124">die Stadt - die Städte</text:p>
            <text:p text:style-name="P124">die Wand - die Wände</text:p>
            <text:p text:style-name="P124"/>
            <text:p text:style-name="P189">-nis → -nisse, всегда без (``)</text:p>
          </table:table-cell>
        </table:table-row>
        <table:table-row>
          <table:table-cell table:style-name="Plural.A2" office:value-type="string">
            <text:p text:style-name="P83">-en(-)</text:p>
          </table:table-cell>
          <table:table-cell table:style-name="Plural.A2" office:value-type="string">
            <text:p text:style-name="P188">- одуш. предметы слабого скл.</text:p>
            <text:p text:style-name="P190"/>
            <text:p text:style-name="P190">- несколько заимствованных сущ. неодуш. , слабого. <text:span text:style-name="T80">с</text:span>кл.</text:p>
            <text:p text:style-name="P125">der Planet - die Planeten</text:p>
            <text:p text:style-name="P125">der Komet - die Kometen</text:p>
            <text:p text:style-name="P125">der Paragraph - die Paragraphen</text:p>
            <text:p text:style-name="P125">der Konsonant - die Konsonanten</text:p>
            <text:p text:style-name="P191"/>
            <text:p text:style-name="P190">- несколько сущ. сильного скл. в т.ч. иноязычные на -or (с переносом ударения на -or)</text:p>
            <text:p text:style-name="P126">der Staat - die Staaten </text:p>
            <text:p text:style-name="P126">der See - die Seen</text:p>
            <text:p text:style-name="P126">der Schmerz - die Schmerzen</text:p>
            <text:p text:style-name="P126">der Nachbar - die Nachbarn</text:p>
            <text:p text:style-name="P126">der Vetter - die Vettern</text:p>
            <text:p text:style-name="P126">der Doktor - die Doktoren</text:p>
            <text:p text:style-name="P126">der Traktor - die Traktoren</text:p>
            <text:p text:style-name="P190"/>
            <text:p text:style-name="P190">- смешанного склонения</text:p>
          </table:table-cell>
          <table:table-cell table:style-name="Plural.A2" office:value-type="string">
            <text:p text:style-name="P127">das Auge - die Augen</text:p>
            <text:p text:style-name="P127">das Bett - die Betten</text:p>
            <text:p text:style-name="P127">das Ende - die Enden</text:p>
            <text:p text:style-name="P127">das Hemd - die Hemden</text:p>
            <text:p text:style-name="P127">das Herz - die Herzen</text:p>
            <text:p text:style-name="P127">das Insekt - die Insekten</text:p>
            <text:p text:style-name="P127">das Interesse - die Interessen</text:p>
            <text:p text:style-name="P127">das Juwel - die Juwelen</text:p>
            <text:p text:style-name="P127">das Ohr - die Ohren</text:p>
            <text:p text:style-name="P127">das Verb - die Verben</text:p>
          </table:table-cell>
          <table:table-cell table:style-name="Plural.D2" office:value-type="string">
            <text:p text:style-name="P220">typisch</text:p>
            <text:p text:style-name="P189">-er -el получают -n</text:p>
            <text:p text:style-name="P192">-in → -innen производные от муж.рода</text:p>
          </table:table-cell>
        </table:table-row>
        <table:table-row>
          <table:table-cell table:style-name="Plural.A2" office:value-type="string">
            <text:p text:style-name="P83">-er(``)</text:p>
          </table:table-cell>
          <table:table-cell table:style-name="Plural.A2" office:value-type="string">
            <text:p text:style-name="P193">- небольшая группа</text:p>
            <text:p text:style-name="P128">der Gott - die Götter</text:p>
            <text:p text:style-name="P128">der Leib - die Leiber</text:p>
            <text:p text:style-name="P128">der Mann - die Männer</text:p>
            <text:p text:style-name="P128">der Wald - die Wälder</text:p>
            <text:p text:style-name="P128">der Irrtum - die Irrtümer</text:p>
            <text:p text:style-name="P128">der Reichtum - die Reichtümer</text:p>
          </table:table-cell>
          <table:table-cell table:style-name="Plural.A2" office:value-type="string">
            <text:p text:style-name="P220">typisch</text:p>
            <text:p text:style-name="P193">- главным образом односложные</text:p>
          </table:table-cell>
          <table:table-cell table:style-name="Plural.D2" office:value-type="string">
            <text:p text:style-name="P187"/>
          </table:table-cell>
        </table:table-row>
        <table:table-row>
          <table:table-cell table:style-name="Plural.A2" office:value-type="string">
            <text:p text:style-name="P83">-(``/-)</text:p>
          </table:table-cell>
          <table:table-cell table:style-name="Plural.A2" office:value-type="string">
            <text:p text:style-name="P193">-el -er -en</text:p>
          </table:table-cell>
          <table:table-cell table:style-name="Plural.A2" office:value-type="string">
            <text:p text:style-name="P194">- всегда без умлаута</text:p>
            <text:p text:style-name="P193">-el -er -en <text:span text:style-name="T39">-chen -lein</text:span></text:p>
            <text:p text:style-name="P195">Ge--e</text:p>
            <text:p text:style-name="P195">!!!но</text:p>
            <text:p text:style-name="P129">das Kloster - die Klöster </text:p>
          </table:table-cell>
          <table:table-cell table:style-name="Plural.D2" office:value-type="string">
            <text:p text:style-name="P129">die Mutter - die Mütter</text:p>
            <text:p text:style-name="P129">die Tochter - die Töchter</text:p>
          </table:table-cell>
        </table:table-row>
        <table:table-row>
          <table:table-cell table:style-name="Plural.A2" office:value-type="string">
            <text:p text:style-name="P83">-s(-)</text:p>
          </table:table-cell>
          <table:table-cell table:style-name="Plural.D2" table:number-columns-spanned="3" office:value-type="string">
            <text:p text:style-name="P195">- характерен, глав. образом, для некоторых иноязычных существительных <text:span text:style-name="T40">(муж. и ср. рода)</text:span></text:p>
            <text:p text:style-name="P195">- могут быть образованы формы множественного числа аббревиатур</text:p>
            <text:p text:style-name="P195">- образуется также множественное число имен собственных, в первую очередь личных имен</text:p>
          </table:table-cell>
          <table:covered-table-cell/>
          <table:covered-table-cell/>
        </table:table-row>
      </table:table>
      <text:p text:style-name="P70"><text:soft-page-break/></text:p>
      <text:p text:style-name="P70">Существует пять основных способов образования множественного числа имен существительных в немецком языке:</text:p>
      <text:p text:style-name="P70"/>
      <text:p text:style-name="P70">I. посредством суффикса <text:tab/>-е <text:s text:c="2"/>(с умлаутом и без него) <text:tab/><text:span text:style-name="T33">-e(``/-)</text:span>;</text:p>
      <text:p text:style-name="P70">II. посредством суффикса <text:tab/>-еn (без умлаута) <text:tab/><text:tab/><text:span text:style-name="T33">-en(-)</text:span>;</text:p>
      <text:p text:style-name="P70">III. посредством суффикса <text:tab/>-er <text:s/>(с умлаутом) <text:tab/><text:tab/><text:span text:style-name="T33">-er(``)</text:span>;</text:p>
      <text:p text:style-name="P70">IV. без суффикса <text:tab/><text:tab/><text:span text:style-name="T81">-</text:span> <text:s text:c="4"/>(с умлаутом и без него) <text:tab/><text:span text:style-name="T33">-(``/-)</text:span>;</text:p>
      <text:p text:style-name="P70">V. посредством суффикса <text:tab/>-s <text:s text:c="2"/>(без умлаута) <text:tab/><text:tab/><text:span text:style-name="T33">-s(-)</text:span>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2" text:outline-level="2"><text:bookmark-start text:name="__RefHeading___Toc8907_3204759922"/>2.3 Der Kasus<text:bookmark-end text:name="__RefHeading___Toc8907_3204759922"/></text:h>
      <text:p text:style-name="P71">сильное склонение (die starke Deklination);</text:p>
      <text:p text:style-name="P71">слабое склонение (die schwache Deklination);</text:p>
      <text:p text:style-name="P71">женское склонение (die weibliche Deklination).</text:p>
      <text:p text:style-name="P71"/>
      <text:p text:style-name="P71">!!!<text:span text:style-name="T41">Во множественном числе все существительные склоняются одинаково.</text:span></text:p>
      <text:p text:style-name="P71"/>
      <text:p text:style-name="P105">Сильное склонение</text:p>
      <text:h text:style-name="P250" text:outline-level="3"><text:bookmark-start text:name="__RefHeading___Toc8909_3204759922"/><text:soft-page-break/>2.3.a Deklination<text:bookmark-end text:name="__RefHeading___Toc8909_3204759922"/></text:h>
      <text:h text:style-name="Heading_20_4" text:outline-level="4"><text:bookmark-start text:name="__RefHeading___Toc8911_3204759922"/><text:span text:style-name="T97">2.3.a.1 </text:span>Die starke Deklination<text:bookmark-end text:name="__RefHeading___Toc8911_3204759922"/></text:h>
      <text:p text:style-name="P72"/>
      <text:p text:style-name="P72">- большинство существительных мужского рода</text:p>
      <text:p text:style-name="P72">- все существительные среднего рода (исключение: das Herz – сердце)</text:p>
      <text:p text:style-name="P72"/>
      <text:p text:style-name="P72">Основной признак: окончание -(e)s в Genitiv:</text:p>
      <text:p text:style-name="P73">-s характерно главным образом для многосложных существительных</text:p>
      <text:p text:style-name="P73">-es для односложных и -s, -ß, -x, -z, -tz</text:p>
      <text:p text:style-name="P73">-us, -ismus м.рода окончания -(e)s <text:s/>не получают</text:p>
      <text:p text:style-name="P73"/>
      <text:p text:style-name="P73"/>
      <table:table table:name="Die_starke_Deklination" table:style-name="Die_5f_starke_5f_Deklination">
        <table:table-column table:style-name="Die_5f_starke_5f_Deklination.A"/>
        <table:table-column table:style-name="Die_5f_starke_5f_Deklination.B"/>
        <table:table-column table:style-name="Die_5f_starke_5f_Deklination.A"/>
        <table:table-column table:style-name="Die_5f_starke_5f_Deklination.D"/>
        <table:table-column table:style-name="Die_5f_starke_5f_Deklination.E"/>
        <table:table-row>
          <table:table-cell table:style-name="Die_5f_starke_5f_Deklination.A1" office:value-type="string">
            <text:p text:style-name="P196">Nominativ</text:p>
            <text:p text:style-name="P196">Genitiv</text:p>
            <text:p text:style-name="P196">Dativ</text:p>
            <text:p text:style-name="P196">Akkusativ</text:p>
          </table:table-cell>
          <table:table-cell table:style-name="Die_5f_starke_5f_Deklination.A1" office:value-type="string">
            <text:p text:style-name="P207">der Vater</text:p>
            <text:p text:style-name="P207">des Vater<text:span text:style-name="T34">s</text:span></text:p>
            <text:p text:style-name="P207">dem Vater</text:p>
            <text:p text:style-name="P207">den Vater</text:p>
          </table:table-cell>
          <table:table-cell table:style-name="Die_5f_starke_5f_Deklination.A1" office:value-type="string">
            <text:p text:style-name="P207">der Mann</text:p>
            <text:p text:style-name="P207">des Mann<text:span text:style-name="T34">es</text:span></text:p>
            <text:p text:style-name="P207">dem Mann</text:p>
            <text:p text:style-name="P207">den Mann</text:p>
          </table:table-cell>
          <table:table-cell table:style-name="Die_5f_starke_5f_Deklination.A1" office:value-type="string">
            <text:p text:style-name="P207">das Volk</text:p>
            <text:p text:style-name="P207">des Volk<text:span text:style-name="T34">es</text:span></text:p>
            <text:p text:style-name="P207">dem Volk</text:p>
            <text:p text:style-name="P207">das Volk</text:p>
          </table:table-cell>
          <table:table-cell table:style-name="Die_5f_starke_5f_Deklination.E1" office:value-type="string">
            <text:p text:style-name="P207">das Fenster</text:p>
            <text:p text:style-name="P207">des Fenster<text:span text:style-name="T34">s</text:span></text:p>
            <text:p text:style-name="P207">dem Fenster</text:p>
            <text:p text:style-name="P207">das Fenster</text:p>
          </table:table-cell>
        </table:table-row>
      </table:table>
      <text:p text:style-name="P73"/>
      <text:p text:style-name="P103">!Некоторые односложные существительные могут сохранять утраченное окончание дательного падежа -е, например:</text:p>
      <text:p text:style-name="P103">im Walde (der Wald) nach Hause (das Haus).</text:p>
      <text:p text:style-name="P72"/>
      <text:p text:style-name="P67">Слабое уклонение</text:p>
      <text:h text:style-name="Heading_20_4" text:outline-level="4"><text:bookmark-start text:name="__RefHeading___Toc8913_3204759922"/><text:span text:style-name="T97">2.3.a.2 </text:span>Die schwache Deklination<text:bookmark-end text:name="__RefHeading___Toc8913_3204759922"/></text:h>
      <text:p text:style-name="P72"/>
      <text:p text:style-name="P73">- только мужского рода, преимущественно одушевленные:</text:p>
      <text:p text:style-name="P74"><text:span text:style-name="T42">1. </text:span>-e</text:p>
      <text:p text:style-name="P74"><text:span text:style-name="T42">2. </text:span>односложные</text:p>
      <text:p text:style-name="P75">3. названия лиц - с иноязычными ударными суффиксами -ant, -at, -ent, -et, -graph(-graf), -ist, -it, -оt и др. <text:span text:style-name="T82">(</text:span>der Architekt, der Kamerad<text:span text:style-name="T82">)</text:span></text:p>
      <text:p text:style-name="P76">4. Несколько неодушевленных имен существительных иноязычного происхождения, например:</text:p>
      <text:p text:style-name="P76">der Planet</text:p>
      <text:p text:style-name="P76">der Komet</text:p>
      <text:p text:style-name="P76">der Automat</text:p>
      <text:p text:style-name="P76">der Paragraph</text:p>
      <text:p text:style-name="P76">der Brilliant</text:p>
      <text:p text:style-name="P76">der Diamant</text:p>
      <text:p text:style-name="P76">der Foliant</text:p>
      <text:p text:style-name="P76">der Konsonant</text:p>
      <text:p text:style-name="P73"/>
      <text:p text:style-name="P76">Основной показатель слабого склонения - окончание -(e)n во всех падежах, кроме именительного.</text:p>
      <text:p text:style-name="P76"/>
      <table:table table:name="Die_schwache_Deklination" table:style-name="Die_5f_schwache_5f_Deklination">
        <table:table-column table:style-name="Die_5f_schwache_5f_Deklination.A" table:number-columns-repeated="5"/>
        <table:table-row>
          <table:table-cell table:style-name="Die_5f_schwache_5f_Deklination.A1" office:value-type="string">
            <text:p text:style-name="P196">Nominativ</text:p>
            <text:p text:style-name="P196">Genitiv</text:p>
            <text:p text:style-name="P196">Dativ</text:p>
            <text:p text:style-name="P196">Akkusativ</text:p>
          </table:table-cell>
          <table:table-cell table:style-name="Die_5f_schwache_5f_Deklination.A1" office:value-type="string">
            <text:p text:style-name="P196">der Knabe</text:p>
            <text:p text:style-name="P196">des Knab<text:span text:style-name="T43">e</text:span><text:span text:style-name="T34">n</text:span></text:p>
            <text:p text:style-name="P196">dem K<text:span text:style-name="T43">nabe</text:span><text:span text:style-name="T34">n</text:span></text:p>
            <text:p text:style-name="P207">den Knabe<text:span text:style-name="T34">n</text:span></text:p>
          </table:table-cell>
          <table:table-cell table:style-name="Die_5f_schwache_5f_Deklination.A1" office:value-type="string">
            <text:p text:style-name="P196">der Mensch</text:p>
            <text:p text:style-name="P196">des Mensch<text:span text:style-name="T34">en</text:span></text:p>
            <text:p text:style-name="P196">dem Mensch<text:span text:style-name="T34">en</text:span></text:p>
            <text:p text:style-name="P196">den Mensch<text:span text:style-name="T34">en</text:span></text:p>
          </table:table-cell>
          <table:table-cell table:style-name="Die_5f_schwache_5f_Deklination.A1" office:value-type="string">
            <text:p text:style-name="P196">der Diplomat</text:p>
            <text:p text:style-name="P196">des Diplomat<text:span text:style-name="T34">en</text:span></text:p>
            <text:p text:style-name="P196">dem Diplomat<text:span text:style-name="T34">en</text:span></text:p>
            <text:p text:style-name="P196">den Diplomat<text:span text:style-name="T34">en</text:span></text:p>
          </table:table-cell>
          <table:table-cell table:style-name="Die_5f_schwache_5f_Deklination.E1" office:value-type="string">
            <text:p text:style-name="P196">der Diamant</text:p>
            <text:p text:style-name="P196">des Diamant<text:span text:style-name="T34">en</text:span></text:p>
            <text:p text:style-name="P196">dem Diamant<text:span text:style-name="T34">en</text:span></text:p>
            <text:p text:style-name="P196">den Diamant<text:span text:style-name="T34">en</text:span></text:p>
          </table:table-cell>
        </table:table-row>
      </table:table>
      <text:p text:style-name="P76"/>
      <text:p text:style-name="P76">!!!<text:span text:style-name="T45">Как по сильному, так и по слабому типу могут склоняться имена существительные:</text:span></text:p>
      <text:p text:style-name="P77">der Bauer</text:p>
      <text:p text:style-name="P77">der Nachbar</text:p>
      <text:p text:style-name="P77">der Oberst</text:p>
      <text:p text:style-name="P77">der Untertan</text:p>
      <text:p text:style-name="P77">der Vetter</text:p>
      <text:p text:style-name="P77"/>
      <table:table table:name="Die_schwache_Deklination2" table:style-name="Die_5f_schwache_5f_Deklination2">
        <table:table-column table:style-name="Die_5f_schwache_5f_Deklination2.A"/>
        <table:table-column table:style-name="Die_5f_schwache_5f_Deklination2.B"/>
        <table:table-row>
          <table:table-cell table:style-name="Die_5f_schwache_5f_Deklination2.A1" office:value-type="string">
            <text:p text:style-name="P196">Nominativ</text:p>
            <text:p text:style-name="P196">Genitiv</text:p>
            <text:p text:style-name="P196"><text:soft-page-break/>Dativ</text:p>
            <text:p text:style-name="P196">Akkusativ</text:p>
          </table:table-cell>
          <table:table-cell table:style-name="Die_5f_schwache_5f_Deklination2.B1" office:value-type="string">
            <text:p text:style-name="P197">der Bauer</text:p>
            <text:p text:style-name="P197">des Bauer<text:span text:style-name="T34">s</text:span>/ Bauer<text:span text:style-name="T34">n</text:span></text:p>
            <text:p text:style-name="P197"><text:soft-page-break/>dem Bauer/ Bauer<text:span text:style-name="T34">n</text:span></text:p>
            <text:p text:style-name="P197">den Bauer/ Ваuer<text:span text:style-name="T34">n</text:span></text:p>
          </table:table-cell>
        </table:table-row>
      </table:table>
      <text:p text:style-name="P77"/>
      <text:p text:style-name="P68">Женское склонение</text:p>
      <text:h text:style-name="Heading_20_4" text:outline-level="4"><text:bookmark-start text:name="__RefHeading___Toc8915_3204759922"/><text:span text:style-name="T97">2.3.a.3 </text:span>Die weibliche Deklination<text:bookmark-end text:name="__RefHeading___Toc8915_3204759922"/></text:h>
      <text:p text:style-name="P68"/>
      <text:p text:style-name="P78">- все имена существительные женского рода</text:p>
      <text:p text:style-name="P78"/>
      <text:p text:style-name="P78">Основной признак женского склонения - отсутствие падежных окончаний.</text:p>
      <text:p text:style-name="P78"/>
      <table:table table:name="Die_weibliche_Deklination" table:style-name="Die_5f_weibliche_5f_Deklination">
        <table:table-column table:style-name="Die_5f_weibliche_5f_Deklination.A"/>
        <table:table-column table:style-name="Die_5f_weibliche_5f_Deklination.B"/>
        <table:table-row>
          <table:table-cell table:style-name="Die_5f_weibliche_5f_Deklination.A1" office:value-type="string">
            <text:p text:style-name="P196">Nominativ</text:p>
            <text:p text:style-name="P196">Genitiv</text:p>
            <text:p text:style-name="P196">Dativ</text:p>
            <text:p text:style-name="P196">Akkusativ</text:p>
          </table:table-cell>
          <table:table-cell table:style-name="Die_5f_weibliche_5f_Deklination.B1" office:value-type="string">
            <text:p text:style-name="P197">die Tür</text:p>
            <text:p text:style-name="P197">der Tür</text:p>
            <text:p text:style-name="P197">der Tür</text:p>
            <text:p text:style-name="P197">die Tür</text:p>
          </table:table-cell>
        </table:table-row>
      </table:table>
      <text:p text:style-name="P78"/>
      <text:p text:style-name="P68">Смешанное склонение</text:p>
      <text:h text:style-name="Heading_20_4" text:outline-level="4"><text:bookmark-start text:name="__RefHeading___Toc8917_3204759922"/><text:span text:style-name="T97">2.3.a.4 </text:span>Die gemischte Deklination<text:bookmark-end text:name="__RefHeading___Toc8917_3204759922"/></text:h>
      <text:p text:style-name="P78"/>
      <text:p text:style-name="P79">- Несколько существительных</text:p>
      <text:p text:style-name="P79">-ns в Genitiv</text:p>
      <text:p text:style-name="P79">-n в косвенных</text:p>
      <text:p text:style-name="P79"/>
      <text:p text:style-name="P79">der Name</text:p>
      <text:p text:style-name="P79">der Same</text:p>
      <text:p text:style-name="P79">der Wille </text:p>
      <text:p text:style-name="P79">der Gedanke</text:p>
      <text:p text:style-name="P79">der Buchstabe</text:p>
      <text:p text:style-name="P79">der Friede </text:p>
      <text:p text:style-name="P79">der Funke</text:p>
      <text:p text:style-name="P79">der Fels</text:p>
      <text:p text:style-name="P79">das Herz</text:p>
      <text:p text:style-name="P79"/>
      <table:table table:name="Die_gemischte_Deklination" table:style-name="Die_5f_gemischte_5f_Deklination">
        <table:table-column table:style-name="Die_5f_gemischte_5f_Deklination.A"/>
        <table:table-column table:style-name="Die_5f_gemischte_5f_Deklination.B"/>
        <table:table-row>
          <table:table-cell table:style-name="Die_5f_gemischte_5f_Deklination.A1" office:value-type="string">
            <text:p text:style-name="P196">Nominativ</text:p>
            <text:p text:style-name="P196">Genitiv</text:p>
            <text:p text:style-name="P196">Dativ</text:p>
            <text:p text:style-name="P196">Akkusativ</text:p>
          </table:table-cell>
          <table:table-cell table:style-name="Die_5f_gemischte_5f_Deklination.B1" office:value-type="string">
            <text:p text:style-name="P198">der Name</text:p>
            <text:p text:style-name="P198">des Name<text:span text:style-name="T34">ns</text:span></text:p>
            <text:p text:style-name="P198">dem Name<text:span text:style-name="T34">n</text:span></text:p>
            <text:p text:style-name="P198">den Name<text:span text:style-name="T34">n</text:span></text:p>
          </table:table-cell>
        </table:table-row>
      </table:table>
      <text:p text:style-name="P86"/>
      <text:p text:style-name="P10">!<text:span text:style-name="T46">Некоторые существительные этой группы могут иметь параллельные формы именительного падежа на -(е)n:</text:span></text:p>
      <text:p text:style-name="P11">der <text:span text:style-name="T44">Friede / </text:span>Frieden </text:p>
      <text:p text:style-name="P11">der Fels / Felsen</text:p>
      <text:p text:style-name="P11"/>
      <text:p text:style-name="P65">Склонение имен существительных во множественном числе</text:p>
      <text:h text:style-name="Heading_20_4" text:outline-level="4"><text:bookmark-start text:name="__RefHeading___Toc8919_3204759922"/><text:span text:style-name="T97">2.3.a.5 </text:span>Die Deklination der Substantive im Plural<text:bookmark-end text:name="__RefHeading___Toc8919_3204759922"/></text:h>
      <text:p text:style-name="P12"/>
      <text:p text:style-name="P12">Во множественном числе все немецкие существительные склоняются одинаково, единственное падежное окончание -n в дательном падеже. </text:p>
      <text:p text:style-name="P12">Имена существительные, имеющие во множественном числе суффикс -(е)n или -s, окончания -n в дательном падеже множественного числа не получают:</text:p>
      <text:p text:style-name="P12"/>
      <table:table table:name="Die_Deklinationder_Substantiveim_Plural" table:style-name="Die_5f_Deklinationder_5f_Substantiveim_5f_Plural">
        <table:table-column table:style-name="Die_5f_Deklinationder_5f_Substantiveim_5f_Plural.A"/>
        <table:table-column table:style-name="Die_5f_Deklinationder_5f_Substantiveim_5f_Plural.B"/>
        <table:table-column table:style-name="Die_5f_Deklinationder_5f_Substantiveim_5f_Plural.C"/>
        <table:table-column table:style-name="Die_5f_Deklinationder_5f_Substantiveim_5f_Plural.D" table:number-columns-repeated="3"/>
        <table:table-column table:style-name="Die_5f_Deklinationder_5f_Substantiveim_5f_Plural.G"/>
        <table:table-row>
          <table:table-cell table:style-name="Die_5f_Deklinationder_5f_Substantiveim_5f_Plural.A1" office:value-type="string">
            <text:p text:style-name="P199">Nominativ</text:p>
            <text:p text:style-name="P199">Genitiv</text:p>
            <text:p text:style-name="P199">Dativ</text:p>
            <text:p text:style-name="P199">Akkusativ</text:p>
          </table:table-cell>
          <table:table-cell table:style-name="Die_5f_Deklinationder_5f_Substantiveim_5f_Plural.A1" office:value-type="string">
            <text:p text:style-name="P199">die Väter</text:p>
            <text:p text:style-name="P199">der Väter</text:p>
            <text:p text:style-name="P199">den Väter<text:span text:style-name="T34">n</text:span></text:p>
            <text:p text:style-name="P199">die Väter</text:p>
          </table:table-cell>
          <table:table-cell table:style-name="Die_5f_Deklinationder_5f_Substantiveim_5f_Plural.A1" office:value-type="string">
            <text:p text:style-name="P199">die Menschen</text:p>
            <text:p text:style-name="P199">der Menschen</text:p>
            <text:p text:style-name="P199">den Menschen</text:p>
            <text:p text:style-name="P199">die Menschen</text:p>
          </table:table-cell>
          <table:table-cell table:style-name="Die_5f_Deklinationder_5f_Substantiveim_5f_Plural.A1" office:value-type="string">
            <text:p text:style-name="P199">die Türen</text:p>
            <text:p text:style-name="P199">der Türen</text:p>
            <text:p text:style-name="P199">den Türen</text:p>
            <text:p text:style-name="P199">die Türen</text:p>
          </table:table-cell>
          <table:table-cell table:style-name="Die_5f_Deklinationder_5f_Substantiveim_5f_Plural.A1" office:value-type="string">
            <text:p text:style-name="P199">die Bücher</text:p>
            <text:p text:style-name="P199">der Bücher</text:p>
            <text:p text:style-name="P199">den Bücher<text:span text:style-name="T34">n</text:span></text:p>
            <text:p text:style-name="P199">die Bücher</text:p>
          </table:table-cell>
          <table:table-cell table:style-name="Die_5f_Deklinationder_5f_Substantiveim_5f_Plural.A1" office:value-type="string">
            <text:p text:style-name="P199">die Herzen</text:p>
            <text:p text:style-name="P199">der Herzen</text:p>
            <text:p text:style-name="P199">den Herzen</text:p>
            <text:p text:style-name="P199">die Herzen</text:p>
          </table:table-cell>
          <table:table-cell table:style-name="Die_5f_Deklinationder_5f_Substantiveim_5f_Plural.G1" office:value-type="string">
            <text:p text:style-name="P199">die Parks</text:p>
            <text:p text:style-name="P199">der Parks</text:p>
            <text:p text:style-name="P199">den Parks</text:p>
            <text:p text:style-name="P199">die Parks</text:p>
          </table:table-cell>
        </table:table-row>
      </table:table>
      <text:p text:style-name="P12"/>
      <text:p text:style-name="P12"><text:soft-page-break/>!Существительные, стоящие в единственном числе с неопределенным артиклем, как правило, не употребляются в родительном падеже множественного числа. Его функциональный эквивалент -</text:p>
      <text:p text:style-name="P12">сочетание с предлогом von:</text:p>
      <text:p text:style-name="P12">das Bellen eines Hundes - das Bellen von Hunden.</text:p>
      <text:p text:style-name="P12"/>
      <table:table table:name="Die_Deklinationder_Substantiveim_Plural2" table:style-name="Die_5f_Deklinationder_5f_Substantiveim_5f_Plural2">
        <table:table-column table:style-name="Die_5f_Deklinationder_5f_Substantiveim_5f_Plural2.A"/>
        <table:table-column table:style-name="Die_5f_Deklinationder_5f_Substantiveim_5f_Plural2.B"/>
        <table:table-column table:style-name="Die_5f_Deklinationder_5f_Substantiveim_5f_Plural2.C"/>
        <table:table-column table:style-name="Die_5f_Deklinationder_5f_Substantiveim_5f_Plural2.B"/>
        <table:table-column table:style-name="Die_5f_Deklinationder_5f_Substantiveim_5f_Plural2.E"/>
        <table:table-column table:style-name="Die_5f_Deklinationder_5f_Substantiveim_5f_Plural2.F"/>
        <table:table-column table:style-name="Die_5f_Deklinationder_5f_Substantiveim_5f_Plural2.G"/>
        <table:table-row>
          <table:table-cell table:style-name="Die_5f_Deklinationder_5f_Substantiveim_5f_Plural2.A1" office:value-type="string">
            <text:p text:style-name="P187"/>
          </table:table-cell>
          <table:table-cell table:style-name="Die_5f_Deklinationder_5f_Substantiveim_5f_Plural2.A1" office:value-type="string">
            <text:p text:style-name="P200">Ak.</text:p>
          </table:table-cell>
          <table:table-cell table:style-name="Die_5f_Deklinationder_5f_Substantiveim_5f_Plural2.A1" office:value-type="string">
            <text:p text:style-name="P200">Gen.</text:p>
          </table:table-cell>
          <table:table-cell table:style-name="Die_5f_Deklinationder_5f_Substantiveim_5f_Plural2.A1" office:value-type="string">
            <text:p text:style-name="P200">Dat.</text:p>
          </table:table-cell>
          <table:table-cell table:style-name="Die_5f_Deklinationder_5f_Substantiveim_5f_Plural2.A1" office:value-type="string">
            <text:p text:style-name="P200">m</text:p>
          </table:table-cell>
          <table:table-cell table:style-name="Die_5f_Deklinationder_5f_Substantiveim_5f_Plural2.A1" office:value-type="string">
            <text:p text:style-name="P200">n</text:p>
          </table:table-cell>
          <table:table-cell table:style-name="Die_5f_Deklinationder_5f_Substantiveim_5f_Plural2.G1" office:value-type="string">
            <text:p text:style-name="P200">f</text:p>
          </table:table-cell>
        </table:table-row>
        <table:table-row>
          <table:table-cell table:style-name="Die_5f_Deklinationder_5f_Substantiveim_5f_Plural2.A2" office:value-type="string">
            <text:p text:style-name="P201">st</text:p>
          </table:table-cell>
          <table:table-cell table:style-name="Die_5f_Deklinationder_5f_Substantiveim_5f_Plural2.A2" office:value-type="string">
            <text:p text:style-name="P187"/>
          </table:table-cell>
          <table:table-cell table:style-name="Die_5f_Deklinationder_5f_Substantiveim_5f_Plural2.A2" office:value-type="string">
            <text:p text:style-name="P208">-(e)s</text:p>
          </table:table-cell>
          <table:table-cell table:style-name="Die_5f_Deklinationder_5f_Substantiveim_5f_Plural2.A2" office:value-type="string">
            <text:p text:style-name="P210"/>
          </table:table-cell>
          <table:table-cell table:style-name="Die_5f_Deklinationder_5f_Substantiveim_5f_Plural2.A2" office:value-type="string">
            <text:p text:style-name="P211">большинство</text:p>
          </table:table-cell>
          <table:table-cell table:style-name="Die_5f_Deklinationder_5f_Substantiveim_5f_Plural2.A2" office:value-type="string">
            <text:p text:style-name="P211">все</text:p>
          </table:table-cell>
          <table:table-cell table:style-name="Die_5f_Deklinationder_5f_Substantiveim_5f_Plural2.G2" office:value-type="string">
            <text:p text:style-name="P187"/>
          </table:table-cell>
        </table:table-row>
        <table:table-row>
          <table:table-cell table:style-name="Die_5f_Deklinationder_5f_Substantiveim_5f_Plural2.A2" office:value-type="string">
            <text:p text:style-name="P201">sch</text:p>
          </table:table-cell>
          <table:table-cell table:style-name="Die_5f_Deklinationder_5f_Substantiveim_5f_Plural2.A2" table:number-columns-spanned="3" office:value-type="string">
            <text:p text:style-name="P209">-en</text:p>
          </table:table-cell>
          <table:covered-table-cell/>
          <table:covered-table-cell/>
          <table:table-cell table:style-name="Die_5f_Deklinationder_5f_Substantiveim_5f_Plural2.A2" office:value-type="string">
            <text:p text:style-name="P130">преимущественно одушевленные и др.</text:p>
          </table:table-cell>
          <table:table-cell table:style-name="Die_5f_Deklinationder_5f_Substantiveim_5f_Plural2.A2" office:value-type="string">
            <text:p text:style-name="P187"/>
          </table:table-cell>
          <table:table-cell table:style-name="Die_5f_Deklinationder_5f_Substantiveim_5f_Plural2.G2" office:value-type="string">
            <text:p text:style-name="P187"/>
          </table:table-cell>
        </table:table-row>
        <table:table-row>
          <table:table-cell table:style-name="Die_5f_Deklinationder_5f_Substantiveim_5f_Plural2.A2" office:value-type="string">
            <text:p text:style-name="P201">w</text:p>
          </table:table-cell>
          <table:table-cell table:style-name="Die_5f_Deklinationder_5f_Substantiveim_5f_Plural2.A2" table:number-columns-spanned="3" office:value-type="string">
            <text:p text:style-name="P210"/>
          </table:table-cell>
          <table:covered-table-cell/>
          <table:covered-table-cell/>
          <table:table-cell table:style-name="Die_5f_Deklinationder_5f_Substantiveim_5f_Plural2.A2" office:value-type="string">
            <text:p text:style-name="P187"/>
          </table:table-cell>
          <table:table-cell table:style-name="Die_5f_Deklinationder_5f_Substantiveim_5f_Plural2.A2" office:value-type="string">
            <text:p text:style-name="P187"/>
          </table:table-cell>
          <table:table-cell table:style-name="Die_5f_Deklinationder_5f_Substantiveim_5f_Plural2.G2" office:value-type="string">
            <text:p text:style-name="P211">все</text:p>
          </table:table-cell>
        </table:table-row>
        <table:table-row>
          <table:table-cell table:style-name="Die_5f_Deklinationder_5f_Substantiveim_5f_Plural2.A2" office:value-type="string">
            <text:p text:style-name="P201">g</text:p>
          </table:table-cell>
          <table:table-cell table:style-name="Die_5f_Deklinationder_5f_Substantiveim_5f_Plural2.A2" office:value-type="string">
            <text:p text:style-name="P208">-en</text:p>
          </table:table-cell>
          <table:table-cell table:style-name="Die_5f_Deklinationder_5f_Substantiveim_5f_Plural2.A2" office:value-type="string">
            <text:p text:style-name="P208">-ns</text:p>
          </table:table-cell>
          <table:table-cell table:style-name="Die_5f_Deklinationder_5f_Substantiveim_5f_Plural2.A2" office:value-type="string">
            <text:p text:style-name="P208">-en</text:p>
          </table:table-cell>
          <table:table-cell table:style-name="Die_5f_Deklinationder_5f_Substantiveim_5f_Plural2.A2" office:value-type="string">
            <text:p text:style-name="P104"><text:span text:style-name="T83">н</text:span>есколько существительных <text:span text:style-name="T84">(8)</text:span></text:p>
          </table:table-cell>
          <table:table-cell table:style-name="Die_5f_Deklinationder_5f_Substantiveim_5f_Plural2.A2" office:value-type="string">
            <text:p text:style-name="P131">das Herz</text:p>
          </table:table-cell>
          <table:table-cell table:style-name="Die_5f_Deklinationder_5f_Substantiveim_5f_Plural2.G2" office:value-type="string">
            <text:p text:style-name="P187"/>
          </table:table-cell>
        </table:table-row>
        <table:table-row>
          <table:table-cell table:style-name="Die_5f_Deklinationder_5f_Substantiveim_5f_Plural2.A2" office:value-type="string">
            <text:p text:style-name="P201">pl</text:p>
          </table:table-cell>
          <table:table-cell table:style-name="Die_5f_Deklinationder_5f_Substantiveim_5f_Plural2.A2" table:number-columns-spanned="2" office:value-type="string">
            <text:p text:style-name="P210"/>
          </table:table-cell>
          <table:covered-table-cell/>
          <table:table-cell table:style-name="Die_5f_Deklinationder_5f_Substantiveim_5f_Plural2.A2" office:value-type="string">
            <text:p text:style-name="P208">-n</text:p>
          </table:table-cell>
          <table:table-cell table:style-name="Die_5f_Deklinationder_5f_Substantiveim_5f_Plural2.G2" table:number-columns-spanned="3" office:value-type="string">
            <text:p text:style-name="P211">все</text:p>
          </table:table-cell>
          <table:covered-table-cell/>
          <table:covered-table-cell/>
        </table:table-row>
      </table:table>
      <text:p text:style-name="P12"/>
      <text:p text:style-name="P101">st - <text:s/>Die starke Deklination</text:p>
      <text:p text:style-name="P101">sch - Die schwache Deklination</text:p>
      <text:p text:style-name="P101">w - <text:s text:c="2"/>Die weibliche Deklination</text:p>
      <text:p text:style-name="P101">g - <text:s text:c="2"/>Die gemischte Deklination</text:p>
      <text:p text:style-name="P101">pl - <text:s/>Die Deklination der Substantive im Plural</text:p>
      <text:p text:style-name="P102">=-=-=-=-=-=-=--=-=-=-=-=-=-=-=-=-=-=-=-=-=-=-=-=-=-</text:p>
      <text:p text:style-name="P102"/>
      <text:p text:style-name="P96">Значение и функции падежей</text:p>
      <text:h text:style-name="Heading_20_3" text:outline-level="3"><text:bookmark-start text:name="__RefHeading___Toc8921_3204759922"/><text:span text:style-name="T97">2.3.b </text:span>Bedeutung und Funktionen der Fälle<text:bookmark-end text:name="__RefHeading___Toc8921_3204759922"/></text:h>
      <text:p text:style-name="P13"/>
      <text:p text:style-name="P3">Nominativ – wer? was? <text:s text:c="50"/>Кто? Что?</text:p>
      <text:p text:style-name="P3">Akkusativ <text:s/>– wen? was? wohin? <text:s text:c="36"/>Кого? Что? Куда? </text:p>
      <text:p text:style-name="P3">Genetiv <text:s text:c="4"/>– wessen? <text:s text:c="54"/>Чей? Чья? Чье? <text:s/></text:p>
      <text:p text:style-name="P3">Dativ <text:s text:c="8"/>– wem? welcher Sache? wann? wo? wie? <text:s text:c="4"/>Кому? Чему? Когда? Где? Как?</text:p>
      <text:p text:style-name="P3"/>
      <table:table table:name="Bedeutung_und_Funktionen_der_Fälle" table:style-name="Bedeutung_5f_und_5f_Funktionen_5f_der_5f_Fälle">
        <table:table-column table:style-name="Bedeutung_5f_und_5f_Funktionen_5f_der_5f_Fälle.A"/>
        <table:table-column table:style-name="Bedeutung_5f_und_5f_Funktionen_5f_der_5f_Fälle.B"/>
        <table:table-column table:style-name="Bedeutung_5f_und_5f_Funktionen_5f_der_5f_Fälle.C"/>
        <table:table-column table:style-name="Bedeutung_5f_und_5f_Funktionen_5f_der_5f_Fälle.D"/>
        <table:table-column table:style-name="Bedeutung_5f_und_5f_Funktionen_5f_der_5f_Fälle.E"/>
        <table:table-column table:style-name="Bedeutung_5f_und_5f_Funktionen_5f_der_5f_Fälle.F"/>
        <table:table-column table:style-name="Bedeutung_5f_und_5f_Funktionen_5f_der_5f_Fälle.G"/>
        <table:table-column table:style-name="Bedeutung_5f_und_5f_Funktionen_5f_der_5f_Fälle.H"/>
        <table:table-column table:style-name="Bedeutung_5f_und_5f_Funktionen_5f_der_5f_Fälle.I"/>
        <table:table-row>
          <table:table-cell table:style-name="Bedeutung_5f_und_5f_Funktionen_5f_der_5f_Fälle.A1" table:number-rows-spanned="3" office:value-type="string">
            <text:p text:style-name="P160"/>
            <text:p text:style-name="P160"/>
            <text:p text:style-name="P163">Fall</text:p>
          </table:table-cell>
          <table:table-cell table:style-name="Bedeutung_5f_und_5f_Funktionen_5f_der_5f_Fälle.A1" table:number-columns-spanned="4" office:value-type="string">
            <text:p text:style-name="P166">Bestimmten A.</text:p>
          </table:table-cell>
          <table:covered-table-cell/>
          <table:covered-table-cell/>
          <table:covered-table-cell/>
          <table:table-cell table:style-name="Bedeutung_5f_und_5f_Funktionen_5f_der_5f_Fälle.A1" table:number-columns-spanned="3" office:value-type="string">
            <text:p text:style-name="P166">Unbestimmten A.</text:p>
          </table:table-cell>
          <table:covered-table-cell/>
          <table:covered-table-cell/>
          <table:table-cell table:style-name="Bedeutung_5f_und_5f_Funktionen_5f_der_5f_Fälle.I1" office:value-type="string">
            <text:p text:style-name="P166"/>
          </table:table-cell>
        </table:table-row>
        <table:table-row>
          <table:covered-table-cell/>
          <table:table-cell table:style-name="Bedeutung_5f_und_5f_Funktionen_5f_der_5f_Fälle.B2" table:number-columns-spanned="3" office:value-type="string">
            <text:p text:style-name="P202">Sing.</text:p>
          </table:table-cell>
          <table:covered-table-cell/>
          <table:covered-table-cell/>
          <table:table-cell table:style-name="Bedeutung_5f_und_5f_Funktionen_5f_der_5f_Fälle.B2" table:number-rows-spanned="2" office:value-type="string">
            <text:p text:style-name="P203"/>
            <text:p text:style-name="P185"><text:span text:style-name="T47">p</text:span>l.</text:p>
          </table:table-cell>
          <table:table-cell table:style-name="Bedeutung_5f_und_5f_Funktionen_5f_der_5f_Fälle.B2" table:number-columns-spanned="3" office:value-type="string">
            <text:p text:style-name="P202">Sing.</text:p>
          </table:table-cell>
          <table:covered-table-cell/>
          <table:covered-table-cell/>
          <table:table-cell table:style-name="Bedeutung_5f_und_5f_Funktionen_5f_der_5f_Fälle.I2" table:number-rows-spanned="2" office:value-type="string">
            <text:p text:style-name="P204"/>
            <text:p text:style-name="P204">pl.</text:p>
          </table:table-cell>
        </table:table-row>
        <table:table-row>
          <table:covered-table-cell/>
          <table:table-cell table:style-name="Bedeutung_5f_und_5f_Funktionen_5f_der_5f_Fälle.B2" office:value-type="string">
            <text:p text:style-name="P169">m.</text:p>
          </table:table-cell>
          <table:table-cell table:style-name="Bedeutung_5f_und_5f_Funktionen_5f_der_5f_Fälle.B2" office:value-type="string">
            <text:p text:style-name="P169">n.</text:p>
          </table:table-cell>
          <table:table-cell table:style-name="Bedeutung_5f_und_5f_Funktionen_5f_der_5f_Fälle.B2" office:value-type="string">
            <text:p text:style-name="P169">f.</text:p>
          </table:table-cell>
          <table:covered-table-cell/>
          <table:table-cell table:style-name="Bedeutung_5f_und_5f_Funktionen_5f_der_5f_Fälle.B2" office:value-type="string">
            <text:p text:style-name="P169">m.</text:p>
          </table:table-cell>
          <table:table-cell table:style-name="Bedeutung_5f_und_5f_Funktionen_5f_der_5f_Fälle.B2" office:value-type="string">
            <text:p text:style-name="P169">n.</text:p>
          </table:table-cell>
          <table:table-cell table:style-name="Bedeutung_5f_und_5f_Funktionen_5f_der_5f_Fälle.B2" office:value-type="string">
            <text:p text:style-name="P169">f.</text:p>
          </table:table-cell>
          <table:covered-table-cell/>
        </table:table-row>
        <table:table-row>
          <table:table-cell table:style-name="Bedeutung_5f_und_5f_Funktionen_5f_der_5f_Fälle.B2" office:value-type="string">
            <text:p text:style-name="P203"/>
          </table:table-cell>
          <table:table-cell table:style-name="Bedeutung_5f_und_5f_Funktionen_5f_der_5f_Fälle.B2" office:value-type="string">
            <text:p text:style-name="P203"/>
          </table:table-cell>
          <table:table-cell table:style-name="Bedeutung_5f_und_5f_Funktionen_5f_der_5f_Fälle.B2" office:value-type="string">
            <text:p text:style-name="P203"/>
          </table:table-cell>
          <table:table-cell table:style-name="Bedeutung_5f_und_5f_Funktionen_5f_der_5f_Fälle.B2" office:value-type="string">
            <text:p text:style-name="P203"/>
          </table:table-cell>
          <table:table-cell table:style-name="Bedeutung_5f_und_5f_Funktionen_5f_der_5f_Fälle.B2" office:value-type="string">
            <text:p text:style-name="P203"/>
          </table:table-cell>
          <table:table-cell table:style-name="Bedeutung_5f_und_5f_Funktionen_5f_der_5f_Fälle.B2" office:value-type="string">
            <text:p text:style-name="P203"/>
          </table:table-cell>
          <table:table-cell table:style-name="Bedeutung_5f_und_5f_Funktionen_5f_der_5f_Fälle.B2" office:value-type="string">
            <text:p text:style-name="P203"/>
          </table:table-cell>
          <table:table-cell table:style-name="Bedeutung_5f_und_5f_Funktionen_5f_der_5f_Fälle.B2" office:value-type="string">
            <text:p text:style-name="P203"/>
          </table:table-cell>
          <table:table-cell table:style-name="Bedeutung_5f_und_5f_Funktionen_5f_der_5f_Fälle.I2" office:value-type="string">
            <text:p text:style-name="P203"/>
          </table:table-cell>
        </table:table-row>
        <table:table-row>
          <table:table-cell table:style-name="Bedeutung_5f_und_5f_Funktionen_5f_der_5f_Fälle.B2" office:value-type="string">
            <text:p text:style-name="P172">Nominativ</text:p>
          </table:table-cell>
          <table:table-cell table:style-name="Bedeutung_5f_und_5f_Funktionen_5f_der_5f_Fälle.B5" office:value-type="string">
            <text:p text:style-name="P182">der</text:p>
          </table:table-cell>
          <table:table-cell table:style-name="Bedeutung_5f_und_5f_Funktionen_5f_der_5f_Fälle.C5" office:value-type="string">
            <text:p text:style-name="P181">das</text:p>
          </table:table-cell>
          <table:table-cell table:style-name="Bedeutung_5f_und_5f_Funktionen_5f_der_5f_Fälle.D5" office:value-type="string">
            <text:p text:style-name="P181">die</text:p>
          </table:table-cell>
          <table:table-cell table:style-name="Bedeutung_5f_und_5f_Funktionen_5f_der_5f_Fälle.D5" office:value-type="string">
            <text:p text:style-name="P181"><text:span text:style-name="T48">d</text:span>ie</text:p>
            <text:p text:style-name="P205">-n</text:p>
          </table:table-cell>
          <table:table-cell table:style-name="Bedeutung_5f_und_5f_Funktionen_5f_der_5f_Fälle.C5" office:value-type="string">
            <text:p text:style-name="P181">ein</text:p>
          </table:table-cell>
          <table:table-cell table:style-name="Bedeutung_5f_und_5f_Funktionen_5f_der_5f_Fälle.C5" office:value-type="string">
            <text:p text:style-name="P181">ein</text:p>
          </table:table-cell>
          <table:table-cell table:style-name="Bedeutung_5f_und_5f_Funktionen_5f_der_5f_Fälle.H5" office:value-type="string">
            <text:p text:style-name="P181">eine</text:p>
          </table:table-cell>
          <table:table-cell table:style-name="Bedeutung_5f_und_5f_Funktionen_5f_der_5f_Fälle.I5" office:value-type="string">
            <text:p text:style-name="P106"/>
          </table:table-cell>
        </table:table-row>
        <table:table-row>
          <table:table-cell table:style-name="Bedeutung_5f_und_5f_Funktionen_5f_der_5f_Fälle.B2" office:value-type="string">
            <text:p text:style-name="P172">Akkusativ</text:p>
          </table:table-cell>
          <table:table-cell table:style-name="Bedeutung_5f_und_5f_Funktionen_5f_der_5f_Fälle.B6" office:value-type="string">
            <text:p text:style-name="P181"><text:span text:style-name="T48">d</text:span>en</text:p>
            <text:p text:style-name="P205">-en</text:p>
          </table:table-cell>
          <table:table-cell table:style-name="Bedeutung_5f_und_5f_Funktionen_5f_der_5f_Fälle.C5" office:value-type="string">
            <text:p text:style-name="P181">das</text:p>
          </table:table-cell>
          <table:table-cell table:style-name="Bedeutung_5f_und_5f_Funktionen_5f_der_5f_Fälle.D5" office:value-type="string">
            <text:p text:style-name="P181">die</text:p>
          </table:table-cell>
          <table:table-cell table:style-name="Bedeutung_5f_und_5f_Funktionen_5f_der_5f_Fälle.D5" office:value-type="string">
            <text:p text:style-name="P181">die</text:p>
            <text:p text:style-name="P205">-n</text:p>
          </table:table-cell>
          <table:table-cell table:style-name="Bedeutung_5f_und_5f_Funktionen_5f_der_5f_Fälle.F6" office:value-type="string">
            <text:p text:style-name="P183"><text:span text:style-name="T48">e</text:span>inen</text:p>
            <text:p text:style-name="P206">-en</text:p>
          </table:table-cell>
          <table:table-cell table:style-name="Bedeutung_5f_und_5f_Funktionen_5f_der_5f_Fälle.C5" office:value-type="string">
            <text:p text:style-name="P181">ein</text:p>
          </table:table-cell>
          <table:table-cell table:style-name="Bedeutung_5f_und_5f_Funktionen_5f_der_5f_Fälle.H5" office:value-type="string">
            <text:p text:style-name="P181">eine</text:p>
          </table:table-cell>
          <table:table-cell table:style-name="Bedeutung_5f_und_5f_Funktionen_5f_der_5f_Fälle.I5" office:value-type="string">
            <text:p text:style-name="P106"/>
          </table:table-cell>
        </table:table-row>
        <table:table-row>
          <table:table-cell table:style-name="Bedeutung_5f_und_5f_Funktionen_5f_der_5f_Fälle.B2" office:value-type="string">
            <text:p text:style-name="P172">Genitiv</text:p>
          </table:table-cell>
          <table:table-cell table:style-name="Bedeutung_5f_und_5f_Funktionen_5f_der_5f_Fälle.B7" office:value-type="string">
            <text:p text:style-name="P181"><text:span text:style-name="T48">d</text:span>es</text:p>
            <text:p text:style-name="P205">-(e)s</text:p>
            <text:p text:style-name="P205">-en</text:p>
          </table:table-cell>
          <table:table-cell table:style-name="Bedeutung_5f_und_5f_Funktionen_5f_der_5f_Fälle.B7" office:value-type="string">
            <text:p text:style-name="P181"><text:span text:style-name="T48">d</text:span>es</text:p>
            <text:p text:style-name="P205">-(e)s</text:p>
          </table:table-cell>
          <table:table-cell table:style-name="Bedeutung_5f_und_5f_Funktionen_5f_der_5f_Fälle.B5" office:value-type="string">
            <text:p text:style-name="P181">der</text:p>
          </table:table-cell>
          <table:table-cell table:style-name="Bedeutung_5f_und_5f_Funktionen_5f_der_5f_Fälle.B5" office:value-type="string">
            <text:p text:style-name="P181">der</text:p>
            <text:p text:style-name="P205">-n</text:p>
          </table:table-cell>
          <table:table-cell table:style-name="Bedeutung_5f_und_5f_Funktionen_5f_der_5f_Fälle.F7" office:value-type="string">
            <text:p text:style-name="P181"><text:span text:style-name="T48">e</text:span>ines</text:p>
            <text:p text:style-name="P205">-(e)s</text:p>
            <text:p text:style-name="P205">-en</text:p>
          </table:table-cell>
          <table:table-cell table:style-name="Bedeutung_5f_und_5f_Funktionen_5f_der_5f_Fälle.F7" office:value-type="string">
            <text:p text:style-name="P181"><text:span text:style-name="T48">e</text:span>ines</text:p>
            <text:p text:style-name="P205">-(e)s</text:p>
          </table:table-cell>
          <table:table-cell table:style-name="Bedeutung_5f_und_5f_Funktionen_5f_der_5f_Fälle.H7" office:value-type="string">
            <text:p text:style-name="P181">einer</text:p>
          </table:table-cell>
          <table:table-cell table:style-name="Bedeutung_5f_und_5f_Funktionen_5f_der_5f_Fälle.I5" office:value-type="string">
            <text:p text:style-name="P106"/>
          </table:table-cell>
        </table:table-row>
        <table:table-row>
          <table:table-cell table:style-name="Bedeutung_5f_und_5f_Funktionen_5f_der_5f_Fälle.B2" office:value-type="string">
            <text:p text:style-name="P172">Dativ</text:p>
          </table:table-cell>
          <table:table-cell table:style-name="Bedeutung_5f_und_5f_Funktionen_5f_der_5f_Fälle.B8" office:value-type="string">
            <text:p text:style-name="P181"><text:span text:style-name="T48">d</text:span>em</text:p>
            <text:p text:style-name="P205">-en</text:p>
          </table:table-cell>
          <table:table-cell table:style-name="Bedeutung_5f_und_5f_Funktionen_5f_der_5f_Fälle.B8" office:value-type="string">
            <text:p text:style-name="P181">dem</text:p>
          </table:table-cell>
          <table:table-cell table:style-name="Bedeutung_5f_und_5f_Funktionen_5f_der_5f_Fälle.B5" office:value-type="string">
            <text:p text:style-name="P182">der</text:p>
          </table:table-cell>
          <table:table-cell table:style-name="Bedeutung_5f_und_5f_Funktionen_5f_der_5f_Fälle.B6" office:value-type="string">
            <text:p text:style-name="P181">den</text:p>
            <text:p text:style-name="P205">-n</text:p>
          </table:table-cell>
          <table:table-cell table:style-name="Bedeutung_5f_und_5f_Funktionen_5f_der_5f_Fälle.F8" office:value-type="string">
            <text:p text:style-name="P181">einem</text:p>
            <text:p text:style-name="P205">-en</text:p>
          </table:table-cell>
          <table:table-cell table:style-name="Bedeutung_5f_und_5f_Funktionen_5f_der_5f_Fälle.F8" office:value-type="string">
            <text:p text:style-name="P181">einem</text:p>
          </table:table-cell>
          <table:table-cell table:style-name="Bedeutung_5f_und_5f_Funktionen_5f_der_5f_Fälle.H7" office:value-type="string">
            <text:p text:style-name="P181">einer</text:p>
          </table:table-cell>
          <table:table-cell table:style-name="Bedeutung_5f_und_5f_Funktionen_5f_der_5f_Fälle.I5" office:value-type="string">
            <text:p text:style-name="P107"/>
            <text:p text:style-name="P221">-n</text:p>
          </table:table-cell>
        </table:table-row>
      </table:table>
      <text:p text:style-name="P14"/>
      <text:h text:style-name="Heading_20_4" text:outline-level="4"><text:bookmark-start text:name="__RefHeading___Toc8923_3204759922"/><text:span text:style-name="T97">2.3.b.1 </text:span>Nominativ, Werfall, 1./erster Fall<text:bookmark-end text:name="__RefHeading___Toc8923_3204759922"/></text:h>
      <text:p text:style-name="P15"><text:span text:style-name="T49">В</text:span> противоположность остальным падежам, является независимым и единственным падежом, который не связан с предлогами.</text:p>
      <text:p text:style-name="P15"/>
      <text:h text:style-name="P275" text:outline-level="4"><text:bookmark-start text:name="__RefHeading___Toc8925_3204759922"/><text:span text:style-name="T97">2.3.b.2 </text:span>Genitiv, Wesfall, 2. Fall<text:bookmark-end text:name="__RefHeading___Toc8925_3204759922"/></text:h>
      <text:p text:style-name="P15">Основная функция беспредложного генитива - выражать признак.</text:p>
      <text:p text:style-name="P15"/>
      <text:p text:style-name="P15">das Buch <text:span text:style-name="T32">meines Vaters</text:span> <text:s/>- книга моего отца</text:p>
      <text:p text:style-name="P16"><text:soft-page-break/>Waren <text:span text:style-name="T32">bester Qualität</text:span> - товары высшего качества</text:p>
      <text:p text:style-name="P16"/>
      <text:p text:style-name="P16">etc. s.71 (Тагиль)</text:p>
      <text:p text:style-name="P16"/>
      <text:p text:style-name="P16">Конкурентные формы генитива:</text:p>
      <text:p text:style-name="P17">• von + Dativ</text:p>
      <text:p text:style-name="P16">Heines Werke. Die Werke von Heine. - <text:s/>произведения Гейне</text:p>
      <text:p text:style-name="P16"/>
      <text:p text:style-name="P17">• прилагательные с суффиксами -er, -lieh, -isch:</text:p>
      <text:p text:style-name="P17">die Museen von Minsk - музеи Минска</text:p>
      <text:p text:style-name="P17">Minsker Museen - минские музеи</text:p>
      <text:p text:style-name="P17"/>
      <text:h text:style-name="P275" text:outline-level="4"><text:bookmark-start text:name="__RefHeading___Toc8927_3204759922"/><text:span text:style-name="T97">2.3.b.3 </text:span><text:s/>Dativ, Wemfall, 3. Fall<text:bookmark-end text:name="__RefHeading___Toc8927_3204759922"/></text:h>
      <text:p text:style-name="P18">Датив - это падеж объекта, <text:span text:style-name="T50">в</text:span> котором <text:span text:style-name="T50">локализовано действие</text:span>.</text:p>
      <text:p text:style-name="P18"/>
      <text:p text:style-name="P18"><text:span text:style-name="T85">Die Kinder spielen </text:span><text:span text:style-name="T35">im Wald</text:span><text:span text:style-name="T87"> </text:span><text:span text:style-name="T51"><text:s/>– </text:span>Дети играют в лесу </text:p>
      <text:p text:style-name="P19">im = in dem </text:p>
      <text:p text:style-name="P19">Ряд глаголов и прилагательных требует обязательного наличия датива.</text:p>
      <text:p text:style-name="P19"/>
      <text:h text:style-name="P275" text:outline-level="4"><text:bookmark-start text:name="__RefHeading___Toc8929_3204759922"/><text:span text:style-name="T97">2.3.b.4 </text:span>Akkusativ, Wenfall, 4. Fall<text:bookmark-end text:name="__RefHeading___Toc8929_3204759922"/></text:h>
      <text:p text:style-name="P19">Его основная синтаксическая функция - выражение прямого дополнения при переходных глаголах</text:p>
      <text:p text:style-name="P19"/>
      <text:p text:style-name="P19"><text:span text:style-name="T86">Die Kinder gehen in</text:span><text:span text:style-name="T88"> </text:span><text:span text:style-name="T36">den Wald</text:span><text:span text:style-name="T89"> – Дети идут в лес.</text:span></text:p>
      <text:p text:style-name="P102"/>
      <text:p text:style-name="P102"/>
      <text:p text:style-name="P102"/>
      <text:p text:style-name="P102"/>
      <text:h text:style-name="Heading_20_3" text:outline-level="3"><text:bookmark-start text:name="__RefHeading___Toc8931_3204759922"/>2.3.1 Die N-Dekli.<text:bookmark-end text:name="__RefHeading___Toc8931_3204759922"/></text:h>
      <text:h text:style-name="Heading_20_3" text:outline-level="3"><text:bookmark-start text:name="__RefHeading___Toc8933_3204759922"/>2.3.2 Der Genitiv mit von<text:bookmark-end text:name="__RefHeading___Toc8933_3204759922"/></text:h>
      <text:h text:style-name="Heading_20_3" text:outline-level="3"><text:bookmark-start text:name="__RefHeading___Toc8935_3204759922"/>2.3.3 Die Deklination von Eigennamen <text:bookmark-end text:name="__RefHeading___Toc8935_3204759922"/></text:h>
      <text:h text:style-name="Heading_20_3" text:outline-level="3"><text:bookmark-start text:name="__RefHeading___Toc8937_3204759922"/>2.3.4 Kasus-Signale<text:bookmark-end text:name="__RefHeading___Toc8937_3204759922"/></text:h>
      <text:h text:style-name="Heading_20_1" text:outline-level="1"><text:bookmark-start text:name="__RefHeading___Toc8939_3204759922"/>3 Das Adjektiv<text:bookmark-end text:name="__RefHeading___Toc8939_3204759922"/></text:h>
      <text:h text:style-name="Heading_20_2" text:outline-level="2"><text:bookmark-start text:name="__RefHeading___Toc9144_3204759922"/><text:span text:style-name="T99">3.a.1</text:span> полная форма (изменяемая)<text:bookmark-end text:name="__RefHeading___Toc9144_3204759922"/></text:h>
      <text:p text:style-name="P267">— <text:span text:style-name="T52">согласуется с существительным </text:span>по род<text:span text:style-name="T52">у, </text:span>числ<text:span text:style-name="T52">у, падежу</text:span></text:p>
      <text:p text:style-name="P58">прилагательное перед существительным:</text:p>
      <text:p text:style-name="P20"/>
      <text:p text:style-name="P21">mein alter Freund <text:tab/>(м. р., ед. ч.) <text:tab/>- мой старый друг</text:p>
      <text:p text:style-name="P21">kein altes Haus <text:tab/><text:tab/>(ср. р., ед. ч.) <text:tab/>- не старый дом</text:p>
      <text:p text:style-name="P21">eine alte Geschichte <text:tab/>(ж.р., ед.ч.) <text:tab/>- старая история</text:p>
      <text:p text:style-name="P21">alte Probleme <text:tab/><text:tab/>(мн. ч.) <text:tab/>- старые проблемы</text:p>
      <text:p text:style-name="P20"/>
      <text:h text:style-name="Heading_20_2" text:outline-level="2"><text:bookmark-start text:name="__RefHeading___Toc9146_3204759922"/><text:span text:style-name="T99">3.a.2</text:span> краткая форма (как предикатив)<text:bookmark-end text:name="__RefHeading___Toc9146_3204759922"/></text:h>
      <text:p text:style-name="P267">— основа без окончаний</text:p>
      <text:p text:style-name="P84">прилагательное без существительного:</text:p>
      <text:p text:style-name="P20"/>
      <text:p text:style-name="P21">Der Abend ist schön. <text:tab/><text:tab/>Вечер прекрасен (прекрасный).</text:p>
      <text:p text:style-name="P21"><text:soft-page-break/>Das Mädchen ist schön. <text:tab/>Девочка красива (красивая).</text:p>
      <text:p text:style-name="P21">Die Natur ist schön. <text:tab/><text:tab/>Природа прекрасна (прекрасная).</text:p>
      <text:p text:style-name="P21">Die Lieder sind schön. <text:tab/><text:tab/>Песни красивы (красивые).</text:p>
      <text:p text:style-name="P20"/>
      <text:p text:style-name="P66">Склонение имен прилагательных</text:p>
      <text:h text:style-name="Heading_20_2" text:outline-level="2"><text:bookmark-start text:name="__RefHeading___Toc8941_3204759922"/><text:span text:style-name="T97">3.a </text:span>Die Deklination der Adjektive<text:bookmark-end text:name="__RefHeading___Toc8941_3204759922"/></text:h>
      <text:p text:style-name="P20"/>
      <text:p text:style-name="P20">- слабое (именное)</text:p>
      <text:p text:style-name="P20">- сильное (местоименное)</text:p>
      <text:p text:style-name="P20"/>
      <text:p text:style-name="P20">слабое:</text:p>
      <text:p text:style-name="P20">если в группе существительного один элемент (артикль или заменяющее его местоимение) позволяет определить род, число и падеж данного существительного</text:p>
      <text:p text:style-name="P20"/>
      <text:p text:style-name="P20">сильное:</text:p>
      <text:p text:style-name="P20">в остальных случаях</text:p>
      <text:p text:style-name="P20"/>
      <table:table table:name="Die_Deklination_der_Adjektive" table:style-name="Die_5f_Deklination_5f_der_5f_Adjektive">
        <table:table-column table:style-name="Die_5f_Deklination_5f_der_5f_Adjektive.A"/>
        <table:table-column table:style-name="Die_5f_Deklination_5f_der_5f_Adjektive.B"/>
        <table:table-column table:style-name="Die_5f_Deklination_5f_der_5f_Adjektive.C" table:number-columns-repeated="2"/>
        <table:table-column table:style-name="Die_5f_Deklination_5f_der_5f_Adjektive.E"/>
        <table:table-row table:style-name="Die_5f_Deklination_5f_der_5f_Adjektive.1">
          <table:table-cell table:style-name="Die_5f_Deklination_5f_der_5f_Adjektive.A1" office:value-type="string">
            <text:p text:style-name="P222"/>
          </table:table-cell>
          <table:table-cell table:style-name="Die_5f_Deklination_5f_der_5f_Adjektive.A1" office:value-type="string">
            <text:p text:style-name="P223">Mask.</text:p>
          </table:table-cell>
          <table:table-cell table:style-name="Die_5f_Deklination_5f_der_5f_Adjektive.A1" office:value-type="string">
            <text:p text:style-name="P223">Neut.</text:p>
          </table:table-cell>
          <table:table-cell table:style-name="Die_5f_Deklination_5f_der_5f_Adjektive.A1" office:value-type="string">
            <text:p text:style-name="P223">Fem.</text:p>
          </table:table-cell>
          <table:table-cell table:style-name="Die_5f_Deklination_5f_der_5f_Adjektive.E1" office:value-type="string">
            <text:p text:style-name="P223">Pl.</text:p>
          </table:table-cell>
        </table:table-row>
        <table:table-row>
          <table:table-cell table:style-name="Die_5f_Deklination_5f_der_5f_Adjektive.A2" table:number-rows-spanned="3" office:value-type="string">
            <text:p text:style-name="P223">N</text:p>
          </table:table-cell>
          <table:table-cell table:style-name="Die_5f_Deklination_5f_der_5f_Adjektive.A2" office:value-type="string">
            <text:p text:style-name="P223">Der neue</text:p>
          </table:table-cell>
          <table:table-cell table:style-name="Die_5f_Deklination_5f_der_5f_Adjektive.A2" office:value-type="string">
            <text:p text:style-name="P223"><text:span text:style-name="T53">d</text:span>as <text:span text:style-name="T54">schöne</text:span></text:p>
          </table:table-cell>
          <table:table-cell table:style-name="Die_5f_Deklination_5f_der_5f_Adjektive.A2" office:value-type="string">
            <text:p text:style-name="P223"><text:span text:style-name="T53">d</text:span>ie <text:span text:style-name="T54">wiese</text:span></text:p>
          </table:table-cell>
          <table:table-cell table:style-name="Die_5f_Deklination_5f_der_5f_Adjektive.E2" office:value-type="string">
            <text:p text:style-name="P223"><text:span text:style-name="T53">d</text:span>ie <text:span text:style-name="T54">alte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23">Ein neuer</text:p>
          </table:table-cell>
          <table:table-cell table:style-name="Die_5f_Deklination_5f_der_5f_Adjektive.A2" office:value-type="string">
            <text:p text:style-name="P223"><text:span text:style-name="T53">e</text:span>in <text:span text:style-name="T54">schönes</text:span></text:p>
          </table:table-cell>
          <table:table-cell table:style-name="Die_5f_Deklination_5f_der_5f_Adjektive.A2" office:value-type="string">
            <text:p text:style-name="P223"><text:span text:style-name="T53">e</text:span>ine <text:span text:style-name="T54">weise</text:span></text:p>
          </table:table-cell>
          <table:table-cell table:style-name="Die_5f_Deklination_5f_der_5f_Adjektive.E2" office:value-type="string">
            <text:p text:style-name="P222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24">neuer</text:p>
          </table:table-cell>
          <table:table-cell table:style-name="Die_5f_Deklination_5f_der_5f_Adjektive.A2" office:value-type="string">
            <text:p text:style-name="P224">schönes</text:p>
          </table:table-cell>
          <table:table-cell table:style-name="Die_5f_Deklination_5f_der_5f_Adjektive.A2" office:value-type="string">
            <text:p text:style-name="P224">weise</text:p>
          </table:table-cell>
          <table:table-cell table:style-name="Die_5f_Deklination_5f_der_5f_Adjektive.E2" office:value-type="string">
            <text:p text:style-name="P224">alte</text:p>
          </table:table-cell>
        </table:table-row>
        <table:table-row table:style-name="Die_5f_Deklination_5f_der_5f_Adjektive.1">
          <table:table-cell table:style-name="Die_5f_Deklination_5f_der_5f_Adjektive.A2" table:number-rows-spanned="3" office:value-type="string">
            <text:p text:style-name="P223">A</text:p>
          </table:table-cell>
          <table:table-cell table:style-name="Die_5f_Deklination_5f_der_5f_Adjektive.A2" office:value-type="string">
            <text:p text:style-name="P223">Den neuen</text:p>
          </table:table-cell>
          <table:table-cell table:style-name="Die_5f_Deklination_5f_der_5f_Adjektive.A2" office:value-type="string">
            <text:p text:style-name="P223"><text:span text:style-name="T53">d</text:span>as <text:span text:style-name="T54">schöne</text:span></text:p>
          </table:table-cell>
          <table:table-cell table:style-name="Die_5f_Deklination_5f_der_5f_Adjektive.A2" office:value-type="string">
            <text:p text:style-name="P223"><text:span text:style-name="T53">d</text:span>ie <text:span text:style-name="T54">weise</text:span></text:p>
          </table:table-cell>
          <table:table-cell table:style-name="Die_5f_Deklination_5f_der_5f_Adjektive.E2" office:value-type="string">
            <text:p text:style-name="P223"><text:span text:style-name="T53">d</text:span>ie <text:span text:style-name="T54">alte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23">Einen <text:span text:style-name="T54">neuen</text:span></text:p>
          </table:table-cell>
          <table:table-cell table:style-name="Die_5f_Deklination_5f_der_5f_Adjektive.A2" office:value-type="string">
            <text:p text:style-name="P223"><text:span text:style-name="T53">e</text:span>in <text:span text:style-name="T54">schönes</text:span></text:p>
          </table:table-cell>
          <table:table-cell table:style-name="Die_5f_Deklination_5f_der_5f_Adjektive.A2" office:value-type="string">
            <text:p text:style-name="P223"><text:span text:style-name="T53">e</text:span>ine <text:span text:style-name="T54">weise</text:span></text:p>
          </table:table-cell>
          <table:table-cell table:style-name="Die_5f_Deklination_5f_der_5f_Adjektive.E2" office:value-type="string">
            <text:p text:style-name="P222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24">neuen</text:p>
          </table:table-cell>
          <table:table-cell table:style-name="Die_5f_Deklination_5f_der_5f_Adjektive.A2" office:value-type="string">
            <text:p text:style-name="P224">schönes</text:p>
          </table:table-cell>
          <table:table-cell table:style-name="Die_5f_Deklination_5f_der_5f_Adjektive.A2" office:value-type="string">
            <text:p text:style-name="P224">weise</text:p>
          </table:table-cell>
          <table:table-cell table:style-name="Die_5f_Deklination_5f_der_5f_Adjektive.E2" office:value-type="string">
            <text:p text:style-name="P224">alte</text:p>
          </table:table-cell>
        </table:table-row>
        <table:table-row>
          <table:table-cell table:style-name="Die_5f_Deklination_5f_der_5f_Adjektive.A2" table:number-rows-spanned="3" office:value-type="string">
            <text:p text:style-name="P223">D</text:p>
          </table:table-cell>
          <table:table-cell table:style-name="Die_5f_Deklination_5f_der_5f_Adjektive.A2" office:value-type="string">
            <text:p text:style-name="P223">Dem <text:span text:style-name="T54">neuen</text:span></text:p>
          </table:table-cell>
          <table:table-cell table:style-name="Die_5f_Deklination_5f_der_5f_Adjektive.A2" office:value-type="string">
            <text:p text:style-name="P223"><text:span text:style-name="T53">d</text:span>em <text:span text:style-name="T54">schönen</text:span></text:p>
          </table:table-cell>
          <table:table-cell table:style-name="Die_5f_Deklination_5f_der_5f_Adjektive.A2" office:value-type="string">
            <text:p text:style-name="P223"><text:span text:style-name="T53">d</text:span>er <text:span text:style-name="T54">weisen</text:span></text:p>
          </table:table-cell>
          <table:table-cell table:style-name="Die_5f_Deklination_5f_der_5f_Adjektive.E2" office:value-type="string">
            <text:p text:style-name="P223"><text:span text:style-name="T53">den</text:span> <text:span text:style-name="T54">alten 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23">Einem <text:span text:style-name="T54">neuen</text:span></text:p>
          </table:table-cell>
          <table:table-cell table:style-name="Die_5f_Deklination_5f_der_5f_Adjektive.A2" office:value-type="string">
            <text:p text:style-name="P223"><text:span text:style-name="T53">e</text:span>inem <text:span text:style-name="T54">schönen</text:span></text:p>
          </table:table-cell>
          <table:table-cell table:style-name="Die_5f_Deklination_5f_der_5f_Adjektive.A2" office:value-type="string">
            <text:p text:style-name="P223"><text:span text:style-name="T53">e</text:span>iner <text:span text:style-name="T54">weisen</text:span></text:p>
          </table:table-cell>
          <table:table-cell table:style-name="Die_5f_Deklination_5f_der_5f_Adjektive.E2" office:value-type="string">
            <text:p text:style-name="P222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24">neuem</text:p>
          </table:table-cell>
          <table:table-cell table:style-name="Die_5f_Deklination_5f_der_5f_Adjektive.A2" office:value-type="string">
            <text:p text:style-name="P224">schonem</text:p>
          </table:table-cell>
          <table:table-cell table:style-name="Die_5f_Deklination_5f_der_5f_Adjektive.A2" office:value-type="string">
            <text:p text:style-name="P224">weiser</text:p>
          </table:table-cell>
          <table:table-cell table:style-name="Die_5f_Deklination_5f_der_5f_Adjektive.E2" office:value-type="string">
            <text:p text:style-name="P224"><text:span text:style-name="T53">a</text:span>lten n</text:p>
          </table:table-cell>
        </table:table-row>
        <table:table-row>
          <table:table-cell table:style-name="Die_5f_Deklination_5f_der_5f_Adjektive.A2" table:number-rows-spanned="3" office:value-type="string">
            <text:p text:style-name="P223">G</text:p>
          </table:table-cell>
          <table:table-cell table:style-name="Die_5f_Deklination_5f_der_5f_Adjektive.A2" office:value-type="string">
            <text:p text:style-name="P222"/>
          </table:table-cell>
          <table:table-cell table:style-name="Die_5f_Deklination_5f_der_5f_Adjektive.A2" office:value-type="string">
            <text:p text:style-name="P222"/>
          </table:table-cell>
          <table:table-cell table:style-name="Die_5f_Deklination_5f_der_5f_Adjektive.A2" office:value-type="string">
            <text:p text:style-name="P222"/>
          </table:table-cell>
          <table:table-cell table:style-name="Die_5f_Deklination_5f_der_5f_Adjektive.E2" office:value-type="string">
            <text:p text:style-name="P222"/>
          </table:table-cell>
        </table:table-row>
        <table:table-row>
          <table:covered-table-cell/>
          <table:table-cell table:style-name="Die_5f_Deklination_5f_der_5f_Adjektive.A2" office:value-type="string">
            <text:p text:style-name="P222"/>
          </table:table-cell>
          <table:table-cell table:style-name="Die_5f_Deklination_5f_der_5f_Adjektive.A2" office:value-type="string">
            <text:p text:style-name="P222"/>
          </table:table-cell>
          <table:table-cell table:style-name="Die_5f_Deklination_5f_der_5f_Adjektive.A2" office:value-type="string">
            <text:p text:style-name="P222"/>
          </table:table-cell>
          <table:table-cell table:style-name="Die_5f_Deklination_5f_der_5f_Adjektive.E2" office:value-type="string">
            <text:p text:style-name="P222"/>
          </table:table-cell>
        </table:table-row>
        <table:table-row>
          <table:covered-table-cell/>
          <table:table-cell table:style-name="Die_5f_Deklination_5f_der_5f_Adjektive.A2" office:value-type="string">
            <text:p text:style-name="P222"/>
          </table:table-cell>
          <table:table-cell table:style-name="Die_5f_Deklination_5f_der_5f_Adjektive.A2" office:value-type="string">
            <text:p text:style-name="P222"/>
          </table:table-cell>
          <table:table-cell table:style-name="Die_5f_Deklination_5f_der_5f_Adjektive.A2" office:value-type="string">
            <text:p text:style-name="P222"/>
          </table:table-cell>
          <table:table-cell table:style-name="Die_5f_Deklination_5f_der_5f_Adjektive.E2" office:value-type="string">
            <text:p text:style-name="P222"/>
          </table:table-cell>
        </table:table-row>
      </table:table>
      <text:p text:style-name="P20"/>
      <text:p text:style-name="P26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10" office:value-type="string">
            <text:p text:style-name="P243"/>
            <text:p text:style-name="P243"/>
            <text:p text:style-name="P243"/>
            <text:p text:style-name="P243"/>
            <text:p text:style-name="P243"/>
            <text:p text:style-name="P243"/>
            <text:p text:style-name="P243"><text:span text:style-name="T100">-en</text:span></text:p>
          </table:table-cell>
          <table:table-cell table:style-name="Table4.A1" office:value-type="string">
            <text:p text:style-name="P244">alle</text:p>
          </table:table-cell>
          <table:table-cell table:style-name="Table4.C1" table:number-rows-spanned="10" office:value-type="string">
            <text:p text:style-name="P244"/>
            <text:p text:style-name="P244"/>
            <text:p text:style-name="P244"/>
            <text:p text:style-name="P244"/>
            <text:p text:style-name="P244"/>
            <text:p text:style-name="P244"/>
            <text:p text:style-name="P244">Nom.pl.</text:p>
          </table:table-cell>
        </table:table-row>
        <table:table-row>
          <table:covered-table-cell/>
          <table:table-cell table:style-name="Table4.B2" office:value-type="string">
            <text:p text:style-name="P244">beid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44">m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44">k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44">so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44">dies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44">we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44">di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44">sämtli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44">jene</text:p>
          </table:table-cell>
          <table:covered-table-cell/>
        </table:table-row>
      </table:table>
      <text:p text:style-name="P268"/>
      <text:p text:style-name="P268"/>
      <text:p text:style-name="P20"/>
      <text:h text:style-name="Heading_20_2" text:outline-level="2"><text:bookmark-start text:name="__RefHeading___Toc8943_3204759922"/><text:soft-page-break/>3.1 Das prädikative und das adverbiale Adjektiv<text:bookmark-end text:name="__RefHeading___Toc8943_3204759922"/></text:h>
      <text:h text:style-name="Heading_20_2" text:outline-level="2"><text:bookmark-start text:name="__RefHeading___Toc8945_3204759922"/>3.2 Das attributive Adjektiv<text:bookmark-end text:name="__RefHeading___Toc8945_3204759922"/></text:h>
      <text:h text:style-name="Heading_20_2" text:outline-level="2"><text:bookmark-start text:name="__RefHeading___Toc8947_3204759922"/>3.3 Substantivierte Adjektive<text:bookmark-end text:name="__RefHeading___Toc8947_3204759922"/></text:h>
      <text:h text:style-name="Heading_20_2" text:outline-level="2"><text:bookmark-start text:name="__RefHeading___Toc8949_3204759922"/>3.4 Attributive Partizipien<text:bookmark-end text:name="__RefHeading___Toc8949_3204759922"/></text:h>
      <text:h text:style-name="Heading_20_1" text:outline-level="1"><text:bookmark-start text:name="__RefHeading___Toc8951_3204759922"/>4 Das Adverb<text:bookmark-end text:name="__RefHeading___Toc8951_3204759922"/></text:h>
      <text:h text:style-name="Heading_20_1" text:outline-level="1"><text:bookmark-start text:name="__RefHeading___Toc8953_3204759922"/>5 Der Vergleich<text:bookmark-end text:name="__RefHeading___Toc8953_3204759922"/></text:h>
      <text:p text:style-name="P85"/>
      <table:table table:name="Die_Deklination_der_Adjektive2" table:style-name="Die_5f_Deklination_5f_der_5f_Adjektive2">
        <table:table-column table:style-name="Die_5f_Deklination_5f_der_5f_Adjektive2.A"/>
        <table:table-column table:style-name="Die_5f_Deklination_5f_der_5f_Adjektive2.B"/>
        <table:table-column table:style-name="Die_5f_Deklination_5f_der_5f_Adjektive2.C"/>
        <table:table-row>
          <table:table-cell table:style-name="Die_5f_Deklination_5f_der_5f_Adjektive2.A1" office:value-type="string">
            <text:p text:style-name="P225">Adjektiv</text:p>
          </table:table-cell>
          <table:table-cell table:style-name="Die_5f_Deklination_5f_der_5f_Adjektive2.A1" office:value-type="string">
            <text:p text:style-name="P225">Komparativ</text:p>
          </table:table-cell>
          <table:table-cell table:style-name="Die_5f_Deklination_5f_der_5f_Adjektive2.C1" office:value-type="string">
            <text:p text:style-name="P225">Superlativ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35">allgemein</text:p>
          </table:table-cell>
          <table:table-cell table:style-name="Die_5f_Deklination_5f_der_5f_Adjektive2.A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39"><text:span text:style-name="T91">-er</text:span></text:p>
                </table:table-cell>
              </table:table-row>
            </table:table>
            <text:p text:style-name="P233"/>
          </table:table-cell>
          <table:table-cell table:style-name="Die_5f_Deklination_5f_der_5f_Adjektive2.C2" office:value-type="string">
            <table:table table:name="Table8" table:style-name="Table8">
              <table:table-column table:style-name="Table8.A" table:number-columns-repeated="2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A1" office:value-type="string">
                  <text:p text:style-name="P229">-sten</text:p>
                </table:table-cell>
              </table:table-row>
              <table:table-row>
                <table:table-cell table:style-name="Table8.A1" office:value-type="string">
                  <text:p text:style-name="P229">am</text:p>
                </table:table-cell>
                <table:table-cell table:style-name="Table8.A1" office:value-type="string">
                  <text:p text:style-name="P232">-ten</text:p>
                </table:table-cell>
              </table:table-row>
              <table:table-row>
                <table:table-cell table:style-name="Table8.A1" office:value-type="string">
                  <text:p text:style-name="P229"/>
                </table:table-cell>
                <table:table-cell table:style-name="Table8.A1" office:value-type="string">
                  <text:p text:style-name="P232">-esten (t, d)</text:p>
                </table:table-cell>
              </table:table-row>
            </table:table>
            <text:p text:style-name="P225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31">Computer ist nützlich<text:span text:style-name="T92">er</text:span> <text:span text:style-name="T94">als</text:span> Fernsehen.</text:p>
          </table:table-cell>
          <table:table-cell table:style-name="Die_5f_Deklination_5f_der_5f_Adjektive2.C2" office:value-type="string">
            <text:p text:style-name="P274">Wifi ist <text:span text:style-name="T92">am</text:span> wichtig<text:span text:style-name="T92">sten</text:span>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35">mit eine Vokale</text:p>
            <text:p text:style-name="P235"/>
            <text:p text:style-name="P235"/>
            <text:p text:style-name="P238">z.B.: alt</text:p>
          </table:table-cell>
          <table:table-cell table:style-name="Die_5f_Deklination_5f_der_5f_Adjektive2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36">a → ä</text:p>
                </table:table-cell>
                <table:table-cell table:style-name="Table6.A1" office:value-type="string">
                  <text:p text:style-name="Table_20_Contents"/>
                </table:table-cell>
              </table:table-row>
              <table:table-row>
                <table:table-cell table:style-name="Table6.A1" office:value-type="string">
                  <text:p text:style-name="P236">o → ö</text:p>
                </table:table-cell>
                <table:table-cell table:style-name="Table6.A1" office:value-type="string">
                  <text:p text:style-name="P236">-er</text:p>
                </table:table-cell>
              </table:table-row>
              <table:table-row>
                <table:table-cell table:style-name="Table6.A1" office:value-type="string">
                  <text:p text:style-name="P236">u → ü</text:p>
                </table:table-cell>
                <table:table-cell table:style-name="Table6.A1" office:value-type="string">
                  <text:p text:style-name="P236"/>
                </table:table-cell>
              </table:table-row>
            </table:table>
            <text:p text:style-name="P236"/>
          </table:table-cell>
          <table:table-cell table:style-name="Die_5f_Deklination_5f_der_5f_Adjektive2.C2" office:value-type="string"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36">a → ä</text:p>
                </table:table-cell>
                <table:table-cell table:style-name="Table7.A1" office:value-type="string">
                  <text:p text:style-name="P230">-sten</text:p>
                </table:table-cell>
              </table:table-row>
              <table:table-row>
                <table:table-cell table:style-name="Table7.A1" office:value-type="string">
                  <text:p text:style-name="P230">am</text:p>
                </table:table-cell>
                <table:table-cell table:style-name="Table7.A1" office:value-type="string">
                  <text:p text:style-name="P236">o → ö</text:p>
                </table:table-cell>
                <table:table-cell table:style-name="Table7.A1" office:value-type="string">
                  <text:p text:style-name="P230">-ten</text:p>
                </table:table-cell>
              </table:table-row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36">u → ü</text:p>
                </table:table-cell>
                <table:table-cell table:style-name="Table7.A1" office:value-type="string">
                  <text:p text:style-name="P230">-esten (t, d)</text:p>
                </table:table-cell>
              </table:table-row>
            </table:table>
            <text:p text:style-name="P230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37"><text:span text:style-name="T59">ä</text:span>lt<text:span text:style-name="T93">er</text:span></text:p>
          </table:table-cell>
          <table:table-cell table:style-name="Die_5f_Deklination_5f_der_5f_Adjektive2.C2" office:value-type="string">
            <text:p text:style-name="P237"><text:span text:style-name="T93">am</text:span> <text:span text:style-name="T59">ä</text:span>lt<text:span text:style-name="T93">esten</text:span></text:p>
          </table:table-cell>
        </table:table-row>
        <table:table-row>
          <table:table-cell table:style-name="Die_5f_Deklination_5f_der_5f_Adjektive2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40">gut</text:p>
                </table:table-cell>
              </table:table-row>
              <table:table-row>
                <table:table-cell table:style-name="Table3.A1" office:value-type="string">
                  <text:p text:style-name="P240">viel</text:p>
                </table:table-cell>
              </table:table-row>
              <table:table-row>
                <table:table-cell table:style-name="Table3.A1" office:value-type="string">
                  <text:p text:style-name="P240">gern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A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41">besser</text:p>
                </table:table-cell>
              </table:table-row>
              <table:table-row>
                <table:table-cell table:style-name="Table2.A1" office:value-type="string">
                  <text:p text:style-name="P241">mehr</text:p>
                </table:table-cell>
              </table:table-row>
              <table:table-row>
                <table:table-cell table:style-name="Table2.A1" office:value-type="string">
                  <text:p text:style-name="P241">lieber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C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41">am besten</text:p>
                </table:table-cell>
              </table:table-row>
              <table:table-row>
                <table:table-cell table:style-name="Table1.A1" office:value-type="string">
                  <text:p text:style-name="P241">am meisten</text:p>
                </table:table-cell>
              </table:table-row>
              <table:table-row>
                <table:table-cell table:style-name="Table1.A1" office:value-type="string">
                  <text:p text:style-name="P241">am liebsten</text:p>
                </table:table-cell>
              </table:table-row>
            </table:table>
            <text:p text:style-name="Table_20_Contents"/>
          </table:table-cell>
        </table:table-row>
      </table:table>
      <text:p text:style-name="P85"/>
      <text:p text:style-name="P85"/>
      <text:h text:style-name="Heading_20_2" text:outline-level="2"><text:bookmark-start text:name="__RefHeading___Toc8955_3204759922"/><text:soft-page-break/>5.1 Der Komparativ<text:bookmark-end text:name="__RefHeading___Toc8955_3204759922"/></text:h>
      <text:h text:style-name="Heading_20_2" text:outline-level="2"><text:bookmark-start text:name="__RefHeading___Toc8957_3204759922"/>5.2 Der Superlativ<text:bookmark-end text:name="__RefHeading___Toc8957_3204759922"/></text:h>
      <text:h text:style-name="Heading_20_1" text:outline-level="1"><text:bookmark-start text:name="__RefHeading___Toc8959_3204759922"/>6 Das Pronomen<text:bookmark-end text:name="__RefHeading___Toc8959_3204759922"/></text:h>
      <text:h text:style-name="Heading_20_2" text:outline-level="2"><text:bookmark-start text:name="__RefHeading___Toc8961_3204759922"/>6.1 Das Personalpronomen<text:bookmark-end text:name="__RefHeading___Toc8961_3204759922"/></text:h>
      <text:h text:style-name="Heading_20_2" text:outline-level="2"><text:bookmark-start text:name="__RefHeading___Toc8963_3204759922"/>6.2 Das Pronomen es<text:bookmark-end text:name="__RefHeading___Toc8963_3204759922"/></text:h>
      <text:h text:style-name="Heading_20_2" text:outline-level="2"><text:bookmark-start text:name="__RefHeading___Toc8965_3204759922"/>6.3 Pronominaladverbien<text:bookmark-end text:name="__RefHeading___Toc8965_3204759922"/></text:h>
      <text:h text:style-name="Heading_20_2" text:outline-level="2"><text:bookmark-start text:name="__RefHeading___Toc8967_3204759922"/>6.4 Das Possessivpronomen<text:bookmark-end text:name="__RefHeading___Toc8967_3204759922"/></text:h>
      <text:h text:style-name="Heading_20_2" text:outline-level="2"><text:bookmark-start text:name="__RefHeading___Toc8969_3204759922"/>6.5 Das Demonstrativpronomen<text:bookmark-end text:name="__RefHeading___Toc8969_3204759922"/></text:h>
      <text:h text:style-name="Heading_20_2" text:outline-level="2"><text:bookmark-start text:name="__RefHeading___Toc8971_3204759922"/>6.6 Das Relativpronomen<text:bookmark-end text:name="__RefHeading___Toc8971_3204759922"/></text:h>
      <text:h text:style-name="Heading_20_2" text:outline-level="2"><text:bookmark-start text:name="__RefHeading___Toc8973_3204759922"/>6.7 Das Indefinitpronomen<text:bookmark-end text:name="__RefHeading___Toc8973_3204759922"/></text:h>
      <text:h text:style-name="Heading_20_2" text:outline-level="2"><text:bookmark-start text:name="__RefHeading___Toc8975_3204759922"/>6.8 Das Interrogativpronomen<text:bookmark-end text:name="__RefHeading___Toc8975_3204759922"/></text:h>
      <text:h text:style-name="Heading_20_2" text:outline-level="2"><text:bookmark-start text:name="__RefHeading___Toc8977_3204759922"/>6.9 Das Reflexivpronomen<text:bookmark-end text:name="__RefHeading___Toc8977_3204759922"/></text:h>
      <text:h text:style-name="Heading_20_1" text:outline-level="1"><text:bookmark-start text:name="__RefHeading___Toc8979_3204759922"/>7 Das Verb<text:bookmark-end text:name="__RefHeading___Toc8979_3204759922"/></text:h>
      <text:h text:style-name="Heading_20_2" text:outline-level="2"><text:bookmark-start text:name="__RefHeading___Toc8981_3204759922"/>7.1 Die Konjugationen<text:bookmark-end text:name="__RefHeading___Toc8981_3204759922"/></text:h>
      <text:h text:style-name="Heading_20_3" text:outline-level="3"><text:bookmark-start text:name="__RefHeading___Toc8983_3204759922"/>7.1.1 Die Personalendungen<text:bookmark-end text:name="__RefHeading___Toc8983_3204759922"/></text:h>
      <text:h text:style-name="Heading_20_3" text:outline-level="3"><text:bookmark-start text:name="__RefHeading___Toc8985_3204759922"/>7.1.2 Schwache, starke und gemischte Verben<text:bookmark-end text:name="__RefHeading___Toc8985_3204759922"/></text:h>
      <text:h text:style-name="Heading_20_2" text:outline-level="2"><text:bookmark-start text:name="__RefHeading___Toc8987_3204759922"/>7.2 Das Hilfsverb<text:bookmark-end text:name="__RefHeading___Toc8987_3204759922"/></text:h>
      <text:h text:style-name="Heading_20_2" text:outline-level="2"><text:bookmark-start text:name="__RefHeading___Toc8989_3204759922"/>7.3 Das Modalverb<text:bookmark-end text:name="__RefHeading___Toc8989_3204759922"/></text:h>
      <text:h text:style-name="Heading_20_2" text:outline-level="2"><text:bookmark-start text:name="__RefHeading___Toc8991_3204759922"/>7.4 Trennbare und nicht-trennbare Verben<text:bookmark-end text:name="__RefHeading___Toc8991_3204759922"/></text:h>
      <text:h text:style-name="Heading_20_3" text:outline-level="3"><text:bookmark-start text:name="__RefHeading___Toc8993_3204759922"/><text:span text:style-name="T97">7.4.1 </text:span>Trennbare<text:bookmark-end text:name="__RefHeading___Toc8993_3204759922"/></text:h>
      <text:p text:style-name="P87">z.B.: auf.stehen</text:p>
      <text:p text:style-name="P87">Ich stehe um sechs Uhr auf.</text:p>
      <text:p text:style-name="P87"/>
      <text:h text:style-name="Heading_20_3" text:outline-level="3"><text:bookmark-start text:name="__RefHeading___Toc8995_3204759922"/><text:soft-page-break/><text:span text:style-name="T97">7.4.2 N</text:span>icht-trennbare<text:bookmark-end text:name="__RefHeading___Toc8995_3204759922"/></text:h>
      <text:p text:style-name="P87">be-</text:p>
      <text:p text:style-name="P87">ge-</text:p>
      <text:p text:style-name="P87">er-</text:p>
      <text:p text:style-name="P87">ver-</text:p>
      <text:p text:style-name="P87">zer-</text:p>
      <text:p text:style-name="P87">emp-</text:p>
      <text:p text:style-name="P87">ent-</text:p>
      <text:p text:style-name="P87">miss-</text:p>
      <text:p text:style-name="P85"/>
      <text:h text:style-name="Heading_20_2" text:outline-level="2"><text:bookmark-start text:name="__RefHeading___Toc8997_3204759922"/><text:span text:style-name="T97">7.5 Reflexive Verben</text:span><text:bookmark-end text:name="__RefHeading___Toc8997_3204759922"/></text:h>
      <text:p text:style-name="P22">sich waschen</text:p>
      <text:p text:style-name="P22">sich anziehen</text:p>
      <text:p text:style-name="P22">sich kämmen<text:tab/><text:tab/>причесываться</text:p>
      <text:p text:style-name="P22">sich umdrehen<text:tab/><text:tab/>оборачиваться</text:p>
      <text:p text:style-name="P22">sich beeilen<text:tab/><text:tab/>спешить <text:span text:style-name="T55">(die Eile спешка)</text:span></text:p>
      <text:p text:style-name="P22">sich ärgern<text:tab/><text:tab/>сердиться <text:span text:style-name="T55">(der Ärger)</text:span></text:p>
      <text:p text:style-name="P22">sich treffen</text:p>
      <text:p text:style-name="P22">sich freuen</text:p>
      <text:p text:style-name="P22">sich entschuldigen</text:p>
      <text:p text:style-name="P22">sich befinden<text:tab/><text:tab/>находится</text:p>
      <text:p text:style-name="P22">sich verabschiden<text:tab/>прощаться</text:p>
      <text:p text:style-name="P22"/>
      <text:p text:style-name="P22">er wäscht sich (kalt).</text:p>
      <text:p text:style-name="P23">Wäscht er sich (kalt)?</text:p>
      <text:p text:style-name="P23">Er wäscht sich nicht (kalt).</text:p>
      <text:p text:style-name="P23">Warum wäscht er sich (kalt)?</text:p>
      <text:p text:style-name="P23">Wo befindet sich dein Haus?</text:p>
      <text:p text:style-name="P23">Er kann sich nicht ärgern?</text:p>
      <text:p text:style-name="P23"/>
      <text:p text:style-name="P23"/>
      <text:h text:style-name="Heading_20_2" text:outline-level="2"><text:bookmark-start text:name="__RefHeading___Toc8999_3204759922"/><text:span text:style-name="T97">7.6 </text:span>Глаголы с меняющейся корневой гласной<text:bookmark-end text:name="__RefHeading___Toc8999_3204759922"/></text:h>
      <text:p text:style-name="P22"><text:span text:style-name="T55">o → </text:span>ö</text:p>
      <text:p text:style-name="P22"><text:span text:style-name="T55">a → </text:span>ä</text:p>
      <text:p text:style-name="P24">laufen — läuft</text:p>
      <text:p text:style-name="P24">lassen — lässt</text:p>
      <text:p text:style-name="P24">fangen — fängt</text:p>
      <text:p text:style-name="P24">anfangen — fängt an</text:p>
      <text:p text:style-name="P24">schlafen — shläft</text:p>
      <text:p text:style-name="P24">halten — hält</text:p>
      <text:p text:style-name="P24">faren — färt</text:p>
      <text:p text:style-name="P24">raten — rät/ratet</text:p>
      <text:p text:style-name="P24">laden — lädt/ladet</text:p>
      <text:p text:style-name="P24">waschen — wäscht</text:p>
      <text:p text:style-name="P24">gefalen — gefält</text:p>
      <text:p text:style-name="P24">stoßen — stößt</text:p>
      <text:p text:style-name="P24">fallen — fällt</text:p>
      <text:p text:style-name="P24"/>
      <text:p text:style-name="P25">e<text:span text:style-name="T55"> →</text:span>i</text:p>
      <text:p text:style-name="P25">e<text:span text:style-name="T55"> →</text:span>ie</text:p>
      <text:p text:style-name="P25">essen — isst</text:p>
      <text:p text:style-name="P25">fressen — frisst</text:p>
      <text:p text:style-name="P25">geben — gibt</text:p>
      <text:p text:style-name="P25">messen — misst</text:p>
      <text:p text:style-name="P25"><text:soft-page-break/>werben — wirbt</text:p>
      <text:p text:style-name="P25">sterben — stribt</text:p>
      <text:p text:style-name="P25">gelten — gilt</text:p>
      <text:p text:style-name="P25">tretten — tritt</text:p>
      <text:p text:style-name="P25">sprechen — spricht</text:p>
      <text:p text:style-name="P25">vergessen — vergisst</text:p>
      <text:p text:style-name="P25">helfen — hilft</text:p>
      <text:p text:style-name="P25">nehmen — nimmt</text:p>
      <text:p text:style-name="P25"/>
      <text:p text:style-name="P25">sehen — sieht</text:p>
      <text:p text:style-name="P25">geschehen — geschicht</text:p>
      <text:p text:style-name="P25">lesen — liest</text:p>
      <text:p text:style-name="P25">empfehlen — empfiehlt</text:p>
      <text:p text:style-name="P25">befehlen — befiehlt</text:p>
      <text:p text:style-name="P25"/>
      <text:p text:style-name="P85"/>
      <text:h text:style-name="Heading_20_1" text:outline-level="1"><text:bookmark-start text:name="__RefHeading___Toc9001_3204759922"/>8 Der Indikativ<text:bookmark-end text:name="__RefHeading___Toc9001_3204759922"/></text:h>
      <text:h text:style-name="Heading_20_2" text:outline-level="2"><text:bookmark-start text:name="__RefHeading___Toc9003_3204759922"/>8.1 Das Präsens<text:bookmark-end text:name="__RefHeading___Toc9003_3204759922"/></text:h>
      <text:h text:style-name="Heading_20_2" text:outline-level="2"><text:bookmark-start text:name="__RefHeading___Toc9005_3204759922"/>8.2 Die Vergangenheit<text:bookmark-end text:name="__RefHeading___Toc9005_3204759922"/></text:h>
      <text:p text:style-name="P85"/>
      <text:h text:style-name="Heading_20_3" text:outline-level="3"><text:bookmark-start text:name="__RefHeading___Toc9007_3204759922"/>8.2.1 Das Perfekt<text:bookmark-end text:name="__RefHeading___Toc9007_3204759922"/></text:h>
      <text:p text:style-name="P85"/>
      <text:p text:style-name="P88">Perfekt <text:span text:style-name="T61">= haben/sein + Partizip II</text:span></text:p>
      <text:p text:style-name="P88"/>
      <text:p text:style-name="P89">sein:</text:p>
      <text:p text:style-name="P89">1. A→ B</text:p>
      <text:p text:style-name="P89">gehen, fahren etc</text:p>
      <text:p text:style-name="P89">2. fallen, aufstehen, sterben etc</text:p>
      <text:p text:style-name="P89">3. bleiben, passieren</text:p>
      <text:p text:style-name="P89">habe: in andere Fallen</text:p>
      <text:p text:style-name="P90"/>
      <text:p text:style-name="P91">Gestern <text:span text:style-name="T64">hat</text:span> Michael sein Büro <text:span text:style-name="T64">aufgeräumt</text:span></text:p>
      <text:p text:style-name="P269"/>
      <text:p text:style-name="P85">8.2.2 Das Präteritum</text:p>
      <text:p text:style-name="P85">8.2.3 Das Plusquamperfekt</text:p>
      <text:p text:style-name="P85">8.3 Das Futur</text:p>
      <text:p text:style-name="P85">8.3.1 Das Futur I</text:p>
      <text:p text:style-name="P85">8.3.2 Das Futur II</text:p>
      <text:p text:style-name="P85">9 Der Konjunktiv</text:p>
      <text:p text:style-name="P85">9.1 Der Konjunktiv II</text:p>
      <text:p text:style-name="P85">9.2 Der Konjunktiv I</text:p>
      <text:p text:style-name="P85">10 Der Imperativ</text:p>
      <text:p text:style-name="P92">du – <text:span text:style-name="T58">du</text:span> geh<text:span text:style-name="T58">st </text:span>zu Fuss → geh(e) zu Fuss!</text:p>
      <text:p text:style-name="P92">ihr – <text:span text:style-name="T58">ihr</text:span> malt → malt!</text:p>
      <text:p text:style-name="P92">Sie – Sie ↔ sagen → sagen Sie bitte!</text:p>
      <text:p text:style-name="P92">wir – wir ↔ gehen ins Kino → gehen wir ins Kino!</text:p>
      <text:p text:style-name="P92"/>
      <text:p text:style-name="P92">du – sa</text:p>
      <text:p text:style-name="P92">ihr – seid</text:p>
      <text:p text:style-name="P92"><text:soft-page-break/>Sie – sein Sie</text:p>
      <text:p text:style-name="P92">wir - sein</text:p>
      <text:p text:style-name="P85"/>
      <text:h text:style-name="Heading_20_3" text:outline-level="3"><text:bookmark-start text:name="__RefHeading___Toc9148_3204759922"/>8.2.2 Das Präteritum<text:bookmark-end text:name="__RefHeading___Toc9148_3204759922"/></text:h>
      <text:h text:style-name="Heading_20_3" text:outline-level="3"><text:bookmark-start text:name="__RefHeading___Toc9150_3204759922"/>8.2.3 Das Plusquamperfekt <text:bookmark-end text:name="__RefHeading___Toc9150_3204759922"/></text:h>
      <text:h text:style-name="Heading_20_2" text:outline-level="2"><text:bookmark-start text:name="__RefHeading___Toc9152_3204759922"/>8.3 Das Futur <text:bookmark-end text:name="__RefHeading___Toc9152_3204759922"/></text:h>
      <text:h text:style-name="Heading_20_3" text:outline-level="3"><text:bookmark-start text:name="__RefHeading___Toc9154_3204759922"/>8.3.1 Das Futur I<text:bookmark-end text:name="__RefHeading___Toc9154_3204759922"/></text:h>
      <text:p text:style-name="P247">werden + Infinitiv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5">ich</text:p>
          </table:table-cell>
          <table:table-cell table:style-name="Table5.B1" office:value-type="string">
            <text:p text:style-name="P245">werde</text:p>
          </table:table-cell>
        </table:table-row>
        <table:table-row>
          <table:table-cell table:style-name="Table5.A2" office:value-type="string">
            <text:p text:style-name="P245">du</text:p>
          </table:table-cell>
          <table:table-cell table:style-name="Table5.B2" office:value-type="string">
            <text:p text:style-name="P245">wirst</text:p>
          </table:table-cell>
        </table:table-row>
        <table:table-row>
          <table:table-cell table:style-name="Table5.A2" office:value-type="string">
            <text:p text:style-name="P245">er, sie es</text:p>
          </table:table-cell>
          <table:table-cell table:style-name="Table5.B2" office:value-type="string">
            <text:p text:style-name="P245">wird</text:p>
          </table:table-cell>
        </table:table-row>
        <table:table-row>
          <table:table-cell table:style-name="Table5.A2" office:value-type="string">
            <text:p text:style-name="P245">wir</text:p>
          </table:table-cell>
          <table:table-cell table:style-name="Table5.B2" office:value-type="string">
            <text:p text:style-name="P245">werden</text:p>
          </table:table-cell>
        </table:table-row>
        <table:table-row>
          <table:table-cell table:style-name="Table5.A2" office:value-type="string">
            <text:p text:style-name="P245">ihr</text:p>
          </table:table-cell>
          <table:table-cell table:style-name="Table5.B2" office:value-type="string">
            <text:p text:style-name="P245">werdet</text:p>
          </table:table-cell>
        </table:table-row>
        <table:table-row>
          <table:table-cell table:style-name="Table5.A2" office:value-type="string">
            <text:p text:style-name="P245">sie/Sie</text:p>
          </table:table-cell>
          <table:table-cell table:style-name="Table5.B2" office:value-type="string">
            <text:p text:style-name="P245">werden</text:p>
          </table:table-cell>
        </table:table-row>
      </table:table>
      <text:p text:style-name="P247"/>
      <text:p text:style-name="P248"><text:span text:style-name="T101">Nächstes Jahr <text:s/></text:span><text:span text:style-name="T67">werde</text:span><text:span text:style-name="T101"> ich nach Deutschland </text:span><text:span text:style-name="T67">fahren</text:span><text:span text:style-name="T101">.</text:span></text:p>
      <text:h text:style-name="Heading_20_3" text:outline-level="3"><text:soft-page-break/>8.3.2 Das Futur II</text:h>
      <text:h text:style-name="P276" text:outline-level="1">9 Der Konjunktiv</text:h>
      <text:h text:style-name="P227" text:outline-level="2"><text:bookmark-start text:name="__RefHeading___Toc9160_3204759922"/>9.1 Der Konjunktiv II.<text:bookmark-end text:name="__RefHeading___Toc9160_3204759922"/></text:h>
      <text:h text:style-name="P227" text:outline-level="2"><text:bookmark-start text:name="__RefHeading___Toc9162_3204759922"/>9.2 Der Konjunktiv I<text:bookmark-end text:name="__RefHeading___Toc9162_3204759922"/></text:h>
      <text:h text:style-name="P276" text:outline-level="1"><text:bookmark-start text:name="__RefHeading___Toc9164_3204759922"/>10 Der Imperativ<text:bookmark-end text:name="__RefHeading___Toc9164_3204759922"/></text:h>
      <text:h text:style-name="P276" text:outline-level="1"><text:bookmark-start text:name="__RefHeading___Toc9009_3204759922"/>11 Der Infinitiv<text:bookmark-end text:name="__RefHeading___Toc9009_3204759922"/></text:h>
      <text:h text:style-name="P227" text:outline-level="2">11.1 Der reine Infinitiv</text:h>
      <text:h text:style-name="P227" text:outline-level="2"><text:bookmark-start text:name="__RefHeading___Toc9013_3204759922"/>11.2 Der Infinitiv mit zu<text:bookmark-end text:name="__RefHeading___Toc9013_3204759922"/></text:h>
      <text:h text:style-name="P276" text:outline-level="1"><text:bookmark-start text:name="__RefHeading___Toc9015_3204759922"/>12 Das Partizip<text:bookmark-end text:name="__RefHeading___Toc9015_3204759922"/></text:h>
      <text:h text:style-name="P227" text:outline-level="2"><text:bookmark-start text:name="__RefHeading___Toc9017_3204759922"/>12.1 Das Partizip I<text:bookmark-end text:name="__RefHeading___Toc9017_3204759922"/></text:h>
      <text:h text:style-name="P227" text:outline-level="2"><text:bookmark-start text:name="__RefHeading___Toc9019_3204759922"/>12.2 Das Partizip II<text:bookmark-end text:name="__RefHeading___Toc9019_3204759922"/></text:h>
      <text:p text:style-name="Text_20_body"/>
      <text:p text:style-name="Text_20_body"/>
      <text:h text:style-name="P249" text:outline-level="3"><text:bookmark-start text:name="__RefHeading___Toc9021_3204759922"/>12.2.1. <text:span text:style-name="T32">ge</text:span> (<text:span text:style-name="T69">en</text:span>) <text:span text:style-name="T32">t</text:span><text:bookmark-end text:name="__RefHeading___Toc9021_3204759922"/></text:h>
      <text:p text:style-name="P89"><text:span text:style-name="T58">koch</text:span><text:span text:style-name="T63">en</text:span> → <text:span text:style-name="T65">ge</text:span><text:span text:style-name="T58">koh</text:span><text:span text:style-name="T65">t</text:span></text:p>
      <text:h text:style-name="P249" text:outline-level="3"><text:bookmark-start text:name="__RefHeading___Toc9023_3204759922"/>12.2.2. ohne <text:span text:style-name="T32">ge</text:span><text:bookmark-end text:name="__RefHeading___Toc9023_3204759922"/></text:h>
      <text:h text:style-name="Heading_20_4" text:outline-level="4"><text:bookmark-start text:name="__RefHeading___Toc9166_3204759922"/>12.2.2.1 -ieren<text:bookmark-end text:name="__RefHeading___Toc9166_3204759922"/></text:h>
      <text:p text:style-name="P93">kop<text:span text:style-name="T68">ieren </text:span>→ kop<text:span text:style-name="T68">iert</text:span></text:p>
      <text:h text:style-name="Heading_20_4" text:outline-level="4"><text:bookmark-start text:name="__RefHeading___Toc9168_3204759922"/>12.2.2.2 untrennbare Präfixe<text:bookmark-end text:name="__RefHeading___Toc9168_3204759922"/></text:h>
      <text:p text:style-name="P94">bezahlen → bezahlt</text:p>
      <text:h text:style-name="P249" text:outline-level="3"><text:bookmark-start text:name="__RefHeading___Toc9025_3204759922"/>12.2.3. Starke Verben<text:bookmark-end text:name="__RefHeading___Toc9025_3204759922"/></text:h>
      <text:p text:style-name="P94"><text:span text:style-name="T95">z.B.: </text:span>gehen → gegangen</text:p>
      <text:p text:style-name="P85"/>
      <text:h text:style-name="Heading_20_1" text:outline-level="1"><text:bookmark-start text:name="__RefHeading___Toc9027_3204759922"/><text:soft-page-break/>13 Das Passiv<text:bookmark-end text:name="__RefHeading___Toc9027_3204759922"/></text:h>
      <text:h text:style-name="Heading_20_1" text:outline-level="1"><text:bookmark-start text:name="__RefHeading___Toc9029_3204759922"/>14 DieKonjunktion<text:bookmark-end text:name="__RefHeading___Toc9029_3204759922"/></text:h>
      <text:h text:style-name="Heading_20_2" text:outline-level="2"><text:bookmark-start text:name="__RefHeading___Toc9031_3204759922"/>14.1 Die nebenordnende Konjunktion<text:bookmark-end text:name="__RefHeading___Toc9031_3204759922"/></text:h>
      <text:h text:style-name="Heading_20_2" text:outline-level="2"><text:bookmark-start text:name="__RefHeading___Toc9033_3204759922"/>14.2 Die subordinierende Konjunktion<text:bookmark-end text:name="__RefHeading___Toc9033_3204759922"/></text:h>
      <text:h text:style-name="Heading_20_2" text:outline-level="2"><text:bookmark-start text:name="__RefHeading___Toc9035_3204759922"/>14.3 Die Konjunktionaladverbien<text:bookmark-end text:name="__RefHeading___Toc9035_3204759922"/></text:h>
      <text:h text:style-name="P277" text:outline-level="1"><text:bookmark-start text:name="__RefHeading___Toc9037_3204759922"/>15 Der Satz<text:bookmark-end text:name="__RefHeading___Toc9037_3204759922"/></text:h>
      <text:h text:style-name="Heading_20_2" text:outline-level="2"><text:bookmark-start text:name="__RefHeading___Toc9170_3204759922"/><text:soft-page-break/>15.1 Das Prädikat<text:bookmark-end text:name="__RefHeading___Toc9170_3204759922"/></text:h>
      <text:h text:style-name="Heading_20_2" text:outline-level="2"><text:bookmark-start text:name="__RefHeading___Toc9172_3204759922"/>15.2 Das Subjekt<text:bookmark-end text:name="__RefHeading___Toc9172_3204759922"/></text:h>
      <text:h text:style-name="Heading_20_2" text:outline-level="2"><text:bookmark-start text:name="__RefHeading___Toc9174_3204759922"/>15.3 Das Objekt<text:bookmark-end text:name="__RefHeading___Toc9174_3204759922"/></text:h>
      <text:h text:style-name="Heading_20_2" text:outline-level="2"><text:bookmark-start text:name="__RefHeading___Toc9176_3204759922"/>15.4 Das Adverbial<text:bookmark-end text:name="__RefHeading___Toc9176_3204759922"/></text:h>
      <text:h text:style-name="Heading_20_2" text:outline-level="2"><text:bookmark-start text:name="__RefHeading___Toc9178_3204759922"/>15.5 Das Attribut<text:bookmark-end text:name="__RefHeading___Toc9178_3204759922"/></text:h>
      <text:h text:style-name="Heading_20_2" text:outline-level="2"><text:bookmark-start text:name="__RefHeading___Toc9180_3204759922"/>15.6 Die Valenz der Verben<text:bookmark-end text:name="__RefHeading___Toc9180_3204759922"/></text:h>
      <text:h text:style-name="Heading_20_1" text:outline-level="1"><text:bookmark-start text:name="__RefHeading___Toc9182_3204759922"/>16 Die Wortstellung im Satz<text:bookmark-end text:name="__RefHeading___Toc9182_3204759922"/></text:h>
      <text:h text:style-name="Heading_20_2" text:outline-level="2"><text:bookmark-start text:name="__RefHeading___Toc9184_3204759922"/>16.1 Die einzelnen Felder<text:bookmark-end text:name="__RefHeading___Toc9184_3204759922"/></text:h>
      <text:h text:style-name="Heading_20_3" text:outline-level="3"><text:bookmark-start text:name="__RefHeading___Toc9186_3204759922"/>16.1.1 Das Vorfeld<text:bookmark-end text:name="__RefHeading___Toc9186_3204759922"/></text:h>
      <text:h text:style-name="Heading_20_3" text:outline-level="3"><text:bookmark-start text:name="__RefHeading___Toc9188_3204759922"/>16.1.2 Das Mittelfeld<text:bookmark-end text:name="__RefHeading___Toc9188_3204759922"/></text:h>
      <text:h text:style-name="Heading_20_3" text:outline-level="3"><text:bookmark-start text:name="__RefHeading___Toc9190_3204759922"/>16.1.3 Das Nachfeld<text:bookmark-end text:name="__RefHeading___Toc9190_3204759922"/></text:h>
      <text:h text:style-name="Heading_20_2" text:outline-level="2"><text:bookmark-start text:name="__RefHeading___Toc9192_3204759922"/>16.2 Der Aussagesatz<text:bookmark-end text:name="__RefHeading___Toc9192_3204759922"/></text:h>
      <text:h text:style-name="Heading_20_2" text:outline-level="2"><text:bookmark-start text:name="__RefHeading___Toc9194_3204759922"/>16.3 Der Fragesatz<text:bookmark-end text:name="__RefHeading___Toc9194_3204759922"/></text:h>
      <text:h text:style-name="Heading_20_1" text:outline-level="1"><text:bookmark-start text:name="__RefHeading___Toc9196_3204759922"/>17 Die Verneinung<text:bookmark-end text:name="__RefHeading___Toc9196_3204759922"/></text:h>
      <text:h text:style-name="Heading_20_1" text:outline-level="1"><text:bookmark-start text:name="__RefHeading___Toc9198_3204759922"/>18 Die indirekte Rede<text:bookmark-end text:name="__RefHeading___Toc9198_3204759922"/></text:h>
      <text:p text:style-name="P85"/>
      <text:h text:style-name="Heading_20_1" text:outline-level="1"><text:bookmark-start text:name="__RefHeading___Toc9200_3204759922"/><text:span text:style-name="T98">19 </text:span>Präposition<text:bookmark-end text:name="__RefHeading___Toc9200_3204759922"/></text:h>
      <text:h text:style-name="Heading_20_2" text:outline-level="2"><text:bookmark-start text:name="__RefHeading___Toc9202_3204759922"/><text:span text:style-name="T98">19.1 </text:span>Wo<text:bookmark-end text:name="__RefHeading___Toc9202_3204759922"/></text:h>
      <text:p text:style-name="P108">in</text:p>
      <text:p text:style-name="P27">im Hause</text:p>
      <text:p text:style-name="P27">im Gebrige</text:p>
      <text:p text:style-name="P27">in der Schublade</text:p>
      <text:p text:style-name="P28">ABER:</text:p>
      <text:p text:style-name="P28">in der Schweiz</text:p>
      <text:p text:style-name="P28">in de<text:span text:style-name="T56">r</text:span> Türkei</text:p>
      <text:p text:style-name="P27"/>
      <text:p text:style-name="P27"><text:span text:style-name="T62">bei</text:span> (Person)</text:p>
      <text:p text:style-name="P27">beim Bäcker</text:p>
      <text:p text:style-name="P27"><text:soft-page-break/>Metzger</text:p>
      <text:p text:style-name="P27">Frisör</text:p>
      <text:p text:style-name="P27">bei meiner liben Oma</text:p>
      <text:p text:style-name="P27"/>
      <text:p text:style-name="P108">an</text:p>
      <text:p text:style-name="P27">an der Kreuzung</text:p>
      <text:p text:style-name="P27">an der Ampel</text:p>
      <text:p text:style-name="P28">an der Küste</text:p>
      <text:p text:style-name="P27">am Fluss</text:p>
      <text:p text:style-name="P27">am See</text:p>
      <text:p text:style-name="P27">am Meer</text:p>
      <text:p text:style-name="P28">am Strand</text:p>
      <text:p text:style-name="P27"/>
      <text:p text:style-name="P108">auf</text:p>
      <text:p text:style-name="P28">auf dem Tisch</text:p>
      <text:p text:style-name="P28">auf dem Sportplatz</text:p>
      <text:p text:style-name="P28">auf dem Land</text:p>
      <text:p text:style-name="P28">auf der Insel</text:p>
      <text:p text:style-name="P28">ABER:</text:p>
      <text:p text:style-name="P28">auf der Bank</text:p>
      <text:p text:style-name="P28">auf der Post</text:p>
      <text:p text:style-name="P28">auf einem Berg</text:p>
      <text:p text:style-name="P27"/>
      <text:h text:style-name="Heading_20_2" text:outline-level="2"><text:bookmark-start text:name="__RefHeading___Toc9204_3204759922"/><text:span text:style-name="T98">19.2 </text:span>Woher<text:bookmark-end text:name="__RefHeading___Toc9204_3204759922"/></text:h>
      <text:p text:style-name="P27"/>
      <text:p text:style-name="P29"><text:span text:style-name="T60">in</text:span><text:span text:style-name="T55"> →</text:span><text:span text:style-name="T60">aus</text:span></text:p>
      <text:p text:style-name="P29"><text:span text:style-name="T60">bei</text:span>/<text:span text:style-name="T60">auf</text:span><text:span text:style-name="T55"> →</text:span><text:span text:style-name="T60">von</text:span></text:p>
      <text:p text:style-name="P29"/>
      <text:p text:style-name="P29">von + Aktivitätet</text:p>
      <text:p text:style-name="P29">vom Schwimmen</text:p>
      <text:p text:style-name="P29">vom Essen</text:p>
      <text:p text:style-name="P29">von einem Ausflug</text:p>
      <text:p text:style-name="P29"/>
      <text:p text:style-name="P29">zu Hause</text:p>
      <text:p text:style-name="P29">von zu Hause</text:p>
      <text:p text:style-name="P29">aus dem Hause</text:p>
      <text:p text:style-name="P29"/>
      <text:p text:style-name="P28">ABER:</text:p>
      <text:p text:style-name="P28"><text:span text:style-name="T56">aus</text:span> der Schweiz</text:p>
      <text:p text:style-name="P28"><text:span text:style-name="T56">aus</text:span> de<text:span text:style-name="T56">r</text:span> Türkei</text:p>
      <text:p text:style-name="P29">aus Deutschland</text:p>
      <text:p text:style-name="P29">aus Moskau</text:p>
      <text:p text:style-name="P27"/>
      <text:h text:style-name="Heading_20_2" text:outline-level="2"><text:bookmark-start text:name="__RefHeading___Toc9206_3204759922"/><text:span text:style-name="T98">19.3 </text:span>Wohin<text:bookmark-end text:name="__RefHeading___Toc9206_3204759922"/></text:h>
      <text:p text:style-name="P26"/>
      <text:p text:style-name="P109">nach</text:p>
      <text:p text:style-name="P30">Stadt/Land</text:p>
      <text:p text:style-name="P30"/>
      <text:p text:style-name="P28">ABER:</text:p>
      <text:p text:style-name="P28"><text:span text:style-name="T57">in</text:span> der Schweiz</text:p>
      <text:p text:style-name="P28"><text:span text:style-name="T57">in</text:span> de<text:span text:style-name="T56">r</text:span> Türkei</text:p>
      <text:p text:style-name="P30"/>
      <text:p text:style-name="P109">in</text:p>
      <text:p text:style-name="P30">in die Wüste</text:p>
      <text:p text:style-name="P30">in die Berge</text:p>
      <text:p text:style-name="P30">in den Süden</text:p>
      <text:p text:style-name="P30"><text:soft-page-break/></text:p>
      <text:p text:style-name="P30"><text:span text:style-name="T62">zu</text:span> Person</text:p>
      <text:p text:style-name="P30"/>
      <text:p text:style-name="P30">bis zu Dativ</text:p>
      <text:p text:style-name="P30"/>
      <text:p text:style-name="P31">zum Bahnhof</text:p>
      <text:p text:style-name="P31">zur Post</text:p>
      <text:p text:style-name="P30"/>
      <text:p text:style-name="P110">an</text:p>
      <text:p text:style-name="P31">an die Ampel</text:p>
      <text:p text:style-name="P31">an die Kreuzung</text:p>
      <text:p text:style-name="P31">an die Küste</text:p>
      <text:p text:style-name="P31">an den Fluss</text:p>
      <text:p text:style-name="P31">an den See</text:p>
      <text:p text:style-name="P31">ans Meer</text:p>
      <text:p text:style-name="P31">an den Stadt</text:p>
      <text:p text:style-name="P31"/>
      <text:p text:style-name="P110">auf</text:p>
      <text:p text:style-name="P31">aufs Land</text:p>
      <text:p text:style-name="P31">auf den Platz</text:p>
      <text:p text:style-name="P31"/>
      <text:p text:style-name="P31">…</text:p>
      <text:p text:style-name="P32"><text:span text:style-name="T62">um</text:span> 2 Uhr</text:p>
      <text:p text:style-name="P32"><text:span text:style-name="T62">am</text:span> Montag</text:p>
      <text:p text:style-name="P32"><text:span text:style-name="T62">im</text:span> Juli/Sommer</text:p>
      <text:p text:style-name="P31"/>
      <text:h text:style-name="Heading_20_2" text:outline-level="2"><text:bookmark-start text:name="__RefHeading___Toc9208_3204759922"/>19.4 etc<text:bookmark-end text:name="__RefHeading___Toc9208_3204759922"/></text:h>
      <text:p text:style-name="P246">gehen:</text:p>
      <text:p text:style-name="P246">in</text:p>
      <text:p text:style-name="P246">auf den Platz</text:p>
      <text:p text:style-name="P246"/>
      <text:p text:style-name="P246">fahern:</text:p>
      <text:p text:style-name="P246">zu + Dat.</text:p>
      <text:p text:style-name="P246">nach Land/Stadt</text:p>
      <text:p text:style-name="P246">mit</text:p>
      <text:h text:style-name="Heading_20_1" text:outline-level="1"><text:bookmark-start text:name="__RefHeading___Toc9210_3204759922"/><text:span text:style-name="T98">20 </text:span>Zahlen<text:bookmark-end text:name="__RefHeading___Toc9210_3204759922"/></text:h>
      <text:h text:style-name="Heading_20_2" text:outline-level="2"><text:bookmark-start text:name="__RefHeading___Toc9212_3204759922"/>20.1<text:bookmark-end text:name="__RefHeading___Toc9212_3204759922"/></text:h>
      <text:p text:style-name="P34">1 <text:span text:style-name="T60">erste</text:span></text:p>
      <text:p text:style-name="P34">2 zwei<text:span text:style-name="T60">te</text:span></text:p>
      <text:p text:style-name="P34">3 <text:span text:style-name="T60">dritte</text:span></text:p>
      <text:p text:style-name="P34">4 vier<text:span text:style-name="T60">te</text:span></text:p>
      <text:p text:style-name="P34">5 fünf<text:span text:style-name="T60">te</text:span></text:p>
      <text:p text:style-name="P34">6 </text:p>
      <text:p text:style-name="P34">7 <text:span text:style-name="T60">siebte</text:span></text:p>
      <text:p text:style-name="P34">8 </text:p>
      <text:p text:style-name="P34">9 </text:p>
      <text:p text:style-name="P34"><text:soft-page-break/>10 </text:p>
      <text:p text:style-name="P34">11elf<text:span text:style-name="T60">te</text:span></text:p>
      <text:p text:style-name="P34">20 zwanzig<text:span text:style-name="T60">ste</text:span></text:p>
      <text:p text:style-name="P273"/>
      <text:h text:style-name="Heading_20_2" text:outline-level="2"><text:bookmark-start text:name="__RefHeading___Toc9214_3204759922"/>20.2<text:bookmark-end text:name="__RefHeading___Toc9214_3204759922"/></text:h>
      <text:p text:style-name="P111">Akk.</text:p>
      <text:p text:style-name="P32">der 4te19te</text:p>
      <text:p text:style-name="P32">der 20ste</text:p>
      <text:p text:style-name="P32"/>
      <text:p text:style-name="P32">Dat.</text:p>
      <text:p text:style-name="P32">am 4te<text:span text:style-name="T62">n</text:span></text:p>
      <text:p text:style-name="P32">am 29ste<text:span text:style-name="T62">n </text:span></text:p>
      <text:p text:style-name="P32"/>
      <text:p text:style-name="P32"/>
      <text:p text:style-name="P32"><text:s/>-<text:span text:style-name="T90">=-=-=-=-=-=-=-=</text:span></text:p>
      <text:h text:style-name="Heading_20_1" text:outline-level="1"><text:bookmark-start text:name="__RefHeading___Toc9216_3204759922"/>21 etc<text:bookmark-end text:name="__RefHeading___Toc9216_3204759922"/></text:h>
      <text:p text:style-name="P33">es hängt von <text:s/>ab</text:p>
      <text:p text:style-name="P32">es hängt von dir ab</text:p>
      <text:p text:style-name="P32">это зависит от вас</text:p>
      <text:p text:style-name="P32"/>
      <text:p text:style-name="P265">Ich bin mit … (nicht) einverstanden</text:p>
      <text:p text:style-name="P32"/>
      <text:p text:style-name="P32">Ich bin gratuliere dir zum Geburtstag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55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859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626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752in" style:type="center"/>
          <style:tab-stop style:position="7.350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6ed05" officeooo:paragraph-rsid="0026ed05"/>
    </style:style>
    <style:page-layout style:name="Mpm1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807in" fo:margin-left="0in" fo:margin-right="0in" fo:margin-top="0.040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29</text:page-number></text:p>
      </style:footer>
      <style:footer-left>
        <text:p text:style-name="MP1">Seite <text:page-number text:select-page="current">3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0:34:39.827054623</meta:creation-date>
    <dc:date>2018-08-12T21:53:34.522914504</dc:date>
    <meta:editing-duration>PT3H8M58S</meta:editing-duration>
    <meta:editing-cycles>11</meta:editing-cycles>
    <meta:generator>LibreOffice/6.0.5.2$MacOSX_X86_64 LibreOffice_project/54c8cbb85f300ac59db32fe8a675ff7683cd5a16</meta:generator>
    <meta:document-statistic meta:table-count="25" meta:image-count="0" meta:object-count="0" meta:page-count="30" meta:paragraph-count="1423" meta:word-count="4725" meta:character-count="28432" meta:non-whitespace-character-count="24472"/>
  </office:meta>
</office:document-meta>
</file>